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51mm"/>
    </style:style>
    <style:style style:name="co2" style:family="table-column">
      <style:table-column-properties fo:break-before="auto" style:column-width="3.32mm"/>
    </style:style>
    <style:style style:name="co3" style:family="table-column">
      <style:table-column-properties fo:break-before="auto" style:column-width="61.24mm"/>
    </style:style>
    <style:style style:name="co4" style:family="table-column">
      <style:table-column-properties fo:break-before="auto" style:column-width="25.21mm"/>
    </style:style>
    <style:style style:name="co5" style:family="table-column">
      <style:table-column-properties fo:break-before="auto" style:column-width="22.54mm"/>
    </style:style>
    <style:style style:name="co6" style:family="table-column">
      <style:table-column-properties fo:break-before="auto" style:column-width="1.76mm"/>
    </style:style>
    <style:style style:name="co7" style:family="table-column">
      <style:table-column-properties fo:break-before="auto" style:column-width="3.99mm"/>
    </style:style>
    <style:style style:name="co8" style:family="table-column">
      <style:table-column-properties fo:break-before="auto" style:column-width="19.23mm"/>
    </style:style>
    <style:style style:name="co9" style:family="table-column">
      <style:table-column-properties fo:break-before="auto" style:column-width="17.9mm"/>
    </style:style>
    <style:style style:name="co10" style:family="table-column">
      <style:table-column-properties fo:break-before="auto" style:column-width="4.43mm"/>
    </style:style>
    <style:style style:name="co11" style:family="table-column">
      <style:table-column-properties fo:break-before="auto" style:column-width="21.22mm"/>
    </style:style>
    <style:style style:name="co12" style:family="table-column">
      <style:table-column-properties fo:break-before="auto" style:column-width="23.21mm"/>
    </style:style>
    <style:style style:name="co13" style:family="table-column">
      <style:table-column-properties fo:break-before="auto" style:column-width="5.54mm"/>
    </style:style>
    <style:style style:name="co14" style:family="table-column">
      <style:table-column-properties fo:break-before="auto" style:column-width="22.1mm"/>
    </style:style>
    <style:style style:name="co15" style:family="table-column">
      <style:table-column-properties fo:break-before="auto" style:column-width="24.09mm"/>
    </style:style>
    <style:style style:name="co16" style:family="table-column">
      <style:table-column-properties fo:break-before="auto" style:column-width="2.43mm"/>
    </style:style>
    <style:style style:name="co17" style:family="table-column">
      <style:table-column-properties fo:break-before="auto" style:column-width="20.57mm"/>
    </style:style>
    <style:style style:name="co18" style:family="table-column">
      <style:table-column-properties fo:break-before="auto" style:column-width="34.04mm"/>
    </style:style>
    <style:style style:name="co19" style:family="table-column">
      <style:table-column-properties fo:break-before="auto" style:column-width="33.16mm"/>
    </style:style>
    <style:style style:name="co20" style:family="table-column">
      <style:table-column-properties fo:break-before="auto" style:column-width="7.28mm"/>
    </style:style>
    <style:style style:name="co21" style:family="table-column">
      <style:table-column-properties fo:break-before="auto" style:column-width="70.54mm"/>
    </style:style>
    <style:style style:name="ro1" style:family="table-row">
      <style:table-row-properties style:row-height="9.21mm" fo:break-before="auto" style:use-optimal-row-height="false"/>
    </style:style>
    <style:style style:name="ro2" style:family="table-row">
      <style:table-row-properties style:row-height="5.61mm" fo:break-before="auto" style:use-optimal-row-height="false"/>
    </style:style>
    <style:style style:name="ro3" style:family="table-row">
      <style:table-row-properties style:row-height="4.97mm" fo:break-before="auto" style:use-optimal-row-height="false"/>
    </style:style>
    <style:style style:name="ro4" style:family="table-row">
      <style:table-row-properties style:row-height="4.55mm" fo:break-before="auto" style:use-optimal-row-height="false"/>
    </style:style>
    <style:style style:name="ro5" style:family="table-row">
      <style:table-row-properties style:row-height="4.02mm" fo:break-before="auto" style:use-optimal-row-height="false"/>
    </style:style>
    <style:style style:name="ro6" style:family="table-row">
      <style:table-row-properties style:row-height="5.72mm" fo:break-before="auto" style:use-optimal-row-height="true"/>
    </style:style>
    <style:style style:name="ro7" style:family="table-row">
      <style:table-row-properties style:row-height="3.97mm" fo:break-before="auto" style:use-optimal-row-height="false"/>
    </style:style>
    <style:style style:name="ta1" style:family="table" style:master-page-name="PageStyle_5f_Page1">
      <style:table-properties table:display="true" style:writing-mode="lr-tb"/>
    </style:style>
    <style:style style:name="ta2" style:family="table" style:master-page-name="PageStyle_5f_Page2">
      <style:table-properties table:display="true" style:writing-mode="lr-tb"/>
    </style:style>
    <style:style style:name="ta3" style:family="table" style:master-page-name="PageStyle_5f_Page3">
      <style:table-properties table:display="true" style:writing-mode="lr-tb"/>
    </style:style>
    <style:style style:name="ta4" style:family="table" style:master-page-name="PageStyle_5f_Page4">
      <style:table-properties table:display="true" style:writing-mode="lr-tb"/>
    </style:style>
    <style:style style:name="ta5" style:family="table" style:master-page-name="PageStyle_5f_Page5">
      <style:table-properties table:display="true" style:writing-mode="lr-tb"/>
    </style:style>
    <style:style style:name="ta6" style:family="table" style:master-page-name="PageStyle_5f_Page6">
      <style:table-properties table:display="true" style:writing-mode="lr-tb"/>
    </style:style>
    <style:style style:name="ta7" style:family="table" style:master-page-name="PageStyle_5f_Page7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" style:family="table-cell" style:parent-style-name="Default">
      <style:table-cell-properties fo:background-color="#d9d9d9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2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5pt" fo:font-style="normal" fo:text-shadow="none" style:text-underline-style="none" fo:font-weight="bold" style:font-name-asian="細明體" style:font-size-asian="15pt" style:font-style-asian="normal" style:font-weight-asian="bold" style:font-size-complex="15pt" style:font-style-complex="normal" style:font-weight-complex="bold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1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2" style:family="table-cell" style:parent-style-name="Default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23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1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4" style:family="table-cell" style:parent-style-name="Default">
      <style:table-cell-properties fo:border-bottom="0.74pt dotted #000000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5" style:family="table-cell" style:parent-style-name="Default">
      <style:table-cell-properties fo:border-bottom="none" fo:background-color="#d9d9d9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7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3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3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0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1" style:family="table-cell" style:parent-style-name="Default" style:data-style-name="N143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2" style:family="table-cell" style:parent-style-name="Default" style:data-style-name="N143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3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4" style:family="table-cell" style:parent-style-name="Default" style:data-style-name="N143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5" style:family="table-cell" style:parent-style-name="Default" style:data-style-name="N144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6" style:family="table-cell" style:parent-style-name="Default" style:data-style-name="N143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7" style:family="table-cell" style:parent-style-name="Default" style:data-style-name="N144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8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4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1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2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4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5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6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tru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58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59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0" style:family="table-cell" style:parent-style-name="一般_5f_WESRB002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1" style:family="table-cell" style:parent-style-name="一般_5f_WESRB002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2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3" style:family="table-cell" style:parent-style-name="一般_5f_WESRB002" style:data-style-name="N0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4" style:family="table-cell" style:parent-style-name="一般_5f_WESRB002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5" style:family="table-cell" style:parent-style-name="一般_5f_WESRB002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6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67" style:family="table-cell" style:parent-style-name="Default" style:data-style-name="N141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8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69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1" style:family="table-cell" style:parent-style-name="Default" style:data-style-name="N142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2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3" style:family="table-cell" style:parent-style-name="Default" style:data-style-name="N142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4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5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76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7" style:family="table-cell" style:parent-style-name="Default" style:data-style-name="N141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8" style:family="table-cell" style:parent-style-name="Default" style:data-style-name="N141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79" style:family="table-cell" style:parent-style-name="Default" style:data-style-name="N141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0" style:family="table-cell" style:parent-style-name="Default" style:data-style-name="N141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1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2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4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5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6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7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8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89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0" style:family="table-cell" style:parent-style-name="Default" style:data-style-name="N141">
      <style:table-cell-properties fo:border-bottom="none" fo:background-color="#d9d9d9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1" style:family="table-cell" style:parent-style-name="一般_5f_WESRB001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8pt" fo:font-style="normal" fo:text-shadow="none" style:text-underline-style="none" fo:font-weight="normal" style:font-name-asian="細明體" style:font-size-asian="8pt" style:font-style-asian="normal" style:font-weight-asian="normal" style:font-size-complex="8pt" style:font-style-complex="normal" style:font-weight-complex="normal"/>
    </style:style>
    <style:style style:name="ce95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97" style:family="table-cell" style:parent-style-name="一般_5f_WESRB001">
      <style:table-cell-properties style:text-align-source="fix" style:repeat-content="false" fo:background-color="transparent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8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99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0" style:family="table-cell" style:parent-style-name="一般_5f_WESRB001">
      <style:table-cell-properties fo:border-bottom="0.74pt dotte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1" style:family="table-cell" style:parent-style-name="一般_5f_WESRB001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2" style:family="table-cell" style:parent-style-name="Default">
      <style:table-cell-properties style:diagonal-bl-tr="none" style:diagonal-tl-br="none" fo:border="none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03" style:family="table-cell" style:parent-style-name="一般_5f_WESRB001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4" style:family="table-cell" style:parent-style-name="一般_5f_WESRB001">
      <style:table-cell-properties fo:border-bottom="none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5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6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7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8" style:family="table-cell" style:parent-style-name="一般_5f_WESRB001">
      <style:table-cell-properties fo:border-bottom="0.74pt dotte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09" style:family="table-cell" style:parent-style-name="Default" style:data-style-name="N141">
      <style:table-cell-properties fo:background-color="#d9d9d9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0" style:family="table-cell" style:parent-style-name="一般_5f_WESRB001">
      <style:table-cell-properties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tru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ce111" style:family="table-cell" style:parent-style-name="一般_5f_WESRB001">
      <style:table-cell-properties fo:border-bottom="0.74pt solid #000000" style:diagonal-bl-tr="none" style:diagonal-tl-br="none" style:text-align-source="value-type" style:repeat-content="false" fo:background-color="transparent" fo:wrap-option="no-wrap" fo:border-left="none" style:direction="ltr" fo:border-right="none" style:rotation-angle="0" style:rotation-align="none" style:shrink-to-fit="tru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1" style:family="text">
      <style:text-properties style:use-window-font-color="true" style:font-name="Times New Roman" fo:font-size="8pt" fo:font-weight="normal" style:text-underline-style="none" style:text-underline-color="font-color" style:text-line-through-type="none" fo:font-style="normal" style:text-outline="false" fo:text-shadow="none" style:text-position="0% 100%" style:font-name-complex="Times New Roman" style:font-size-asian="8pt" style:font-size-complex="8pt" style:font-weight-asian="normal" style:font-weight-complex="normal" style:font-style-asian="normal" style:font-style-complex="normal"/>
    </style:style>
    <style:style style:name="T2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細明體" style:font-name-asian="細明體"/>
    </style:style>
    <style:style style:name="T3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text-position="0% 100%" style:font-size-asian="8pt" style:font-size-complex="8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33% 58%"/>
    </style:style>
    <style:style style:name="T5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細明體" style:text-position="0% 100%" style:font-name-asian="細明體"/>
    </style:style>
    <style:style style:name="T6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text-position="0% 100%" style:font-name="Times New Roman" style:font-name-complex="Times New Roman"/>
    </style:style>
    <style:style style:name="T7" style:family="text">
      <style:text-properties style:use-window-font-color="true" fo:font-size="8pt" fo:font-weight="normal" style:text-underline-style="none" style:text-underline-color="font-color" style:text-line-through-type="none" fo:font-style="normal" style:text-outline="false" fo:text-shadow="none" style:font-size-asian="8pt" style:font-size-complex="8pt" style:font-weight-asian="normal" style:font-weight-complex="normal" style:font-style-asian="normal" style:font-style-complex="normal" style:font-name="Times New Roman" style:font-name-complex="Times New Roman" style:text-position="0% 100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age1" table:style-name="ta1">
        <office:forms form:automatic-focus="false" form:apply-design-mode="false"/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5" table:number-columns-repeated="8" table:default-cell-style-name="ce14"/>
        <table:table-column table:style-name="co6" table:default-cell-style-name="ce13"/>
        <table:table-column table:style-name="co7" table:default-cell-style-name="ce14"/>
        <table:table-column table:style-name="co8" table:default-cell-style-name="ce14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/>
            <table:table-cell table:style-name="ce36" table:number-columns-repeated="1011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" calcext:value-type="float">
              <text:p>1</text:p>
            </table:table-cell>
            <table:table-cell table:style-name="ce37" office:value-type="float" office:value="2" calcext:value-type="float">
              <text:p>2</text:p>
            </table:table-cell>
            <table:table-cell table:style-name="ce37" office:value-type="float" office:value="3" calcext:value-type="float">
              <text:p>3</text:p>
            </table:table-cell>
            <table:table-cell table:style-name="ce37" office:value-type="float" office:value="4" calcext:value-type="float">
              <text:p>4</text:p>
            </table:table-cell>
            <table:table-cell table:style-name="ce37" office:value-type="float" office:value="5" calcext:value-type="float">
              <text:p>5</text:p>
            </table:table-cell>
            <table:table-cell table:style-name="ce37" office:value-type="float" office:value="6" calcext:value-type="float">
              <text:p>6</text:p>
            </table:table-cell>
            <table:table-cell table:style-name="ce37" office:value-type="float" office:value="7" calcext:value-type="float">
              <text:p>7</text:p>
            </table:table-cell>
            <table:table-cell table:style-name="ce37" office:value-type="float" office:value="8" calcext:value-type="float">
              <text:p>8</text:p>
            </table:table-cell>
            <table:table-cell table:style-name="ce37" office:value-type="float" office:value="9" calcext:value-type="float">
              <text:p>9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煤及煤產品</text:p>
            </table:table-cell>
            <table:table-cell table:style-name="ce38" office:value-type="string" calcext:value-type="string">
              <text:p>煙煤-煉焦煤</text:p>
            </table:table-cell>
            <table:table-cell table:style-name="ce38" office:value-type="string" calcext:value-type="string">
              <text:p>煙煤-燃料煤</text:p>
            </table:table-cell>
            <table:table-cell table:style-name="ce38" office:value-type="string" calcext:value-type="string">
              <text:p>無煙煤</text:p>
            </table:table-cell>
            <table:table-cell table:style-name="ce38" office:value-type="string" calcext:value-type="string">
              <text:p>亞煙煤</text:p>
            </table:table-cell>
            <table:table-cell table:style-name="ce38" office:value-type="string" calcext:value-type="string">
              <text:p>褐煤</text:p>
            </table:table-cell>
            <table:table-cell table:style-name="ce38" office:value-type="string" calcext:value-type="string">
              <text:p>泥煤</text:p>
            </table:table-cell>
            <table:table-cell table:style-name="ce38" office:value-type="string" calcext:value-type="string">
              <text:p>焦炭</text:p>
            </table:table-cell>
            <table:table-cell table:style-name="ce38" office:value-type="string" calcext:value-type="string">
              <text:p>煤球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al and Coal</text:p>
            </table:table-cell>
            <table:table-cell table:number-columns-repeated="2" table:style-name="ce39" office:value-type="string" calcext:value-type="string">
              <text:p>Bituminous Coal-</text:p>
            </table:table-cell>
            <table:table-cell table:style-name="ce39" office:value-type="string" calcext:value-type="string">
              <text:p>Anthracite</text:p>
            </table:table-cell>
            <table:table-cell table:style-name="ce39" office:value-type="string" calcext:value-type="string">
              <text:p>Sub-bituminous</text:p>
            </table:table-cell>
            <table:table-cell table:style-name="ce39" office:value-type="string" calcext:value-type="string">
              <text:p>Lignite</text:p>
            </table:table-cell>
            <table:table-cell table:style-name="ce39" office:value-type="string" calcext:value-type="string">
              <text:p>Peat</text:p>
            </table:table-cell>
            <table:table-cell table:style-name="ce39" office:value-type="string" calcext:value-type="string">
              <text:p>Coke Oven Coke</text:p>
            </table:table-cell>
            <table:table-cell table:style-name="ce39" office:value-type="string" calcext:value-type="string">
              <text:p>Patent Fuel</text:p>
            </table:table-cell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Products Total</text:p>
            </table:table-cell>
            <table:table-cell table:style-name="ce39" office:value-type="string" calcext:value-type="string">
              <text:p>Coking Coal</text:p>
            </table:table-cell>
            <table:table-cell table:style-name="ce39" office:value-type="string" calcext:value-type="string">
              <text:p>Steam Coal</text:p>
            </table:table-cell>
            <table:table-cell table:style-name="ce39"/>
            <table:table-cell table:style-name="ce39" office:value-type="string" calcext:value-type="string">
              <text:p>Coal</text:p>
            </table:table-cell>
            <table:table-cell table:style-name="ce39" table:number-columns-repeated="4"/>
            <table:table-cell table:style-name="ce4"/>
            <table:table-cell table:style-name="ce50" table:number-columns-repeated="1011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2-C12</text:p>
            </table:table-cell>
            <table:table-cell table:style-name="ce40" table:number-columns-repeated="8"/>
            <table:table-cell table:style-name="ce4"/>
            <table:table-cell table:style-name="ce50" table:number-columns-repeated="1011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197209.569" calcext:value-type="float">
            <text:p><text:s/>197,210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97209.569" calcext:value-type="float">
            <text:p><text:s/>197,210 <text:s/></text:p>
          </table:table-cell>
          <table:table-cell table:number-columns-repeated="6" table:style-name="ce41" office:value-type="float" office:value="0" calcext:value-type="float">
            <text:p/>
          </table:table-cell>
          <table:table-cell table:style-name="ce12"/>
          <table:table-cell table:style-name="ce36" table:number-columns-repeated="1011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3600386.397" calcext:value-type="float">
            <text:p><text:s/>13,600,386 <text:s/></text:p>
          </table:table-cell>
          <table:table-cell table:style-name="ce42" office:value-type="float" office:value="2627542.878" calcext:value-type="float">
            <text:p><text:s/>2,627,543 <text:s/></text:p>
          </table:table-cell>
          <table:table-cell table:style-name="ce42" office:value-type="float" office:value="10773369.289" calcext:value-type="float">
            <text:p><text:s/>10,773,369 <text:s/></text:p>
          </table:table-cell>
          <table:table-cell table:style-name="ce42" office:value-type="float" office:value="33407.63" calcext:value-type="float">
            <text:p><text:s/>33,4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6066.6" calcext:value-type="float">
            <text:p><text:s/>166,06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726.6" calcext:value-type="float">
            <text:p><text:s/>72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26.6" calcext:value-type="float">
            <text:p><text:s/>72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410454.87572" calcext:value-type="float">
            <text:p><text:s/>410,455 <text:s/></text:p>
          </table:table-cell>
          <table:table-cell table:style-name="ce42" office:value-type="float" office:value="-74864.697" calcext:value-type="float">
            <text:p><text:s/>-74,865 <text:s/></text:p>
          </table:table-cell>
          <table:table-cell table:style-name="ce42" office:value-type="float" office:value="398940.378" calcext:value-type="float">
            <text:p><text:s/>398,94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6379.19472" calcext:value-type="float">
            <text:p><text:s/>86,3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3386414.49028" calcext:value-type="float">
            <text:p><text:s/>13,386,414 <text:s/></text:p>
          </table:table-cell>
          <table:table-cell table:style-name="ce43" office:value-type="float" office:value="2702407.575" calcext:value-type="float">
            <text:p><text:s/>2,702,408 <text:s/></text:p>
          </table:table-cell>
          <table:table-cell table:style-name="ce43" office:value-type="float" office:value="10571638.48" calcext:value-type="float">
            <text:p><text:s/>10,571,638 <text:s/></text:p>
          </table:table-cell>
          <table:table-cell table:style-name="ce43" office:value-type="float" office:value="33407.63" calcext:value-type="float">
            <text:p><text:s/>33,408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78960.80528" calcext:value-type="float">
            <text:p><text:s/>78,961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style-name="ce43" office:value-type="float" office:value="93767.5692" calcext:value-type="float">
            <text:p><text:s/>93,768 <text:s/></text:p>
          </table:table-cell>
          <table:table-cell table:style-name="ce43" office:value-type="float" office:value="89157.386" calcext:value-type="float">
            <text:p><text:s/>89,15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4610.1832" calcext:value-type="float">
            <text:p><text:s/>4,610 <text:s/></text:p>
          </table:table-cell>
          <table:table-cell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12154290.4697934" calcext:value-type="float">
            <text:p><text:s/>12,154,290 <text:s/></text:p>
          </table:table-cell>
          <table:table-cell table:style-name="ce42" office:value-type="float" office:value="2613250.189" calcext:value-type="float">
            <text:p><text:s/>2,613,250 <text:s/></text:p>
          </table:table-cell>
          <table:table-cell table:style-name="ce42" office:value-type="float" office:value="7565310.68467338" calcext:value-type="float">
            <text:p><text:s/>7,565,3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37613.65712" calcext:value-type="float">
            <text:p><text:s/>1,637,6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646286.216" calcext:value-type="float">
            <text:p><text:s/>2,646,286 <text:s/></text:p>
          </table:table-cell>
          <table:table-cell table:style-name="ce42" office:value-type="float" office:value="2613250.189" calcext:value-type="float">
            <text:p><text:s/>2,613,250 <text:s/></text:p>
          </table:table-cell>
          <table:table-cell table:style-name="ce42" office:value-type="float" office:value="33036.027" calcext:value-type="float">
            <text:p><text:s/>33,03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style-name="ce42" office:value-type="float" office:value="1752917.65565" calcext:value-type="float">
            <text:p><text:s/>1,752,91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303.99853" calcext:value-type="float">
            <text:p><text:s/>115,3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37613.65712" calcext:value-type="float">
            <text:p><text:s/>1,637,614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452865.196" calcext:value-type="float">
            <text:p><text:s/>6,452,8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52865.196" calcext:value-type="float">
            <text:p><text:s/>6,452,86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1302221.40214338" calcext:value-type="float">
            <text:p><text:s/>1,302,22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964105.463143382" calcext:value-type="float">
            <text:p><text:s/>964,105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3319802.353" calcext:value-type="float">
            <text:p><text:s/>3,319,8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014320.7" calcext:value-type="float">
            <text:p><text:s/>2,014,3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3319802.353" calcext:value-type="float">
            <text:p><text:s/>3,319,8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014320.7" calcext:value-type="float">
            <text:p><text:s/>2,014,321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510093.6554" calcext:value-type="float">
            <text:p><text:s/>510,0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.246" calcext:value-type="float">
            <text:p><text:s/>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8.246" calcext:value-type="float">
            <text:p><text:s/>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.246" calcext:value-type="float">
            <text:p><text:s/>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247081.7559" calcext:value-type="float">
            <text:p><text:s/>247,08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263003.6535" calcext:value-type="float">
            <text:p><text:s/>263,004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4141.97428" calcext:value-type="float">
            <text:p><text:s/>14,142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44" office:value-type="float" office:value="1321.72208" calcext:value-type="float">
            <text:p><text:s/>1,322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933923.17460662" calcext:value-type="float">
            <text:p><text:s/>3,933,923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06319.54932662" calcext:value-type="float">
            <text:p><text:s/>3,006,320 <text:s/></text:p>
          </table:table-cell>
          <table:table-cell table:style-name="ce44" office:value-type="float" office:value="33407.63" calcext:value-type="float">
            <text:p><text:s/>33,408 <text:s/>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449735.94288" calcext:value-type="float">
            <text:p><text:s/>449,736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704260.04460662" calcext:value-type="float">
            <text:p><text:s/>3,704,260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006319.54932662" calcext:value-type="float">
            <text:p><text:s/>3,006,320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253480.44288" calcext:value-type="float">
            <text:p><text:s/>253,480 <text:s/></text:p>
          </table:table-cell>
          <table:table-cell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702632.04860662" calcext:value-type="float">
            <text:p><text:s/>3,702,6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004691.55332662" calcext:value-type="float">
            <text:p><text:s/>3,004,6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53480.44288" calcext:value-type="float">
            <text:p><text:s/>253,480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543.647" calcext:value-type="float">
            <text:p><text:s/>54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43.647" calcext:value-type="float">
            <text:p><text:s/>54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83552.3947023527" calcext:value-type="float">
            <text:p><text:s/>83,55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552.3947023527" calcext:value-type="float">
            <text:p><text:s/>83,55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55644.668764628" calcext:value-type="float">
            <text:p><text:s/>255,64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5644.668764628" calcext:value-type="float">
            <text:p><text:s/>255,64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938011.772859638" calcext:value-type="float">
            <text:p><text:s/>938,0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38011.772859638" calcext:value-type="float">
            <text:p><text:s/>938,0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121787.170027173" calcext:value-type="float">
            <text:p><text:s/>121,7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21787.170027173" calcext:value-type="float">
            <text:p><text:s/>121,7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37624.864" calcext:value-type="float">
            <text:p>( 37,625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7624.864" calcext:value-type="float">
            <text:p>( 37,625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84162.3060271735" calcext:value-type="float">
            <text:p>( 84,162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84162.3060271735" calcext:value-type="float">
            <text:p>( 84,162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289797.410173332" calcext:value-type="float">
            <text:p><text:s/>289,7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9797.410173332" calcext:value-type="float">
            <text:p><text:s/>289,7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523196.527659132" calcext:value-type="float">
            <text:p><text:s/>523,19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523196.527659132" calcext:value-type="float">
            <text:p><text:s/>523,19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style-name="ce46" office:value-type="float" office:value="3230.665" calcext:value-type="float">
            <text:p><text:s/>3,231 <text:s/></text:p>
          </table:table-cell>
          <table:table-cell table:style-name="ce46" office:value-type="float" office:value="0" calcext:value-type="float">
            <text:p/>
          </table:table-cell>
          <table:table-cell table:style-name="ce46" office:value-type="float" office:value="3230.665" calcext:value-type="float">
            <text:p><text:s/>3,231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1432.448" calcext:value-type="float">
            <text:p><text:s/>1,43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432.448" calcext:value-type="float">
            <text:p><text:s/>1,43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1725589.922" calcext:value-type="float">
            <text:p><text:s/>1,725,59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25506.622" calcext:value-type="float">
            <text:p><text:s/>1,725,50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.3" calcext:value-type="float">
            <text:p><text:s/>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1619250.528" calcext:value-type="float">
            <text:p><text:s/>1,619,2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19250.528" calcext:value-type="float">
            <text:p><text:s/>1,619,251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106339.394" calcext:value-type="float">
            <text:p><text:s/>106,33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6256.094" calcext:value-type="float">
            <text:p><text:s/>106,25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3.3" calcext:value-type="float">
            <text:p><text:s/>83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9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697384.69528" calcext:value-type="float">
            <text:p><text:s/>697,385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52924.64288" calcext:value-type="float">
            <text:p><text:s/>252,925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695298.69528" calcext:value-type="float">
            <text:p><text:s/>695,29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50838.64288" calcext:value-type="float">
            <text:p><text:s/>250,83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2086" calcext:value-type="float">
            <text:p><text:s/>2,08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2086" calcext:value-type="float">
            <text:p><text:s/>2,08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465.5" calcext:value-type="float">
            <text:p><text:s/>466 <text:s/>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46" office:value-type="float" office:value="465.5" calcext:value-type="float">
            <text:p><text:s/>466 <text:s/></text:p>
          </table:table-cell>
          <table:table-cell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7" calcext:value-type="float">
            <text:p><text:s/>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7" calcext:value-type="float">
            <text:p><text:s/>7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627.996" calcext:value-type="float">
            <text:p><text:s/>1,628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627.996" calcext:value-type="float">
            <text:p><text:s/>1,62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1627.996" calcext:value-type="float">
            <text:p><text:s/>1,628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627.996" calcext:value-type="float">
            <text:p><text:s/>1,628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style-name="ce42" office:value-type="float" office:value="229663.13" calcext:value-type="float">
            <text:p><text:s/>229,6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407.63" calcext:value-type="float">
            <text:p><text:s/>33,4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255.5" calcext:value-type="float">
            <text:p><text:s/>196,2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style-name="ce42" office:value-type="float" office:value="229663.13" calcext:value-type="float">
            <text:p><text:s/>229,663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407.63" calcext:value-type="float">
            <text:p><text:s/>33,40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6255.5" calcext:value-type="float">
            <text:p><text:s/>196,2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7660937.093361" calcext:value-type="float">
            <text:p><text:s/>37,660,93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957096.093361" calcext:value-type="float">
            <text:p><text:s/>35,957,09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3841" calcext:value-type="float">
            <text:p><text:s/>1,703,8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1121901.705" calcext:value-type="float">
            <text:p><text:s/>31,121,90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1121901.705" calcext:value-type="float">
            <text:p><text:s/>31,121,90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6539035.388361" calcext:value-type="float">
            <text:p><text:s/>6,539,03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835194.388361" calcext:value-type="float">
            <text:p><text:s/>4,835,19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703841" calcext:value-type="float">
            <text:p><text:s/>1,703,84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1"/>
          <table:table-cell table:style-name="ce36" table:number-columns-repeated="1011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/>
          <table:table-cell table:style-name="ce13" table:number-columns-repeated="1011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1.$A$1:.$AMJ$8" table:range-usable-as="repeat-column repeat-row"/>
        </table:named-expressions>
      </table:table>
      <table:table table:name="Page2" table:style-name="ta2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3" table:default-cell-style-name="ce14"/>
        <table:table-column table:style-name="co4" table:default-cell-style-name="ce14"/>
        <table:table-column table:style-name="co5" table:number-columns-repeated="5" table:default-cell-style-name="ce14"/>
        <table:table-column table:style-name="co6" table:default-cell-style-name="ce14"/>
        <table:table-column table:style-name="co10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36" table:number-columns-repeated="5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0" calcext:value-type="float">
              <text:p>10</text:p>
            </table:table-cell>
            <table:table-cell table:style-name="ce37" office:value-type="float" office:value="11" calcext:value-type="float">
              <text:p>11</text:p>
            </table:table-cell>
            <table:table-cell table:style-name="ce37" office:value-type="float" office:value="12" calcext:value-type="float">
              <text:p>12</text:p>
            </table:table-cell>
            <table:table-cell table:style-name="ce37" office:value-type="float" office:value="13" calcext:value-type="float">
              <text:p>13</text:p>
            </table:table-cell>
            <table:table-cell table:style-name="ce37" office:value-type="float" office:value="14" calcext:value-type="float">
              <text:p>14</text:p>
            </table:table-cell>
            <table:table-cell table:style-name="ce37" office:value-type="float" office:value="15" calcext:value-type="float">
              <text:p>15</text:p>
            </table:table-cell>
            <table:table-cell table:style-name="ce37" office:value-type="float" office:value="16" calcext:value-type="float">
              <text:p>16</text:p>
            </table:table-cell>
            <table:table-cell table:style-name="ce37" office:value-type="float" office:value="17" calcext:value-type="float">
              <text:p>17</text:p>
            </table:table-cell>
            <table:table-cell table:style-name="ce37" office:value-type="float" office:value="18" calcext:value-type="float">
              <text:p>18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焦爐氣</text:p>
            </table:table-cell>
            <table:table-cell table:style-name="ce38" office:value-type="string" calcext:value-type="string">
              <text:p>高爐氣</text:p>
            </table:table-cell>
            <table:table-cell table:style-name="ce38" office:value-type="string" calcext:value-type="string">
              <text:p>轉爐氣</text:p>
            </table:table-cell>
            <table:table-cell table:style-name="ce38" office:value-type="string" calcext:value-type="string">
              <text:p>原油及石油</text:p>
            </table:table-cell>
            <table:table-cell table:style-name="ce38" office:value-type="string" calcext:value-type="string">
              <text:p>原油</text:p>
            </table:table-cell>
            <table:table-cell table:style-name="ce38" office:value-type="string" calcext:value-type="string">
              <text:p>煉油廠進料</text:p>
            </table:table-cell>
            <table:table-cell table:style-name="ce38" office:value-type="string" calcext:value-type="string">
              <text:p>添加劑/</text:p>
            </table:table-cell>
            <table:table-cell table:style-name="ce38" office:value-type="string" calcext:value-type="string">
              <text:p>煉油氣</text:p>
            </table:table-cell>
            <table:table-cell table:style-name="ce38" office:value-type="string" calcext:value-type="string">
              <text:p>液化石油氣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51" table:number-columns-repeated="2"/>
            <table:table-cell table:style-name="ce38" office:value-type="string" calcext:value-type="string">
              <text:p>產品合計</text:p>
            </table:table-cell>
            <table:table-cell table:style-name="ce51" table:number-columns-repeated="2"/>
            <table:table-cell table:style-name="ce51" office:value-type="string" calcext:value-type="string">
              <text:p>含氧化合物</text:p>
            </table:table-cell>
            <table:table-cell table:style-name="ce51"/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Coke Oven Gas</text:p>
            </table:table-cell>
            <table:table-cell table:style-name="ce52" office:value-type="string" calcext:value-type="string">
              <text:p>Blast Furnace Gas</text:p>
            </table:table-cell>
            <table:table-cell table:style-name="ce52" office:value-type="string" calcext:value-type="string">
              <text:p>Oxygen Steel</text:p>
            </table:table-cell>
            <table:table-cell table:style-name="ce52" office:value-type="string" calcext:value-type="string">
              <text:p>Crude Oil and Petroleum</text:p>
            </table:table-cell>
            <table:table-cell table:style-name="ce52" office:value-type="string" calcext:value-type="string">
              <text:p>Crude Oil</text:p>
            </table:table-cell>
            <table:table-cell table:style-name="ce52" office:value-type="string" calcext:value-type="string">
              <text:p>Refinery</text:p>
            </table:table-cell>
            <table:table-cell table:style-name="ce52" office:value-type="string" calcext:value-type="string">
              <text:p>Additives/</text:p>
            </table:table-cell>
            <table:table-cell table:style-name="ce52" office:value-type="string" calcext:value-type="string">
              <text:p>Refinery Gas</text:p>
            </table:table-cell>
            <table:table-cell table:style-name="ce52" office:value-type="string" calcext:value-type="string">
              <text:p>LPG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/>
            <table:table-cell table:style-name="ce52" office:value-type="string" calcext:value-type="string">
              <text:p>Furnace Gas</text:p>
            </table:table-cell>
            <table:table-cell table:style-name="ce39" office:value-type="string" calcext:value-type="string">
              <text:p>Products Total</text:p>
            </table:table-cell>
            <table:table-cell table:style-name="ce52"/>
            <table:table-cell table:style-name="ce52" office:value-type="string" calcext:value-type="string">
              <text:p>Feedstocks</text:p>
            </table:table-cell>
            <table:table-cell table:style-name="ce52" office:value-type="string" calcext:value-type="string">
              <text:p>Oxygenates</text:p>
            </table:table-cell>
            <table:table-cell table:style-name="ce52"/>
            <table:table-cell table:style-name="ce39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3"/>
            <table:table-cell table:style-name="ce40" office:value-type="string" calcext:value-type="string">
              <text:p>C14-C36</text:p>
            </table:table-cell>
            <table:table-cell table:style-name="ce40" table:number-columns-repeated="5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number-columns-repeated="2" table:style-name="ce41" office:value-type="float" office:value="64811.7" calcext:value-type="float">
            <text:p><text:s/>64,812 <text:s/></text:p>
          </table:table-cell>
          <table:table-cell table:number-columns-repeated="4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635464.2423484" calcext:value-type="float">
            <text:p><text:s/>30,635,464 <text:s/></text:p>
          </table:table-cell>
          <table:table-cell table:style-name="ce42" office:value-type="float" office:value="23864880.6" calcext:value-type="float">
            <text:p><text:s/>23,864,88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26695.423679" calcext:value-type="float">
            <text:p><text:s/>1,126,69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2974.381725145" calcext:value-type="float">
            <text:p><text:s/>832,9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87806.84" calcext:value-type="float">
            <text:p><text:s/>1,987,80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3718.4" calcext:value-type="float">
            <text:p><text:s/>793,71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149635.959935421" calcext:value-type="float">
            <text:p><text:s/>-149,636 <text:s/></text:p>
          </table:table-cell>
          <table:table-cell table:style-name="ce42" office:value-type="float" office:value="492600.6" calcext:value-type="float">
            <text:p><text:s/>492,60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487.421438" calcext:value-type="float">
            <text:p><text:s/>74,48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7235412.2805587" calcext:value-type="float">
            <text:p><text:s/>27,235,412 <text:s/></text:p>
          </table:table-cell>
          <table:table-cell table:style-name="ce43" office:value-type="float" office:value="23437091.7" calcext:value-type="float">
            <text:p><text:s/>23,437,092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052208.002241" calcext:value-type="float">
            <text:p><text:s/>1,052,208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76460.11738431" calcext:value-type="float">
            <text:p><text:s/>1,976,4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816.929692" calcext:value-type="float">
            <text:p><text:s/>11,817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91665" calcext:value-type="float">
            <text:p><text:s/>91,665 <text:s/></text:p>
          </table:table-cell>
          <table:table-cell table:style-name="ce42" office:value-type="float" office:value="208252.317" calcext:value-type="float">
            <text:p><text:s/>208,252 <text:s/></text:p>
          </table:table-cell>
          <table:table-cell table:style-name="ce42" office:value-type="float" office:value="38198.622" calcext:value-type="float">
            <text:p><text:s/>38,199 <text:s/></text:p>
          </table:table-cell>
          <table:table-cell table:style-name="ce42" office:value-type="float" office:value="28283926.9353377" calcext:value-type="float">
            <text:p><text:s/>28,283,927 <text:s/></text:p>
          </table:table-cell>
          <table:table-cell table:style-name="ce42" office:value-type="float" office:value="23437091.7" calcext:value-type="float">
            <text:p><text:s/>23,437,0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2" table:style-name="ce42" office:value-type="float" office:value="23437091.7" calcext:value-type="float">
            <text:p><text:s/>23,437,09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57012.28" calcext:value-type="float">
            <text:p><text:s/>4,557,01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91665" calcext:value-type="float">
            <text:p><text:s/>91,665 <text:s/></text:p>
          </table:table-cell>
          <table:table-cell table:style-name="ce43" office:value-type="float" office:value="208252.317" calcext:value-type="float">
            <text:p><text:s/>208,252 <text:s/></text:p>
          </table:table-cell>
          <table:table-cell table:style-name="ce43" office:value-type="float" office:value="38198.622" calcext:value-type="float">
            <text:p><text:s/>38,199 <text:s/></text:p>
          </table:table-cell>
          <table:table-cell table:style-name="ce43" office:value-type="float" office:value="289822.955337725" calcext:value-type="float">
            <text:p><text:s/>289,82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545477.94" calcext:value-type="float">
            <text:p><text:s/>545,478 <text:s/></text:p>
          </table:table-cell>
          <table:table-cell table:style-name="ce42" office:value-type="float" office:value="667429.7133" calcext:value-type="float">
            <text:p><text:s/>667,430 <text:s/></text:p>
          </table:table-cell>
          <table:table-cell table:style-name="ce42" office:value-type="float" office:value="92573.9997" calcext:value-type="float">
            <text:p><text:s/>92,574 <text:s/></text:p>
          </table:table-cell>
          <table:table-cell table:style-name="ce42" office:value-type="float" office:value="25397637.5437633" calcext:value-type="float">
            <text:p><text:s/>25,397,63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9185.4" calcext:value-type="float">
            <text:p><text:s/>819,185 <text:s/></text:p>
          </table:table-cell>
          <table:table-cell table:style-name="ce42" office:value-type="float" office:value="611054.477183" calcext:value-type="float">
            <text:p><text:s/>611,05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545477.94" calcext:value-type="float">
            <text:p><text:s/>545,478 <text:s/></text:p>
          </table:table-cell>
          <table:table-cell table:style-name="ce42" office:value-type="float" office:value="667429.7133" calcext:value-type="float">
            <text:p><text:s/>667,430 <text:s/></text:p>
          </table:table-cell>
          <table:table-cell table:style-name="ce42" office:value-type="float" office:value="92573.9997" calcext:value-type="float">
            <text:p><text:s/>92,574 <text:s/></text:p>
          </table:table-cell>
          <table:table-cell table:style-name="ce42" office:value-type="float" office:value="24858827.6191809" calcext:value-type="float">
            <text:p><text:s/>24,858,82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9185.4" calcext:value-type="float">
            <text:p><text:s/>819,185 <text:s/></text:p>
          </table:table-cell>
          <table:table-cell table:style-name="ce42" office:value-type="float" office:value="491098.0758006" calcext:value-type="float">
            <text:p><text:s/>491,098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38809.9245824" calcext:value-type="float">
            <text:p><text:s/>538,810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43" office:value-type="float" office:value="119956.4013824" calcext:value-type="float">
            <text:p><text:s/>119,95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134938.86" calcext:value-type="float">
            <text:p><text:s/>134,939 <text:s/></text:p>
          </table:table-cell>
          <table:table-cell table:style-name="ce42" office:value-type="float" office:value="345655.5984" calcext:value-type="float">
            <text:p><text:s/>345,656 <text:s/></text:p>
          </table:table-cell>
          <table:table-cell table:style-name="ce42" office:value-type="float" office:value="29490.951" calcext:value-type="float">
            <text:p><text:s/>29,491 <text:s/></text:p>
          </table:table-cell>
          <table:table-cell table:style-name="ce42" office:value-type="float" office:value="1226511.46280101" calcext:value-type="float">
            <text:p><text:s/>1,226,51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9185.4" calcext:value-type="float">
            <text:p><text:s/>819,185 <text:s/></text:p>
          </table:table-cell>
          <table:table-cell table:style-name="ce42" office:value-type="float" office:value="6169.167266" calcext:value-type="float">
            <text:p><text:s/>6,1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.14" calcext:value-type="float">
            <text:p><text:s/>21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66935.4" calcext:value-type="float">
            <text:p><text:s/>66,935 <text:s/></text:p>
          </table:table-cell>
          <table:table-cell table:style-name="ce42" office:value-type="float" office:value="150655.4049" calcext:value-type="float">
            <text:p><text:s/>150,655 <text:s/></text:p>
          </table:table-cell>
          <table:table-cell table:style-name="ce42" office:value-type="float" office:value="29490.951" calcext:value-type="float">
            <text:p><text:s/>29,491 <text:s/></text:p>
          </table:table-cell>
          <table:table-cell table:style-name="ce42" office:value-type="float" office:value="9476.28" calcext:value-type="float">
            <text:p><text:s/>9,47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style-name="ce42" office:value-type="float" office:value="68003.46" calcext:value-type="float">
            <text:p><text:s/>68,003 <text:s/></text:p>
          </table:table-cell>
          <table:table-cell table:style-name="ce42" office:value-type="float" office:value="195000.1935" calcext:value-type="float">
            <text:p><text:s/>195,00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03.2" calcext:value-type="float">
            <text:p><text:s/>2,1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13747.44280101" calcext:value-type="float">
            <text:p><text:s/>1,213,74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19185.4" calcext:value-type="float">
            <text:p><text:s/>819,185 <text:s/></text:p>
          </table:table-cell>
          <table:table-cell table:style-name="ce42" office:value-type="float" office:value="6169.167266" calcext:value-type="float">
            <text:p><text:s/>6,1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1.54" calcext:value-type="float">
            <text:p><text:s/>89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2.86" calcext:value-type="float">
            <text:p><text:s/>83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style-name="ce44" office:value-type="float" office:value="1414.14" calcext:value-type="float">
            <text:p><text:s/>1,414 <text:s/></text:p>
          </table:table-cell>
          <table:table-cell table:style-name="ce44" office:value-type="float" office:value="9517.8615" calcext:value-type="float">
            <text:p><text:s/>9,518 <text:s/></text:p>
          </table:table-cell>
          <table:table-cell table:style-name="ce44" office:value-type="float" office:value="1888.2507" calcext:value-type="float">
            <text:p><text:s/>1,888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17459.94" calcext:value-type="float">
            <text:p><text:s/>317,460 <text:s/></text:p>
          </table:table-cell>
          <table:table-cell table:style-name="ce44" office:value-type="float" office:value="104003.9364" calcext:value-type="float">
            <text:p><text:s/>104,004 <text:s/></text:p>
          </table:table-cell>
          <table:table-cell table:style-name="ce44" office:value-type="float" office:value="22996.176" calcext:value-type="float">
            <text:p><text:s/>22,996 <text:s/></text:p>
          </table:table-cell>
          <table:table-cell table:style-name="ce44" office:value-type="float" office:value="21146151.3087989" calcext:value-type="float">
            <text:p><text:s/>21,146,151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645276.382466" calcext:value-type="float">
            <text:p><text:s/>1,645,27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17459.94" calcext:value-type="float">
            <text:p><text:s/>317,460 <text:s/></text:p>
          </table:table-cell>
          <table:table-cell table:style-name="ce44" office:value-type="float" office:value="104003.9364" calcext:value-type="float">
            <text:p><text:s/>104,004 <text:s/></text:p>
          </table:table-cell>
          <table:table-cell table:style-name="ce44" office:value-type="float" office:value="22996.176" calcext:value-type="float">
            <text:p><text:s/>22,996 <text:s/></text:p>
          </table:table-cell>
          <table:table-cell table:style-name="ce44" office:value-type="float" office:value="16564677.5415933" calcext:value-type="float">
            <text:p><text:s/>16,564,678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645276.382466" calcext:value-type="float">
            <text:p><text:s/>1,645,27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17459.94" calcext:value-type="float">
            <text:p><text:s/>317,460 <text:s/></text:p>
          </table:table-cell>
          <table:table-cell table:style-name="ce42" office:value-type="float" office:value="104003.9364" calcext:value-type="float">
            <text:p><text:s/>104,004 <text:s/></text:p>
          </table:table-cell>
          <table:table-cell table:style-name="ce42" office:value-type="float" office:value="22996.176" calcext:value-type="float">
            <text:p><text:s/>22,996 <text:s/></text:p>
          </table:table-cell>
          <table:table-cell table:style-name="ce42" office:value-type="float" office:value="5519548.95392827" calcext:value-type="float">
            <text:p><text:s/>5,519,54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3959.584801" calcext:value-type="float">
            <text:p><text:s/>403,96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872.252574" calcext:value-type="float">
            <text:p><text:s/>31,87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77.292574" calcext:value-type="float">
            <text:p><text:s/>27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8068.299686396" calcext:value-type="float">
            <text:p><text:s/>448,06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090.359404" calcext:value-type="float">
            <text:p><text:s/>2,09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49870.124209529" calcext:value-type="float">
            <text:p><text:s/>949,87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88.683608" calcext:value-type="float">
            <text:p><text:s/>38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868.3" calcext:value-type="float">
            <text:p><text:s/>26,86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11.546991" calcext:value-type="float">
            <text:p><text:s/>8,8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14.486991" calcext:value-type="float">
            <text:p><text:s/>21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31994.93109886" calcext:value-type="float">
            <text:p><text:s/>431,99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815.436852" calcext:value-type="float">
            <text:p><text:s/>1,81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24.406024" calcext:value-type="float">
            <text:p><text:s/>7,22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958.086024" calcext:value-type="float">
            <text:p><text:s/>4,95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12171.31928152" calcext:value-type="float">
            <text:p><text:s/>1,112,17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43.151181" calcext:value-type="float">
            <text:p><text:s/>1,7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93647.25414146" calcext:value-type="float">
            <text:p><text:s/>1,093,64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743.151181" calcext:value-type="float">
            <text:p><text:s/>1,7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071265.33419116" calcext:value-type="float">
            <text:p>( 1,071,265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743.151181" calcext:value-type="float">
            <text:p>( 1,743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2381.9199503016" calcext:value-type="float">
            <text:p>( 22,382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8524.0651543948" calcext:value-type="float">
            <text:p><text:s/>18,5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-0.0000143336" calcext:value-type="float">
            <text:p><text:s/>-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2384.146141" calcext:value-type="float">
            <text:p><text:s/>122,3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354.766141" calcext:value-type="float">
            <text:p><text:s/>3,3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7793.990894" calcext:value-type="float">
            <text:p><text:s/>107,79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8714.570894" calcext:value-type="float">
            <text:p><text:s/>8,715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42907.71657296" calcext:value-type="float">
            <text:p><text:s/>242,908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16598.449077" calcext:value-type="float">
            <text:p><text:s/>16,59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3822.658879" calcext:value-type="float">
            <text:p><text:s/>653,82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5827.668879" calcext:value-type="float">
            <text:p><text:s/>75,828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6879.390908" calcext:value-type="float">
            <text:p><text:s/>136,87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84.230908" calcext:value-type="float">
            <text:p><text:s/>5,48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16943.267971" calcext:value-type="float">
            <text:p><text:s/>516,94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0343.437971" calcext:value-type="float">
            <text:p><text:s/>70,3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6295.90698" calcext:value-type="float">
            <text:p>( 46,296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45" office:value-type="float" office:value="17988.46698" calcext:value-type="float">
            <text:p>( 17,988 <text:s/>)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262832.17989" calcext:value-type="float">
            <text:p>( 262,832 <text:s/>)</text:p>
          </table:table-cell>
          <table:table-cell table:number-columns-repeated="4" table:style-name="ce47" office:value-type="float" office:value="0" calcext:value-type="float">
            <text:p/>
          </table:table-cell>
          <table:table-cell table:style-name="ce47" office:value-type="float" office:value="11838.25989" calcext:value-type="float">
            <text:p>( 11,838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317459.94" calcext:value-type="float">
            <text:p><text:s/>317,460 <text:s/></text:p>
          </table:table-cell>
          <table:table-cell table:style-name="ce42" office:value-type="float" office:value="104003.9364" calcext:value-type="float">
            <text:p><text:s/>104,004 <text:s/></text:p>
          </table:table-cell>
          <table:table-cell table:style-name="ce42" office:value-type="float" office:value="22996.176" calcext:value-type="float">
            <text:p><text:s/>22,996 <text:s/></text:p>
          </table:table-cell>
          <table:table-cell table:style-name="ce42" office:value-type="float" office:value="766780.801569" calcext:value-type="float">
            <text:p><text:s/>766,78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40739.493169" calcext:value-type="float">
            <text:p><text:s/>40,73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317459.94" calcext:value-type="float">
            <text:p><text:s/>317,460 <text:s/></text:p>
          </table:table-cell>
          <table:table-cell table:style-name="ce42" office:value-type="float" office:value="104003.9364" calcext:value-type="float">
            <text:p><text:s/>104,004 <text:s/></text:p>
          </table:table-cell>
          <table:table-cell table:style-name="ce42" office:value-type="float" office:value="22996.176" calcext:value-type="float">
            <text:p><text:s/>22,996 <text:s/></text:p>
          </table:table-cell>
          <table:table-cell table:style-name="ce42" office:value-type="float" office:value="703969.499754" calcext:value-type="float">
            <text:p><text:s/>703,96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4618.911354" calcext:value-type="float">
            <text:p><text:s/>34,61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811.301815" calcext:value-type="float">
            <text:p><text:s/>62,81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6120.581815" calcext:value-type="float">
            <text:p><text:s/>6,1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32.6" calcext:value-type="float">
            <text:p>( 133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3477.917729" calcext:value-type="float">
            <text:p><text:s/>83,47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1066.817729" calcext:value-type="float">
            <text:p><text:s/>11,06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5711.810484" calcext:value-type="float">
            <text:p><text:s/>15,712 <text:s/></text:p>
          </table:table-cell>
          <table:table-cell table:number-columns-repeated="4" table:style-name="ce46" office:value-type="float" office:value="0" calcext:value-type="float">
            <text:p/>
          </table:table-cell>
          <table:table-cell table:style-name="ce46" office:value-type="float" office:value="52.140484" calcext:value-type="float">
            <text:p><text:s/>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2856.659212" calcext:value-type="float">
            <text:p><text:s/>62,85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7456.089212" calcext:value-type="float">
            <text:p><text:s/>7,45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793.273418" calcext:value-type="float">
            <text:p><text:s/>60,793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3600.063418" calcext:value-type="float">
            <text:p><text:s/>3,60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2659.809164" calcext:value-type="float">
            <text:p><text:s/>252,660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225062.029164" calcext:value-type="float">
            <text:p><text:s/>225,06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51.62" calcext:value-type="float">
            <text:p><text:s/>15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3327.37" calcext:value-type="float">
            <text:p><text:s/>133,32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68684.53" calcext:value-type="float">
            <text:p><text:s/>8,068,68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23105.85" calcext:value-type="float">
            <text:p><text:s/>123,1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640631.84" calcext:value-type="float">
            <text:p><text:s/>7,640,63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4559.68" calcext:value-type="float">
            <text:p><text:s/>44,5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0387.16" calcext:value-type="float">
            <text:p><text:s/>260,3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55624.32" calcext:value-type="float">
            <text:p><text:s/>855,62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86.86" calcext:value-type="float">
            <text:p><text:s/>2,087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853537.46" calcext:value-type="float">
            <text:p><text:s/>853,537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79502.94" calcext:value-type="float">
            <text:p><text:s/>879,5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103.03" calcext:value-type="float">
            <text:p><text:s/>130,1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983.63" calcext:value-type="float">
            <text:p><text:s/>7,98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002.96" calcext:value-type="float">
            <text:p><text:s/>8,003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36.33" calcext:value-type="float">
            <text:p><text:s/>2,83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882.06" calcext:value-type="float">
            <text:p><text:s/>3,882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09755.68" calcext:value-type="float">
            <text:p><text:s/>609,7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116939.25" calcext:value-type="float">
            <text:p><text:s/>116,939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3" table:style-name="ce44" office:value-type="float" office:value="0" calcext:value-type="float">
            <text:p/>
          </table:table-cell>
          <table:table-cell table:style-name="ce44" office:value-type="float" office:value="1241316.797665" calcext:value-type="float">
            <text:p><text:s/>1,241,317 <text:s/></text:p>
          </table:table-cell>
          <table:table-cell table:number-columns-repeated="4" table:style-name="ce44" office:value-type="float" office:value="0" calcext:value-type="float">
            <text:p/>
          </table:table-cell>
          <table:table-cell table:style-name="ce44" office:value-type="float" office:value="1241316.797665" calcext:value-type="float">
            <text:p><text:s/>1,241,317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81473.76720568" calcext:value-type="float">
            <text:p><text:s/>4,581,4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81473.76720568" calcext:value-type="float">
            <text:p><text:s/>4,581,474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2162079.738" calcext:value-type="float">
            <text:p>( 2,162,080 <text:s/>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2374960.759571" calcext:value-type="float">
            <text:p><text:s/>22,374,96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621400.677" calcext:value-type="float">
            <text:p><text:s/>20,621,40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753560.082571" calcext:value-type="float">
            <text:p><text:s/>1,753,56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2.$A$1:.$AMJ$8" table:range-usable-as="repeat-column repeat-row"/>
        </table:named-expressions>
      </table:table>
      <table:table table:name="Page3" table:style-name="ta3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1" table:default-cell-style-name="ce14"/>
        <table:table-column table:style-name="co12" table:number-columns-repeated="8" table:default-cell-style-name="ce14"/>
        <table:table-column table:style-name="co6" table:default-cell-style-name="ce14"/>
        <table:table-column table:style-name="co2" table:default-cell-style-name="ce14"/>
        <table:table-column table:style-name="co9" table:number-columns-repeated="1010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 table:number-columns-repeated="1012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53" table:number-columns-repeated="2"/>
            <table:table-cell table:style-name="ce36" table:number-columns-repeated="3"/>
            <table:table-cell table:style-name="ce49" table:number-columns-spanned="4" table:number-rows-spanned="1"/>
            <table:covered-table-cell table:number-columns-repeated="3" table:style-name="ce49"/>
            <table:table-cell table:style-name="ce36" table:number-columns-repeated="1012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19" calcext:value-type="float">
              <text:p>19</text:p>
            </table:table-cell>
            <table:table-cell table:style-name="ce37" office:value-type="float" office:value="20" calcext:value-type="float">
              <text:p>20</text:p>
            </table:table-cell>
            <table:table-cell table:style-name="ce37" office:value-type="float" office:value="21" calcext:value-type="float">
              <text:p>21</text:p>
            </table:table-cell>
            <table:table-cell table:style-name="ce37" office:value-type="float" office:value="22" calcext:value-type="float">
              <text:p>22</text:p>
            </table:table-cell>
            <table:table-cell table:style-name="ce37" office:value-type="float" office:value="23" calcext:value-type="float">
              <text:p>23</text:p>
            </table:table-cell>
            <table:table-cell table:style-name="ce37" office:value-type="float" office:value="24" calcext:value-type="float">
              <text:p>24</text:p>
            </table:table-cell>
            <table:table-cell table:style-name="ce37" office:value-type="float" office:value="25" calcext:value-type="float">
              <text:p>25</text:p>
            </table:table-cell>
            <table:table-cell table:style-name="ce37" office:value-type="float" office:value="26" calcext:value-type="float">
              <text:p>26</text:p>
            </table:table-cell>
            <table:table-cell table:style-name="ce37" office:value-type="float" office:value="27" calcext:value-type="float">
              <text:p>27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(丙烷混合氣)</text:p>
            </table:table-cell>
            <table:table-cell table:style-name="ce38" office:value-type="string" calcext:value-type="string">
              <text:p>天然汽油</text:p>
            </table:table-cell>
            <table:table-cell table:style-name="ce38" office:value-type="string" calcext:value-type="string">
              <text:p>石油腦</text:p>
            </table:table-cell>
            <table:table-cell table:style-name="ce38" office:value-type="string" calcext:value-type="string">
              <text:p>車用汽油</text:p>
            </table:table-cell>
            <table:table-cell table:style-name="ce38" office:value-type="string" calcext:value-type="string">
              <text:p>(無鉛汽油)</text:p>
            </table:table-cell>
            <table:table-cell table:style-name="ce38" office:value-type="string" calcext:value-type="string">
              <text:p>航空汽油</text:p>
            </table:table-cell>
            <table:table-cell table:number-columns-repeated="2" table:style-name="ce38" office:value-type="string" calcext:value-type="string">
              <text:p>航空燃油-</text:p>
            </table:table-cell>
            <table:table-cell table:style-name="ce38" office:value-type="string" calcext:value-type="string">
              <text:p>煤油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1"/>
            <table:table-cell table:style-name="ce38" table:number-columns-repeated="4"/>
            <table:table-cell table:style-name="ce51"/>
            <table:table-cell table:style-name="ce51" office:value-type="string" calcext:value-type="string">
              <text:p>汽油型</text:p>
            </table:table-cell>
            <table:table-cell table:style-name="ce51" office:value-type="string" calcext:value-type="string">
              <text:p>煤油型</text:p>
            </table:table-cell>
            <table:table-cell table:style-name="ce38"/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(Propane Air)</text:p>
            </table:table-cell>
            <table:table-cell table:style-name="ce39" office:value-type="string" calcext:value-type="string">
              <text:p>Natural Gasoline</text:p>
            </table:table-cell>
            <table:table-cell table:style-name="ce39" office:value-type="string" calcext:value-type="string">
              <text:p>Naphthas</text:p>
            </table:table-cell>
            <table:table-cell table:style-name="ce39" office:value-type="string" calcext:value-type="string">
              <text:p>Motor Gasoline</text:p>
            </table:table-cell>
            <table:table-cell table:style-name="ce39" office:value-type="string" calcext:value-type="string">
              <text:p>(Unleaded</text:p>
            </table:table-cell>
            <table:table-cell table:style-name="ce52" office:value-type="string" calcext:value-type="string">
              <text:p>Aviation Gasoline</text:p>
            </table:table-cell>
            <table:table-cell table:number-columns-repeated="2" table:style-name="ce52" office:value-type="string" calcext:value-type="string">
              <text:p>Jet Fuel-</text:p>
            </table:table-cell>
            <table:table-cell table:style-name="ce39" office:value-type="string" calcext:value-type="string">
              <text:p>Kerosene</text:p>
            </table:table-cell>
            <table:table-cell table:style-name="ce50" table:number-columns-repeated="1012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/>
            <table:table-cell table:style-name="ce52" table:number-columns-repeated="3"/>
            <table:table-cell table:style-name="ce52" office:value-type="string" calcext:value-type="string">
              <text:p>Gasoline)</text:p>
            </table:table-cell>
            <table:table-cell table:style-name="ce52"/>
            <table:table-cell table:style-name="ce52" office:value-type="string" calcext:value-type="string">
              <text:p>Gasoline Type</text:p>
            </table:table-cell>
            <table:table-cell table:style-name="ce52" office:value-type="string" calcext:value-type="string">
              <text:p>Kerosene Type</text:p>
            </table:table-cell>
            <table:table-cell table:style-name="ce52"/>
            <table:table-cell table:style-name="ce50" table:number-columns-repeated="1012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50" table:number-columns-repeated="1012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36" table:number-columns-repeated="1012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352873.12" calcext:value-type="float">
            <text:p><text:s/>2,352,873 <text:s/></text:p>
          </table:table-cell>
          <table:table-cell table:style-name="ce42" office:value-type="float" office:value="1083311.58" calcext:value-type="float">
            <text:p><text:s/>1,083,31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5984.110255371" calcext:value-type="float">
            <text:p><text:s/>135,98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168" calcext:value-type="float">
            <text:p><text:s/>168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162.4" calcext:value-type="float">
            <text:p><text:s/>162 <text:s/></text:p>
          </table:table-cell>
          <table:table-cell table:style-name="ce42" office:value-type="float" office:value="793556" calcext:value-type="float">
            <text:p><text:s/>793,55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44390.243744629" calcext:value-type="float">
            <text:p><text:s/>144,390 <text:s/></text:p>
          </table:table-cell>
          <table:table-cell table:style-name="ce42" office:value-type="float" office:value="-253968.78" calcext:value-type="float">
            <text:p><text:s/>-253,969 <text:s/></text:p>
          </table:table-cell>
          <table:table-cell table:style-name="ce42" office:value-type="float" office:value="57869.1344928207" calcext:value-type="float">
            <text:p><text:s/>57,869 <text:s/></text:p>
          </table:table-cell>
          <table:table-cell table:style-name="ce42" office:value-type="float" office:value="-505.5" calcext:value-type="float">
            <text:p><text:s/>-506 <text:s/></text:p>
          </table:table-cell>
          <table:table-cell table:style-name="ce42" office:value-type="float" office:value="-76019.8819729482" calcext:value-type="float">
            <text:p><text:s/>-76,020 <text:s/></text:p>
          </table:table-cell>
          <table:table-cell table:style-name="ce42" office:value-type="float" office:value="55765.4819729482" calcext:value-type="float">
            <text:p><text:s/>55,765 <text:s/></text:p>
          </table:table-cell>
          <table:table-cell table:style-name="ce42" office:value-type="float" office:value="125700.55" calcext:value-type="float">
            <text:p><text:s/>125,701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-280374.354" calcext:value-type="float">
            <text:p><text:s/>-280,374 <text:s/></text:p>
          </table:table-cell>
          <table:table-cell table:style-name="ce43" office:value-type="float" office:value="2606841.9" calcext:value-type="float">
            <text:p><text:s/>2,606,842 <text:s/></text:p>
          </table:table-cell>
          <table:table-cell table:style-name="ce43" office:value-type="float" office:value="1025442.44550718" calcext:value-type="float">
            <text:p><text:s/>1,025,442 <text:s/></text:p>
          </table:table-cell>
          <table:table-cell table:style-name="ce43" office:value-type="float" office:value="505.5" calcext:value-type="float">
            <text:p><text:s/>506 <text:s/></text:p>
          </table:table-cell>
          <table:table-cell table:style-name="ce43" office:value-type="float" office:value="75857.4819729482" calcext:value-type="float">
            <text:p><text:s/>75,857 <text:s/></text:p>
          </table:table-cell>
          <table:table-cell table:style-name="ce43" office:value-type="float" office:value="-849489.481972948" calcext:value-type="float">
            <text:p><text:s/>-849,489 <text:s/></text:p>
          </table:table-cell>
          <table:table-cell table:style-name="ce43" office:value-type="float" office:value="-125700.55" calcext:value-type="float">
            <text:p><text:s/>-125,70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253.94" calcext:value-type="float">
            <text:p><text:s/>28,254 <text:s/></text:p>
          </table:table-cell>
          <table:table-cell table:style-name="ce42" office:value-type="float" office:value="55224.78" calcext:value-type="float">
            <text:p><text:s/>55,225 <text:s/></text:p>
          </table:table-cell>
          <table:table-cell table:style-name="ce42" office:value-type="float" office:value="29279.4855071793" calcext:value-type="float">
            <text:p><text:s/>29,279 <text:s/></text:p>
          </table:table-cell>
          <table:table-cell table:style-name="ce42" office:value-type="float" office:value="2616" calcext:value-type="float">
            <text:p><text:s/>2,616 <text:s/></text:p>
          </table:table-cell>
          <table:table-cell table:style-name="ce42" office:value-type="float" office:value="571.143444510937" calcext:value-type="float">
            <text:p><text:s/>571 <text:s/></text:p>
          </table:table-cell>
          <table:table-cell table:style-name="ce42" office:value-type="float" office:value="4955.25655548906" calcext:value-type="float">
            <text:p><text:s/>4,955 <text:s/></text:p>
          </table:table-cell>
          <table:table-cell table:style-name="ce42" office:value-type="float" office:value="143395" calcext:value-type="float">
            <text:p><text:s/>143,39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0948.272" calcext:value-type="float">
            <text:p><text:s/>2,470,948 <text:s/></text:p>
          </table:table-cell>
          <table:table-cell table:style-name="ce42" office:value-type="float" office:value="2540291.52" calcext:value-type="float">
            <text:p><text:s/>2,540,292 <text:s/></text:p>
          </table:table-cell>
          <table:table-cell table:style-name="ce42" office:value-type="float" office:value="1056350.88" calcext:value-type="float">
            <text:p><text:s/>1,056,351 <text:s/></text:p>
          </table:table-cell>
          <table:table-cell table:style-name="ce42" office:value-type="float" office:value="11068.5" calcext:value-type="float">
            <text:p><text:s/>11,069 <text:s/></text:p>
          </table:table-cell>
          <table:table-cell table:style-name="ce42" office:value-type="float" office:value="151908.061471563" calcext:value-type="float">
            <text:p><text:s/>151,908 <text:s/></text:p>
          </table:table-cell>
          <table:table-cell table:style-name="ce42" office:value-type="float" office:value="976963.138528437" calcext:value-type="float">
            <text:p><text:s/>976,963 <text:s/></text:p>
          </table:table-cell>
          <table:table-cell table:style-name="ce42" office:value-type="float" office:value="297452.4" calcext:value-type="float">
            <text:p><text:s/>297,452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470948.272" calcext:value-type="float">
            <text:p><text:s/>2,470,948 <text:s/></text:p>
          </table:table-cell>
          <table:table-cell table:style-name="ce42" office:value-type="float" office:value="2248487.6864" calcext:value-type="float">
            <text:p><text:s/>2,248,488 <text:s/></text:p>
          </table:table-cell>
          <table:table-cell table:style-name="ce42" office:value-type="float" office:value="920204.847240448" calcext:value-type="float">
            <text:p><text:s/>920,205 <text:s/></text:p>
          </table:table-cell>
          <table:table-cell table:style-name="ce42" office:value-type="float" office:value="11068.5" calcext:value-type="float">
            <text:p><text:s/>11,069 <text:s/></text:p>
          </table:table-cell>
          <table:table-cell table:style-name="ce42" office:value-type="float" office:value="151908.061471563" calcext:value-type="float">
            <text:p><text:s/>151,908 <text:s/></text:p>
          </table:table-cell>
          <table:table-cell table:style-name="ce42" office:value-type="float" office:value="976963.138528437" calcext:value-type="float">
            <text:p><text:s/>976,963 <text:s/></text:p>
          </table:table-cell>
          <table:table-cell table:style-name="ce42" office:value-type="float" office:value="297452.4" calcext:value-type="float">
            <text:p><text:s/>297,452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91803.8336" calcext:value-type="float">
            <text:p><text:s/>291,804 <text:s/></text:p>
          </table:table-cell>
          <table:table-cell table:style-name="ce43" office:value-type="float" office:value="136146.032759552" calcext:value-type="float">
            <text:p><text:s/>136,146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.64" calcext:value-type="float">
            <text:p><text:s/>108 <text:s/></text:p>
          </table:table-cell>
          <table:table-cell table:style-name="ce42" office:value-type="float" office:value="3033.42" calcext:value-type="float">
            <text:p><text:s/>3,033 <text:s/></text:p>
          </table:table-cell>
          <table:table-cell table:style-name="ce42" office:value-type="float" office:value="1138.8" calcext:value-type="float">
            <text:p><text:s/>1,139 <text:s/></text:p>
          </table:table-cell>
          <table:table-cell table:style-name="ce42" office:value-type="float" office:value="4.5" calcext:value-type="float">
            <text:p><text:s/>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.4" calcext:value-type="float">
            <text:p><text:s/>42 <text:s/></text:p>
          </table:table-cell>
          <table:table-cell table:style-name="ce42" office:value-type="float" office:value="13.6" calcext:value-type="float">
            <text:p><text:s/>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78" calcext:value-type="float">
            <text:p><text:s/>1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.24" calcext:value-type="float">
            <text:p><text:s/>6 <text:s/></text:p>
          </table:table-cell>
          <table:table-cell table:style-name="ce42" office:value-type="float" office:value="1.56" calcext:value-type="float">
            <text:p><text:s/>2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7.64" calcext:value-type="float">
            <text:p><text:s/>108 <text:s/></text:p>
          </table:table-cell>
          <table:table-cell table:style-name="ce42" office:value-type="float" office:value="2081.04" calcext:value-type="float">
            <text:p><text:s/>2,081 <text:s/></text:p>
          </table:table-cell>
          <table:table-cell table:style-name="ce42" office:value-type="float" office:value="936" calcext:value-type="float">
            <text:p><text:s/>936 <text:s/></text:p>
          </table:table-cell>
          <table:table-cell table:style-name="ce42" office:value-type="float" office:value="4.5" calcext:value-type="float">
            <text:p><text:s/>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2.4" calcext:value-type="float">
            <text:p><text:s/>42 <text:s/></text:p>
          </table:table-cell>
          <table:table-cell table:style-name="ce42" office:value-type="float" office:value="13.6" calcext:value-type="float">
            <text:p><text:s/>14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91.54" calcext:value-type="float">
            <text:p><text:s/>892 <text:s/></text:p>
          </table:table-cell>
          <table:table-cell table:style-name="ce42" office:value-type="float" office:value="195.78" calcext:value-type="float">
            <text:p><text:s/>196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3.82" calcext:value-type="float">
            <text:p><text:s/>54 <text:s/></text:p>
          </table:table-cell>
          <table:table-cell table:style-name="ce43" office:value-type="float" office:value="5.46" calcext:value-type="float">
            <text:p><text:s/>5 <text:s/></text:p>
          </table:table-cell>
          <table:table-cell table:number-columns-repeated="4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2162212.338" calcext:value-type="float">
            <text:p><text:s/>2,162,212 <text:s/></text:p>
          </table:table-cell>
          <table:table-cell table:style-name="ce44" office:value-type="float" office:value="5088875.22" calcext:value-type="float">
            <text:p><text:s/>5,088,875 <text:s/></text:p>
          </table:table-cell>
          <table:table-cell table:style-name="ce44" office:value-type="float" office:value="2051375.04" calcext:value-type="float">
            <text:p><text:s/>2,051,375 <text:s/></text:p>
          </table:table-cell>
          <table:table-cell table:style-name="ce44" office:value-type="float" office:value="8953.5" calcext:value-type="float">
            <text:p><text:s/>8,954 <text:s/></text:p>
          </table:table-cell>
          <table:table-cell table:style-name="ce44" office:value-type="float" office:value="227194.4" calcext:value-type="float">
            <text:p><text:s/>227,194 <text:s/></text:p>
          </table:table-cell>
          <table:table-cell table:style-name="ce44" office:value-type="float" office:value="122476" calcext:value-type="float">
            <text:p><text:s/>122,476 <text:s/></text:p>
          </table:table-cell>
          <table:table-cell table:style-name="ce44" office:value-type="float" office:value="28343.25" calcext:value-type="float">
            <text:p><text:s/>28,343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132.6" calcext:value-type="float">
            <text:p><text:s/>133 <text:s/></text:p>
          </table:table-cell>
          <table:table-cell table:style-name="ce44" office:value-type="float" office:value="5088875.22" calcext:value-type="float">
            <text:p><text:s/>5,088,875 <text:s/></text:p>
          </table:table-cell>
          <table:table-cell table:style-name="ce44" office:value-type="float" office:value="2051375.04" calcext:value-type="float">
            <text:p><text:s/>2,051,375 <text:s/></text:p>
          </table:table-cell>
          <table:table-cell table:style-name="ce44" office:value-type="float" office:value="8953.5" calcext:value-type="float">
            <text:p><text:s/>8,954 <text:s/></text:p>
          </table:table-cell>
          <table:table-cell table:style-name="ce44" office:value-type="float" office:value="227194.4" calcext:value-type="float">
            <text:p><text:s/>227,194 <text:s/></text:p>
          </table:table-cell>
          <table:table-cell table:style-name="ce44" office:value-type="float" office:value="122476" calcext:value-type="float">
            <text:p><text:s/>122,476 <text:s/></text:p>
          </table:table-cell>
          <table:table-cell table:style-name="ce44" office:value-type="float" office:value="28343.25" calcext:value-type="float">
            <text:p><text:s/>28,34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.6" calcext:value-type="float">
            <text:p><text:s/>133 <text:s/></text:p>
          </table:table-cell>
          <table:table-cell table:style-name="ce42" office:value-type="float" office:value="10358.4" calcext:value-type="float">
            <text:p><text:s/>10,358 <text:s/></text:p>
          </table:table-cell>
          <table:table-cell table:style-name="ce42" office:value-type="float" office:value="5136.3" calcext:value-type="float">
            <text:p><text:s/>5,1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952.1" calcext:value-type="float">
            <text:p><text:s/>4,95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8.08" calcext:value-type="float">
            <text:p><text:s/>28 <text:s/></text:p>
          </table:table-cell>
          <table:table-cell table:style-name="ce42" office:value-type="float" office:value="8.58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86.86" calcext:value-type="float">
            <text:p><text:s/>887 <text:s/></text:p>
          </table:table-cell>
          <table:table-cell table:style-name="ce42" office:value-type="float" office:value="79.56" calcext:value-type="float">
            <text:p><text:s/>8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41.75" calcext:value-type="float">
            <text:p><text:s/>64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19.96" calcext:value-type="float">
            <text:p><text:s/>220 <text:s/></text:p>
          </table:table-cell>
          <table:table-cell table:style-name="ce42" office:value-type="float" office:value="33.54" calcext:value-type="float">
            <text:p><text:s/>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.4" calcext:value-type="float">
            <text:p><text:s/>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5.88" calcext:value-type="float">
            <text:p><text:s/>36 <text:s/></text:p>
          </table:table-cell>
          <table:table-cell table:style-name="ce42" office:value-type="float" office:value="7.8" calcext:value-type="float">
            <text:p><text:s/>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5.5" calcext:value-type="float">
            <text:p><text:s/>2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3.82" calcext:value-type="float">
            <text:p><text:s/>54 <text:s/></text:p>
          </table:table-cell>
          <table:table-cell table:style-name="ce42" office:value-type="float" office:value="8.58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7.52" calcext:value-type="float">
            <text:p><text:s/>378 <text:s/></text:p>
          </table:table-cell>
          <table:table-cell table:style-name="ce42" office:value-type="float" office:value="28.86" calcext:value-type="float">
            <text:p><text:s/>29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3.7" calcext:value-type="float">
            <text:p><text:s/>10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.96" calcext:value-type="float">
            <text:p><text:s/>25 <text:s/></text:p>
          </table:table-cell>
          <table:table-cell table:style-name="ce42" office:value-type="float" office:value="4.68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2.66" calcext:value-type="float">
            <text:p><text:s/>193 <text:s/></text:p>
          </table:table-cell>
          <table:table-cell table:style-name="ce42" office:value-type="float" office:value="30.42" calcext:value-type="float">
            <text:p><text:s/>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.05" calcext:value-type="float">
            <text:p><text:s/>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2.66" calcext:value-type="float">
            <text:p><text:s/>193 <text:s/></text:p>
          </table:table-cell>
          <table:table-cell table:style-name="ce42" office:value-type="float" office:value="30.42" calcext:value-type="float">
            <text:p><text:s/>3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5.05" calcext:value-type="float">
            <text:p><text:s/>4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192.66" calcext:value-type="float">
            <text:p>( 193 <text:s/>)</text:p>
          </table:table-cell>
          <table:table-cell table:style-name="ce45" office:value-type="float" office:value="30.42" calcext:value-type="float">
            <text:p>( 30 <text:s/>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45.05" calcext:value-type="float">
            <text:p>( 45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9.6" calcext:value-type="float">
            <text:p><text:s/>250 <text:s/></text:p>
          </table:table-cell>
          <table:table-cell table:style-name="ce42" office:value-type="float" office:value="21.06" calcext:value-type="float">
            <text:p><text:s/>2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2.54" calcext:value-type="float">
            <text:p><text:s/>73 <text:s/></text:p>
          </table:table-cell>
          <table:table-cell table:style-name="ce42" office:value-type="float" office:value="8.58" calcext:value-type="float">
            <text:p><text:s/>9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265.98" calcext:value-type="float">
            <text:p><text:s/>266 <text:s/></text:p>
          </table:table-cell>
          <table:table-cell table:style-name="ce46" office:value-type="float" office:value="39" calcext:value-type="float">
            <text:p><text:s/>39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95.78" calcext:value-type="float">
            <text:p><text:s/>196 <text:s/></text:p>
          </table:table-cell>
          <table:table-cell table:style-name="ce42" office:value-type="float" office:value="17.16" calcext:value-type="float">
            <text:p><text:s/>17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.25" calcext:value-type="float">
            <text:p><text:s/>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30.26" calcext:value-type="float">
            <text:p><text:s/>130 <text:s/></text:p>
          </table:table-cell>
          <table:table-cell table:style-name="ce42" office:value-type="float" office:value="4.68" calcext:value-type="float">
            <text:p><text:s/>5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65.52" calcext:value-type="float">
            <text:p><text:s/>66 <text:s/></text:p>
          </table:table-cell>
          <table:table-cell table:style-name="ce42" office:value-type="float" office:value="12.48" calcext:value-type="float">
            <text:p><text:s/>1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5.25" calcext:value-type="float">
            <text:p><text:s/>55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45" office:value-type="float" office:value="9.36" calcext:value-type="float">
            <text:p>( 9 <text:s/>)</text:p>
          </table:table-cell>
          <table:table-cell table:style-name="ce45" office:value-type="float" office:value="1.56" calcext:value-type="float">
            <text:p>( 2 <text:s/>)</text:p>
          </table:table-cell>
          <table:table-cell table:number-columns-repeated="4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7.8" calcext:value-type="float">
            <text:p>( 8 <text:s/>)</text:p>
          </table:table-cell>
          <table:table-cell table:style-name="ce47" office:value-type="float" office:value="1.56" calcext:value-type="float">
            <text:p>( 2 <text:s/>)</text:p>
          </table:table-cell>
          <table:table-cell table:number-columns-repeated="3" table:style-name="ce47" office:value-type="float" office:value="0" calcext:value-type="float">
            <text:p/>
          </table:table-cell>
          <table:table-cell table:style-name="ce47" office:value-type="float" office:value="34" calcext:value-type="float">
            <text:p>( 34 <text:s/>)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.6" calcext:value-type="float">
            <text:p><text:s/>133 <text:s/></text:p>
          </table:table-cell>
          <table:table-cell table:style-name="ce42" office:value-type="float" office:value="375.18" calcext:value-type="float">
            <text:p><text:s/>375 <text:s/></text:p>
          </table:table-cell>
          <table:table-cell table:style-name="ce42" office:value-type="float" office:value="90.48" calcext:value-type="float">
            <text:p><text:s/>9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81.8" calcext:value-type="float">
            <text:p><text:s/>2,98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12" calcext:value-type="float">
            <text:p><text:s/>312 <text:s/></text:p>
          </table:table-cell>
          <table:table-cell table:style-name="ce42" office:value-type="float" office:value="74.1" calcext:value-type="float">
            <text:p><text:s/>7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980.1" calcext:value-type="float">
            <text:p><text:s/>2,980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2.6" calcext:value-type="float">
            <text:p><text:s/>133 <text:s/></text:p>
          </table:table-cell>
          <table:table-cell table:style-name="ce42" office:value-type="float" office:value="63.18" calcext:value-type="float">
            <text:p><text:s/>63 <text:s/></text:p>
          </table:table-cell>
          <table:table-cell table:style-name="ce42" office:value-type="float" office:value="16.38" calcext:value-type="float">
            <text:p><text:s/>1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.7" calcext:value-type="float">
            <text:p><text:s/>2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32.6" calcext:value-type="float">
            <text:p>( 133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00.46" calcext:value-type="float">
            <text:p><text:s/>200 <text:s/></text:p>
          </table:table-cell>
          <table:table-cell table:style-name="ce42" office:value-type="float" office:value="35.88" calcext:value-type="float">
            <text:p><text:s/>36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77.4" calcext:value-type="float">
            <text:p><text:s/>377 <text:s/></text:p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153.66" calcext:value-type="float">
            <text:p><text:s/>154 <text:s/></text:p>
          </table:table-cell>
          <table:table-cell table:style-name="ce46" office:value-type="float" office:value="31.98" calcext:value-type="float">
            <text:p><text:s/>32 <text:s/></text:p>
          </table:table-cell>
          <table:table-cell table:number-columns-repeated="3" table:style-name="ce46" office:value-type="float" office:value="0" calcext:value-type="float">
            <text:p/>
          </table:table-cell>
          <table:table-cell table:style-name="ce46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8.04" calcext:value-type="float">
            <text:p><text:s/>1,028 <text:s/></text:p>
          </table:table-cell>
          <table:table-cell table:style-name="ce42" office:value-type="float" office:value="117.78" calcext:value-type="float">
            <text:p><text:s/>11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2.85" calcext:value-type="float">
            <text:p><text:s/>103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45.04" calcext:value-type="float">
            <text:p><text:s/>5,045 <text:s/></text:p>
          </table:table-cell>
          <table:table-cell table:style-name="ce42" office:value-type="float" office:value="4370.34" calcext:value-type="float">
            <text:p><text:s/>4,37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95.85" calcext:value-type="float">
            <text:p><text:s/>59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2.04" calcext:value-type="float">
            <text:p><text:s/>92 <text:s/></text:p>
          </table:table-cell>
          <table:table-cell table:style-name="ce42" office:value-type="float" office:value="14.04" calcext:value-type="float">
            <text:p><text:s/>1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8.5" calcext:value-type="float">
            <text:p><text:s/>9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14.66" calcext:value-type="float">
            <text:p><text:s/>115 <text:s/></text:p>
          </table:table-cell>
          <table:table-cell table:style-name="ce42" office:value-type="float" office:value="36.66" calcext:value-type="float">
            <text:p><text:s/>3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745.68" calcext:value-type="float">
            <text:p><text:s/>746 <text:s/></text:p>
          </table:table-cell>
          <table:table-cell table:style-name="ce42" office:value-type="float" office:value="151.32" calcext:value-type="float">
            <text:p><text:s/>151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30569.44" calcext:value-type="float">
            <text:p><text:s/>5,030,569 <text:s/></text:p>
          </table:table-cell>
          <table:table-cell table:style-name="ce42" office:value-type="float" office:value="2025804.3" calcext:value-type="float">
            <text:p><text:s/>2,025,804 <text:s/></text:p>
          </table:table-cell>
          <table:table-cell table:style-name="ce42" office:value-type="float" office:value="860.25" calcext:value-type="float">
            <text:p><text:s/>860 <text:s/></text:p>
          </table:table-cell>
          <table:table-cell table:style-name="ce42" office:value-type="float" office:value="566.4" calcext:value-type="float">
            <text:p><text:s/>566 <text:s/></text:p>
          </table:table-cell>
          <table:table-cell table:style-name="ce42" office:value-type="float" office:value="121679.2" calcext:value-type="float">
            <text:p><text:s/>121,6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60.25" calcext:value-type="float">
            <text:p><text:s/>860 <text:s/></text:p>
          </table:table-cell>
          <table:table-cell table:style-name="ce42" office:value-type="float" office:value="566.4" calcext:value-type="float">
            <text:p><text:s/>566 <text:s/></text:p>
          </table:table-cell>
          <table:table-cell table:style-name="ce42" office:value-type="float" office:value="121679.2" calcext:value-type="float">
            <text:p><text:s/>121,67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030569.44" calcext:value-type="float">
            <text:p><text:s/>5,030,569 <text:s/></text:p>
          </table:table-cell>
          <table:table-cell table:style-name="ce42" office:value-type="float" office:value="2025804.3" calcext:value-type="float">
            <text:p><text:s/>2,025,804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8.2" calcext:value-type="float">
            <text:p><text:s/>148 <text:s/></text:p>
          </table:table-cell>
          <table:table-cell table:style-name="ce42" office:value-type="float" office:value="24.96" calcext:value-type="float">
            <text:p><text:s/>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.6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47.42" calcext:value-type="float">
            <text:p><text:s/>147 <text:s/></text:p>
          </table:table-cell>
          <table:table-cell table:style-name="ce42" office:value-type="float" office:value="24.96" calcext:value-type="float">
            <text:p><text:s/>25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0.6" calcext:value-type="float">
            <text:p><text:s/>31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0.78" calcext:value-type="float">
            <text:p><text:s/>1 <text:s/>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47799.18" calcext:value-type="float">
            <text:p><text:s/>47,799 <text:s/></text:p>
          </table:table-cell>
          <table:table-cell table:style-name="ce42" office:value-type="float" office:value="20409.48" calcext:value-type="float">
            <text:p><text:s/>20,409 <text:s/></text:p>
          </table:table-cell>
          <table:table-cell table:style-name="ce42" office:value-type="float" office:value="8093.25" calcext:value-type="float">
            <text:p><text:s/>8,093 <text:s/></text:p>
          </table:table-cell>
          <table:table-cell table:style-name="ce42" office:value-type="float" office:value="226628" calcext:value-type="float">
            <text:p><text:s/>226,628 <text:s/></text:p>
          </table:table-cell>
          <table:table-cell table:style-name="ce42" office:value-type="float" office:value="796.8" calcext:value-type="float">
            <text:p><text:s/>797 <text:s/></text:p>
          </table:table-cell>
          <table:table-cell table:style-name="ce42" office:value-type="float" office:value="23360.55" calcext:value-type="float">
            <text:p><text:s/>23,36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10705.75" calcext:value-type="float">
            <text:p><text:s/>10,70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42" office:value-type="float" office:value="53.55" calcext:value-type="float">
            <text:p><text:s/>5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6.52" calcext:value-type="float">
            <text:p><text:s/>27 <text:s/></text:p>
          </table:table-cell>
          <table:table-cell table:style-name="ce42" office:value-type="float" office:value="7.8" calcext:value-type="float">
            <text:p><text:s/>8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673.88" calcext:value-type="float">
            <text:p><text:s/>1,674 <text:s/></text:p>
          </table:table-cell>
          <table:table-cell table:style-name="ce42" office:value-type="float" office:value="281.58" calcext:value-type="float">
            <text:p><text:s/>282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0.85" calcext:value-type="float">
            <text:p><text:s/>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1061.58" calcext:value-type="float">
            <text:p><text:s/>1,062 <text:s/></text:p>
          </table:table-cell>
          <table:table-cell table:style-name="ce42" office:value-type="float" office:value="197.34" calcext:value-type="float">
            <text:p><text:s/>197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39566.28" calcext:value-type="float">
            <text:p><text:s/>39,566 <text:s/></text:p>
          </table:table-cell>
          <table:table-cell table:style-name="ce42" office:value-type="float" office:value="18900.18" calcext:value-type="float">
            <text:p><text:s/>18,900 <text:s/></text:p>
          </table:table-cell>
          <table:table-cell table:style-name="ce42" office:value-type="float" office:value="8093.25" calcext:value-type="float">
            <text:p><text:s/>8,093 <text:s/></text:p>
          </table:table-cell>
          <table:table-cell table:style-name="ce42" office:value-type="float" office:value="226628" calcext:value-type="float">
            <text:p><text:s/>226,628 <text:s/></text:p>
          </table:table-cell>
          <table:table-cell table:style-name="ce42" office:value-type="float" office:value="796.8" calcext:value-type="float">
            <text:p><text:s/>797 <text:s/></text:p>
          </table:table-cell>
          <table:table-cell table:style-name="ce42" office:value-type="float" office:value="9787.75" calcext:value-type="float">
            <text:p><text:s/>9,788 <text:s/></text:p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5470.92" calcext:value-type="float">
            <text:p><text:s/>5,471 <text:s/></text:p>
          </table:table-cell>
          <table:table-cell table:style-name="ce43" office:value-type="float" office:value="1022.58" calcext:value-type="float">
            <text:p><text:s/>1,023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43" office:value-type="float" office:value="2812.65" calcext:value-type="float">
            <text:p><text:s/>2,813 <text:s/></text:p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2079.738" calcext:value-type="float">
            <text:p><text:s/>2,162,0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2079.738" calcext:value-type="float">
            <text:p><text:s/>2,162,08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62079.738" calcext:value-type="float">
            <text:p>( 2,162,080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7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022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3.$A$1:.$AMJ$8" table:range-usable-as="repeat-column repeat-row"/>
        </table:named-expressions>
      </table:table>
      <table:table table:name="Page4" table:style-name="ta4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5" table:number-columns-repeated="8" table:default-cell-style-name="ce14"/>
        <table:table-column table:style-name="co4" table:default-cell-style-name="ce14"/>
        <table:table-column table:style-name="co6" table:default-cell-style-name="ce13"/>
        <table:table-column table:style-name="co13" table:default-cell-style-name="ce13"/>
        <table:table-column table:style-name="co8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53" table:number-columns-repeated="3"/>
            <table:table-cell table:style-name="ce36" table:number-columns-repeated="2"/>
            <table:table-cell table:style-name="ce49" office:value-type="string" calcext:value-type="string" table:number-columns-spanned="4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3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28" calcext:value-type="float">
              <text:p>28</text:p>
            </table:table-cell>
            <table:table-cell table:style-name="ce37" office:value-type="float" office:value="29" calcext:value-type="float">
              <text:p>29</text:p>
            </table:table-cell>
            <table:table-cell table:style-name="ce37" office:value-type="float" office:value="30" calcext:value-type="float">
              <text:p>30</text:p>
            </table:table-cell>
            <table:table-cell table:style-name="ce37" office:value-type="float" office:value="31" calcext:value-type="float">
              <text:p>31</text:p>
            </table:table-cell>
            <table:table-cell table:style-name="ce37" office:value-type="float" office:value="32" calcext:value-type="float">
              <text:p>32</text:p>
            </table:table-cell>
            <table:table-cell table:style-name="ce37" office:value-type="float" office:value="33" calcext:value-type="float">
              <text:p>33</text:p>
            </table:table-cell>
            <table:table-cell table:style-name="ce37" office:value-type="float" office:value="34" calcext:value-type="float">
              <text:p>34</text:p>
            </table:table-cell>
            <table:table-cell table:style-name="ce37" office:value-type="float" office:value="35" calcext:value-type="float">
              <text:p>35</text:p>
            </table:table-cell>
            <table:table-cell table:style-name="ce37" office:value-type="float" office:value="36" calcext:value-type="float">
              <text:p>36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柴油</text:p>
            </table:table-cell>
            <table:table-cell table:style-name="ce38" office:value-type="string" calcext:value-type="string">
              <text:p>燃料油</text:p>
            </table:table-cell>
            <table:table-cell table:style-name="ce38" office:value-type="string" calcext:value-type="string">
              <text:p>白精油</text:p>
            </table:table-cell>
            <table:table-cell table:style-name="ce38" office:value-type="string" calcext:value-type="string">
              <text:p>潤滑油</text:p>
            </table:table-cell>
            <table:table-cell table:style-name="ce38" office:value-type="string" calcext:value-type="string">
              <text:p>柏油</text:p>
            </table:table-cell>
            <table:table-cell table:style-name="ce38" office:value-type="string" calcext:value-type="string">
              <text:p>溶劑油</text:p>
            </table:table-cell>
            <table:table-cell table:style-name="ce38" office:value-type="string" calcext:value-type="string">
              <text:p>石蠟</text:p>
            </table:table-cell>
            <table:table-cell table:style-name="ce38" office:value-type="string" calcext:value-type="string">
              <text:p>石油焦</text:p>
            </table:table-cell>
            <table:table-cell table:style-name="ce38" office:value-type="string" calcext:value-type="string">
              <text:p>其他石油產品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table:number-columns-repeated="9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Diesel Oil</text:p>
            </table:table-cell>
            <table:table-cell table:style-name="ce39" office:value-type="string" calcext:value-type="string">
              <text:p>Fuel Oil</text:p>
            </table:table-cell>
            <table:table-cell table:style-name="ce39" office:value-type="string" calcext:value-type="string">
              <text:p>White Spirits</text:p>
            </table:table-cell>
            <table:table-cell table:style-name="ce39" office:value-type="string" calcext:value-type="string">
              <text:p>Lubricants</text:p>
            </table:table-cell>
            <table:table-cell table:style-name="ce39" office:value-type="string" calcext:value-type="string">
              <text:p>Asphalts</text:p>
            </table:table-cell>
            <table:table-cell table:style-name="ce39" office:value-type="string" calcext:value-type="string">
              <text:p>Solvents</text:p>
            </table:table-cell>
            <table:table-cell table:style-name="ce39" office:value-type="string" calcext:value-type="string">
              <text:p>Paraffin Waxes</text:p>
            </table:table-cell>
            <table:table-cell table:style-name="ce39" office:value-type="string" calcext:value-type="string">
              <text:p>Petroleum Coke</text:p>
            </table:table-cell>
            <table:table-cell table:style-name="ce39" office:value-type="string" calcext:value-type="string">
              <text:p>Other Petroleum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table:number-columns-repeated="8"/>
            <table:table-cell table:style-name="ce52" office:value-type="string" calcext:value-type="string">
              <text:p>Products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9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9" table:style-name="ce41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42587.6" calcext:value-type="float">
            <text:p><text:s/>42,588 <text:s/></text:p>
          </table:table-cell>
          <table:table-cell table:style-name="ce42" office:value-type="float" office:value="2558853.04" calcext:value-type="float">
            <text:p><text:s/>2,558,85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4078.08" calcext:value-type="float">
            <text:p><text:s/>184,078 <text:s/></text:p>
          </table:table-cell>
          <table:table-cell table:style-name="ce42" office:value-type="float" office:value="4658" calcext:value-type="float">
            <text:p><text:s/>4,658 <text:s/></text:p>
          </table:table-cell>
          <table:table-cell table:style-name="ce42" office:value-type="float" office:value="300951.458669424" calcext:value-type="float">
            <text:p><text:s/>300,95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1525.92" calcext:value-type="float">
            <text:p><text:s/>11,526 <text:s/></text:p>
          </table:table-cell>
          <table:table-cell table:style-name="ce42" office:value-type="float" office:value="188361" calcext:value-type="float">
            <text:p><text:s/>188,361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style-name="ce42" office:value-type="float" office:value="39881.6" calcext:value-type="float">
            <text:p><text:s/>39,882 <text:s/></text:p>
          </table:table-cell>
          <table:table-cell table:style-name="ce42" office:value-type="float" office:value="246285.84" calcext:value-type="float">
            <text:p><text:s/>246,28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6867.84" calcext:value-type="float">
            <text:p><text:s/>186,868 <text:s/></text:p>
          </table:table-cell>
          <table:table-cell table:style-name="ce42" office:value-type="float" office:value="25476" calcext:value-type="float">
            <text:p><text:s/>25,476 <text:s/></text:p>
          </table:table-cell>
          <table:table-cell table:style-name="ce42" office:value-type="float" office:value="14355.336687165" calcext:value-type="float">
            <text:p><text:s/>14,35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3186.32" calcext:value-type="float">
            <text:p><text:s/>23,186 <text:s/></text:p>
          </table:table-cell>
          <table:table-cell table:style-name="ce42" office:value-type="float" office:value="160769.334782609" calcext:value-type="float">
            <text:p><text:s/>160,769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style-name="ce42" office:value-type="float" office:value="113345.76" calcext:value-type="float">
            <text:p><text:s/>113,346 <text:s/></text:p>
          </table:table-cell>
          <table:table-cell table:style-name="ce42" office:value-type="float" office:value="1872436.44" calcext:value-type="float">
            <text:p><text:s/>1,872,43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024.64" calcext:value-type="float">
            <text:p><text:s/>2,025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-128604.96" calcext:value-type="float">
            <text:p><text:s/>-128,605 <text:s/></text:p>
          </table:table-cell>
          <table:table-cell table:style-name="ce42" office:value-type="float" office:value="-438776.307692308" calcext:value-type="float">
            <text:p><text:s/>-438,776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40876.9425742574" calcext:value-type="float">
            <text:p><text:s/>40,877 <text:s/></text:p>
          </table:table-cell>
          <table:table-cell table:style-name="ce42" office:value-type="float" office:value="-8629" calcext:value-type="float">
            <text:p><text:s/>-8,629 <text:s/></text:p>
          </table:table-cell>
          <table:table-cell table:style-name="ce42" office:value-type="float" office:value="-2815.36" calcext:value-type="float">
            <text:p><text:s/>-2,81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26042.38" calcext:value-type="float">
            <text:p><text:s/>-26,042 <text:s/></text:p>
          </table:table-cell>
          <table:table-cell table:style-name="ce42" office:value-type="float" office:value="-148095.03" calcext:value-type="float">
            <text:p><text:s/>-148,095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17965.2" calcext:value-type="float">
            <text:p><text:s/>17,965 <text:s/></text:p>
          </table:table-cell>
          <table:table-cell table:style-name="ce43" office:value-type="float" office:value="878907.067692308" calcext:value-type="float">
            <text:p><text:s/>878,907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-45691.3425742574" calcext:value-type="float">
            <text:p><text:s/>-45,691 <text:s/></text:p>
          </table:table-cell>
          <table:table-cell table:style-name="ce43" office:value-type="float" office:value="-12189" calcext:value-type="float">
            <text:p><text:s/>-12,189 <text:s/></text:p>
          </table:table-cell>
          <table:table-cell table:style-name="ce43" office:value-type="float" office:value="289411.481982259" calcext:value-type="float">
            <text:p><text:s/>289,411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14381.98" calcext:value-type="float">
            <text:p><text:s/>14,382 <text:s/></text:p>
          </table:table-cell>
          <table:table-cell table:style-name="ce43" office:value-type="float" office:value="175686.695217391" calcext:value-type="float">
            <text:p><text:s/>175,687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14592.72" calcext:value-type="float">
            <text:p><text:s/>114,593 <text:s/></text:p>
          </table:table-cell>
          <table:table-cell table:style-name="ce42" office:value-type="float" office:value="1441462.22769231" calcext:value-type="float">
            <text:p><text:s/>1,441,46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665.92" calcext:value-type="float">
            <text:p><text:s/>2,666 <text:s/></text:p>
          </table:table-cell>
          <table:table-cell table:style-name="ce42" office:value-type="float" office:value="16" calcext:value-type="float">
            <text:p><text:s/>16 <text:s/></text:p>
          </table:table-cell>
          <table:table-cell table:style-name="ce42" office:value-type="float" office:value="1144.57" calcext:value-type="float">
            <text:p><text:s/>1,14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9745.63" calcext:value-type="float">
            <text:p><text:s/>169,746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235832.024563775" calcext:value-type="float">
            <text:p><text:s/>235,832 <text:s/></text:p>
          </table:table-cell>
          <table:table-cell table:style-name="ce42" office:value-type="float" office:value="4611003.21077395" calcext:value-type="float">
            <text:p><text:s/>4,611,00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35791.6" calcext:value-type="float">
            <text:p><text:s/>235,792 <text:s/></text:p>
          </table:table-cell>
          <table:table-cell table:style-name="ce42" office:value-type="float" office:value="4321220.68" calcext:value-type="float">
            <text:p><text:s/>4,321,22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40.4245637752" calcext:value-type="float">
            <text:p><text:s/>40 <text:s/></text:p>
          </table:table-cell>
          <table:table-cell table:style-name="ce43" office:value-type="float" office:value="289782.53077395" calcext:value-type="float">
            <text:p><text:s/>289,783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4342252.64" calcext:value-type="float">
            <text:p><text:s/>4,342,253 <text:s/></text:p>
          </table:table-cell>
          <table:table-cell table:style-name="ce42" office:value-type="float" office:value="10879520.72" calcext:value-type="float">
            <text:p><text:s/>10,879,5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5944.237623762" calcext:value-type="float">
            <text:p><text:s/>295,944 <text:s/></text:p>
          </table:table-cell>
          <table:table-cell table:style-name="ce42" office:value-type="float" office:value="598038" calcext:value-type="float">
            <text:p><text:s/>598,038 <text:s/></text:p>
          </table:table-cell>
          <table:table-cell table:style-name="ce42" office:value-type="float" office:value="50964.49" calcext:value-type="float">
            <text:p><text:s/>50,9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480.7" calcext:value-type="float">
            <text:p><text:s/>105,481 <text:s/></text:p>
          </table:table-cell>
          <table:table-cell table:style-name="ce42" office:value-type="float" office:value="1246564.98695652" calcext:value-type="float">
            <text:p><text:s/>1,246,56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4280938.7648" calcext:value-type="float">
            <text:p><text:s/>4,280,939 <text:s/></text:p>
          </table:table-cell>
          <table:table-cell table:style-name="ce42" office:value-type="float" office:value="10879520.72" calcext:value-type="float">
            <text:p><text:s/>10,879,52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95944.237623762" calcext:value-type="float">
            <text:p><text:s/>295,944 <text:s/></text:p>
          </table:table-cell>
          <table:table-cell table:style-name="ce42" office:value-type="float" office:value="598038" calcext:value-type="float">
            <text:p><text:s/>598,038 <text:s/></text:p>
          </table:table-cell>
          <table:table-cell table:style-name="ce42" office:value-type="float" office:value="50964.49" calcext:value-type="float">
            <text:p><text:s/>50,96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05480.7" calcext:value-type="float">
            <text:p><text:s/>105,481 <text:s/></text:p>
          </table:table-cell>
          <table:table-cell table:style-name="ce42" office:value-type="float" office:value="1180829.17255652" calcext:value-type="float">
            <text:p><text:s/>1,180,829 <text:s/></text:p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61313.8752" calcext:value-type="float">
            <text:p><text:s/>61,31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43" office:value-type="float" office:value="65735.8144" calcext:value-type="float">
            <text:p><text:s/>65,73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33760.32" calcext:value-type="float">
            <text:p><text:s/>33,760 <text:s/></text:p>
          </table:table-cell>
          <table:table-cell table:style-name="ce42" office:value-type="float" office:value="364195.015535007" calcext:value-type="float">
            <text:p><text:s/>364,19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style-name="ce42" office:value-type="float" office:value="49.28" calcext:value-type="float">
            <text:p><text:s/>49 <text:s/></text:p>
          </table:table-cell>
          <table:table-cell table:style-name="ce42" office:value-type="float" office:value="160.08" calcext:value-type="float">
            <text:p><text:s/>16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style-name="ce42" office:value-type="float" office:value="151.36" calcext:value-type="float">
            <text:p><text:s/>151 <text:s/></text:p>
          </table:table-cell>
          <table:table-cell table:style-name="ce42" office:value-type="float" office:value="9318.68" calcext:value-type="float">
            <text:p><text:s/>9,31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style-name="ce42" office:value-type="float" office:value="2103.2" calcext:value-type="float">
            <text:p><text:s/>2,103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31427.44" calcext:value-type="float">
            <text:p><text:s/>31,427 <text:s/></text:p>
          </table:table-cell>
          <table:table-cell table:style-name="ce42" office:value-type="float" office:value="354716.255535007" calcext:value-type="float">
            <text:p><text:s/>354,71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style-name="ce43" office:value-type="float" office:value="29.04" calcext:value-type="float">
            <text:p><text:s/>29 <text:s/></text:p>
          </table:table-cell>
          <table:table-cell table:number-columns-repeated="8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3976032.77543622" calcext:value-type="float">
            <text:p><text:s/>3,976,033 <text:s/></text:p>
          </table:table-cell>
          <table:table-cell table:style-name="ce44" office:value-type="float" office:value="5341767.33369104" calcext:value-type="float">
            <text:p><text:s/>5,341,76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47586.975049505" calcext:value-type="float">
            <text:p><text:s/>247,587 <text:s/></text:p>
          </table:table-cell>
          <table:table-cell table:style-name="ce44" office:value-type="float" office:value="585833" calcext:value-type="float">
            <text:p><text:s/>585,833 <text:s/></text:p>
          </table:table-cell>
          <table:table-cell table:style-name="ce44" office:value-type="float" office:value="339231.401982259" calcext:value-type="float">
            <text:p><text:s/>339,231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119862.68" calcext:value-type="float">
            <text:p><text:s/>119,863 <text:s/></text:p>
          </table:table-cell>
          <table:table-cell table:style-name="ce44" office:value-type="float" office:value="1252506.05217391" calcext:value-type="float">
            <text:p><text:s/>1,252,506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3976032.77543622" calcext:value-type="float">
            <text:p><text:s/>3,976,033 <text:s/></text:p>
          </table:table-cell>
          <table:table-cell table:style-name="ce44" office:value-type="float" office:value="5341767.33369104" calcext:value-type="float">
            <text:p><text:s/>5,341,767 <text:s/>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85160.28" calcext:value-type="float">
            <text:p><text:s/>85,160 <text:s/></text:p>
          </table:table-cell>
          <table:table-cell table:style-name="ce44" office:value-type="float" office:value="40465.8" calcext:value-type="float">
            <text:p><text:s/>40,4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209114.455436225" calcext:value-type="float">
            <text:p><text:s/>209,114 <text:s/></text:p>
          </table:table-cell>
          <table:table-cell table:style-name="ce42" office:value-type="float" office:value="4765405.73369104" calcext:value-type="float">
            <text:p><text:s/>4,765,4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5160.28" calcext:value-type="float">
            <text:p><text:s/>85,160 <text:s/></text:p>
          </table:table-cell>
          <table:table-cell table:style-name="ce42" office:value-type="float" office:value="40465.8" calcext:value-type="float">
            <text:p><text:s/>40,466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style-name="ce42" office:value-type="float" office:value="15891.92" calcext:value-type="float">
            <text:p><text:s/>15,892 <text:s/></text:p>
          </table:table-cell>
          <table:table-cell table:style-name="ce42" office:value-type="float" office:value="15674.96" calcext:value-type="float">
            <text:p><text:s/>15,67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style-name="ce42" office:value-type="float" office:value="17357.12" calcext:value-type="float">
            <text:p><text:s/>17,357 <text:s/></text:p>
          </table:table-cell>
          <table:table-cell table:style-name="ce42" office:value-type="float" office:value="427092.210282396" calcext:value-type="float">
            <text:p><text:s/>427,09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style-name="ce42" office:value-type="float" office:value="4495.2341470872" calcext:value-type="float">
            <text:p><text:s/>4,495 <text:s/></text:p>
          </table:table-cell>
          <table:table-cell table:style-name="ce42" office:value-type="float" office:value="944762.846454442" calcext:value-type="float">
            <text:p><text:s/>944,76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style-name="ce42" office:value-type="float" office:value="142.56" calcext:value-type="float">
            <text:p><text:s/>143 <text:s/></text:p>
          </table:table-cell>
          <table:table-cell table:style-name="ce42" office:value-type="float" office:value="26664.36" calcext:value-type="float">
            <text:p><text:s/>26,66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style-name="ce42" office:value-type="float" office:value="604.56" calcext:value-type="float">
            <text:p><text:s/>605 <text:s/></text:p>
          </table:table-cell>
          <table:table-cell table:style-name="ce42" office:value-type="float" office:value="7938.68" calcext:value-type="float">
            <text:p><text:s/>7,93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style-name="ce42" office:value-type="float" office:value="2111.8612891376" calcext:value-type="float">
            <text:p><text:s/>2,112 <text:s/></text:p>
          </table:table-cell>
          <table:table-cell table:style-name="ce42" office:value-type="float" office:value="420537.692957723" calcext:value-type="float">
            <text:p><text:s/>420,53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048.72" calcext:value-type="float">
            <text:p><text:s/>7,049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style-name="ce42" office:value-type="float" office:value="419.76" calcext:value-type="float">
            <text:p><text:s/>420 <text:s/></text:p>
          </table:table-cell>
          <table:table-cell table:style-name="ce42" office:value-type="float" office:value="1821.6" calcext:value-type="float">
            <text:p><text:s/>1,82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46141.04" calcext:value-type="float">
            <text:p><text:s/>46,141 <text:s/></text:p>
          </table:table-cell>
          <table:table-cell table:style-name="ce42" office:value-type="float" office:value="1064049.41810052" calcext:value-type="float">
            <text:p><text:s/>1,064,04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46141.04" calcext:value-type="float">
            <text:p><text:s/>46,141 <text:s/></text:p>
          </table:table-cell>
          <table:table-cell table:style-name="ce42" office:value-type="float" office:value="1045525.35296046" calcext:value-type="float">
            <text:p><text:s/>1,045,5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style-name="ce45" office:value-type="float" office:value="23759.12" calcext:value-type="float">
            <text:p>( 23,759 <text:s/>)</text:p>
          </table:table-cell>
          <table:table-cell table:style-name="ce45" office:value-type="float" office:value="1045525.35301016" calcext:value-type="float">
            <text:p>( 1,045,525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22381.92" calcext:value-type="float">
            <text:p>( 22,382 <text:s/>)</text:p>
          </table:table-cell>
          <table:table-cell table:style-name="ce45" office:value-type="float" office:value="-0.0000496984" calcext:value-type="float">
            <text:p>( -0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8524.0651543948" calcext:value-type="float">
            <text:p><text:s/>18,5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-0.0000143336" calcext:value-type="float">
            <text:p><text:s/>-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style-name="ce42" office:value-type="float" office:value="4144.8" calcext:value-type="float">
            <text:p><text:s/>4,145 <text:s/></text:p>
          </table:table-cell>
          <table:table-cell table:style-name="ce42" office:value-type="float" office:value="114626.48" calcext:value-type="float">
            <text:p><text:s/>114,6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style-name="ce42" office:value-type="float" office:value="441.76" calcext:value-type="float">
            <text:p><text:s/>442 <text:s/></text:p>
          </table:table-cell>
          <table:table-cell table:style-name="ce42" office:value-type="float" office:value="98565.12" calcext:value-type="float">
            <text:p><text:s/>98,5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style-name="ce46" office:value-type="float" office:value="1878.8" calcext:value-type="float">
            <text:p><text:s/>1,879 <text:s/></text:p>
          </table:table-cell>
          <table:table-cell table:style-name="ce46" office:value-type="float" office:value="224163.63749596" calcext:value-type="float">
            <text:p><text:s/>224,16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style-name="ce42" office:value-type="float" office:value="30426.88" calcext:value-type="float">
            <text:p><text:s/>30,427 <text:s/></text:p>
          </table:table-cell>
          <table:table-cell table:style-name="ce42" office:value-type="float" office:value="469205.52" calcext:value-type="float">
            <text:p><text:s/>469,20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8111.56" calcext:value-type="float">
            <text:p><text:s/>78,112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style-name="ce42" office:value-type="float" office:value="23369.28" calcext:value-type="float">
            <text:p><text:s/>23,369 <text:s/></text:p>
          </table:table-cell>
          <table:table-cell table:style-name="ce42" office:value-type="float" office:value="52649.76" calcext:value-type="float">
            <text:p><text:s/>52,650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245.86" calcext:value-type="float">
            <text:p><text:s/>55,24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style-name="ce42" office:value-type="float" office:value="7057.6" calcext:value-type="float">
            <text:p><text:s/>7,058 <text:s/></text:p>
          </table:table-cell>
          <table:table-cell table:style-name="ce42" office:value-type="float" office:value="416555.76" calcext:value-type="float">
            <text:p><text:s/>416,556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865.7" calcext:value-type="float">
            <text:p><text:s/>22,866 <text:s/></text:p>
          </table:table-cell>
          <table:table-cell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style-name="ce45" office:value-type="float" office:value="267.52" calcext:value-type="float">
            <text:p>( 268 <text:s/>)</text:p>
          </table:table-cell>
          <table:table-cell table:style-name="ce45" office:value-type="float" office:value="28030.56" calcext:value-type="float">
            <text:p>( 28,031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style-name="ce47" office:value-type="float" office:value="2387.44" calcext:value-type="float">
            <text:p>( 2,387 <text:s/>)</text:p>
          </table:table-cell>
          <table:table-cell table:style-name="ce47" office:value-type="float" office:value="248564.68" calcext:value-type="float">
            <text:p>( 248,565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10575.84" calcext:value-type="float">
            <text:p><text:s/>10,576 <text:s/></text:p>
          </table:table-cell>
          <table:table-cell table:style-name="ce42" office:value-type="float" office:value="671510.0884" calcext:value-type="float">
            <text:p><text:s/>671,51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0465.8" calcext:value-type="float">
            <text:p><text:s/>40,46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9496.96" calcext:value-type="float">
            <text:p><text:s/>9,497 <text:s/></text:p>
          </table:table-cell>
          <table:table-cell table:style-name="ce42" office:value-type="float" office:value="616095.7284" calcext:value-type="float">
            <text:p><text:s/>616,09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42" office:value-type="float" office:value="40465.8" calcext:value-type="float">
            <text:p><text:s/>40,46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style-name="ce42" office:value-type="float" office:value="1078.88" calcext:value-type="float">
            <text:p><text:s/>1,079 <text:s/></text:p>
          </table:table-cell>
          <table:table-cell table:style-name="ce42" office:value-type="float" office:value="55414.36" calcext:value-type="float">
            <text:p><text:s/>55,4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style-name="ce42" office:value-type="float" office:value="3590.4" calcext:value-type="float">
            <text:p><text:s/>3,590 <text:s/></text:p>
          </table:table-cell>
          <table:table-cell table:style-name="ce42" office:value-type="float" office:value="68242.84" calcext:value-type="float">
            <text:p><text:s/>68,2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style-name="ce46" office:value-type="float" office:value="1023.44" calcext:value-type="float">
            <text:p><text:s/>1,023 <text:s/></text:p>
          </table:table-cell>
          <table:table-cell table:style-name="ce46" office:value-type="float" office:value="14481.72" calcext:value-type="float">
            <text:p><text:s/>14,482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5570.4" calcext:value-type="float">
            <text:p><text:s/>5,570 <text:s/></text:p>
          </table:table-cell>
          <table:table-cell table:style-name="ce42" office:value-type="float" office:value="48699.28" calcext:value-type="float">
            <text:p><text:s/>48,699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12809.28" calcext:value-type="float">
            <text:p><text:s/>12,809 <text:s/></text:p>
          </table:table-cell>
          <table:table-cell table:style-name="ce42" office:value-type="float" office:value="38743.04" calcext:value-type="float">
            <text:p><text:s/>38,743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style-name="ce42" office:value-type="float" office:value="2139.28" calcext:value-type="float">
            <text:p><text:s/>2,139 <text:s/></text:p>
          </table:table-cell>
          <table:table-cell table:style-name="ce42" office:value-type="float" office:value="25357.96" calcext:value-type="float">
            <text:p><text:s/>25,35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style-name="ce42" office:value-type="float" office:value="36.96" calcext:value-type="float">
            <text:p><text:s/>37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style-name="ce42" office:value-type="float" office:value="49312.56" calcext:value-type="float">
            <text:p><text:s/>49,313 <text:s/></text:p>
          </table:table-cell>
          <table:table-cell table:style-name="ce42" office:value-type="float" office:value="83268.28" calcext:value-type="float">
            <text:p><text:s/>83,26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style-name="ce42" office:value-type="float" office:value="2736219.2" calcext:value-type="float">
            <text:p><text:s/>2,736,219 <text:s/></text:p>
          </table:table-cell>
          <table:table-cell table:style-name="ce42" office:value-type="float" office:value="178790.04" calcext:value-type="float">
            <text:p><text:s/>178,7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style-name="ce42" office:value-type="float" office:value="2610062.4" calcext:value-type="float">
            <text:p><text:s/>2,610,06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style-name="ce42" office:value-type="float" office:value="44559.68" calcext:value-type="float">
            <text:p><text:s/>44,560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style-name="ce42" office:value-type="float" office:value="81597.12" calcext:value-type="float">
            <text:p><text:s/>81,597 <text:s/></text:p>
          </table:table-cell>
          <table:table-cell table:style-name="ce42" office:value-type="float" office:value="178790.04" calcext:value-type="float">
            <text:p><text:s/>178,79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style-name="ce42" office:value-type="float" office:value="725420.08" calcext:value-type="float">
            <text:p><text:s/>725,420 <text:s/></text:p>
          </table:table-cell>
          <table:table-cell table:style-name="ce42" office:value-type="float" office:value="130025.44" calcext:value-type="float">
            <text:p><text:s/>130,02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style-name="ce42" office:value-type="float" office:value="1136.96" calcext:value-type="float">
            <text:p><text:s/>1,137 <text:s/></text:p>
          </table:table-cell>
          <table:table-cell table:style-name="ce42" office:value-type="float" office:value="771.88" calcext:value-type="float">
            <text:p><text:s/>77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style-name="ce43" office:value-type="float" office:value="724283.12" calcext:value-type="float">
            <text:p><text:s/>724,283 <text:s/></text:p>
          </table:table-cell>
          <table:table-cell table:style-name="ce43" office:value-type="float" office:value="129253.56" calcext:value-type="float">
            <text:p><text:s/>129,254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305279.04" calcext:value-type="float">
            <text:p><text:s/>305,279 <text:s/></text:p>
          </table:table-cell>
          <table:table-cell table:style-name="ce42" office:value-type="float" office:value="267546.12" calcext:value-type="float">
            <text:p><text:s/>267,54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49736.72" calcext:value-type="float">
            <text:p><text:s/>49,737 <text:s/></text:p>
          </table:table-cell>
          <table:table-cell table:style-name="ce42" office:value-type="float" office:value="69660.56" calcext:value-type="float">
            <text:p><text:s/>69,66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style-name="ce42" office:value-type="float" office:value="1565.52" calcext:value-type="float">
            <text:p><text:s/>1,566 <text:s/></text:p>
          </table:table-cell>
          <table:table-cell table:style-name="ce42" office:value-type="float" office:value="6364.56" calcext:value-type="float">
            <text:p><text:s/>6,36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style-name="ce42" office:value-type="float" office:value="7548.64" calcext:value-type="float">
            <text:p><text:s/>7,549 <text:s/></text:p>
          </table:table-cell>
          <table:table-cell table:style-name="ce42" office:value-type="float" office:value="427.8" calcext:value-type="float">
            <text:p><text:s/>42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style-name="ce42" office:value-type="float" office:value="1161.6" calcext:value-type="float">
            <text:p><text:s/>1,162 <text:s/></text:p>
          </table:table-cell>
          <table:table-cell table:number-columns-repeated="8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style-name="ce42" office:value-type="float" office:value="1705.44" calcext:value-type="float">
            <text:p><text:s/>1,705 <text:s/></text:p>
          </table:table-cell>
          <table:table-cell table:style-name="ce42" office:value-type="float" office:value="1115.04" calcext:value-type="float">
            <text:p><text:s/>1,115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73672.4" calcext:value-type="float">
            <text:p><text:s/>173,672 <text:s/></text:p>
          </table:table-cell>
          <table:table-cell table:style-name="ce42" office:value-type="float" office:value="151211.2" calcext:value-type="float">
            <text:p><text:s/>151,21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69888.72" calcext:value-type="float">
            <text:p><text:s/>69,889 <text:s/></text:p>
          </table:table-cell>
          <table:table-cell table:style-name="ce43" office:value-type="float" office:value="38766.96" calcext:value-type="float">
            <text:p><text:s/>38,767 <text:s/></text:p>
          </table:table-cell>
          <table:table-cell table:number-columns-repeated="7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7586.975049505" calcext:value-type="float">
            <text:p><text:s/>247,587 <text:s/></text:p>
          </table:table-cell>
          <table:table-cell table:style-name="ce42" office:value-type="float" office:value="585833" calcext:value-type="float">
            <text:p><text:s/>585,833 <text:s/></text:p>
          </table:table-cell>
          <table:table-cell table:style-name="ce42" office:value-type="float" office:value="339231.401982259" calcext:value-type="float">
            <text:p><text:s/>339,2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702.4" calcext:value-type="float">
            <text:p><text:s/>34,702 <text:s/></text:p>
          </table:table-cell>
          <table:table-cell table:style-name="ce42" office:value-type="float" office:value="1212040.25217391" calcext:value-type="float">
            <text:p><text:s/>1,212,04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247586.975049505" calcext:value-type="float">
            <text:p><text:s/>247,587 <text:s/></text:p>
          </table:table-cell>
          <table:table-cell table:style-name="ce42" office:value-type="float" office:value="585833" calcext:value-type="float">
            <text:p><text:s/>585,833 <text:s/></text:p>
          </table:table-cell>
          <table:table-cell table:style-name="ce42" office:value-type="float" office:value="339231.401982259" calcext:value-type="float">
            <text:p><text:s/>339,231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4702.4" calcext:value-type="float">
            <text:p><text:s/>34,702 <text:s/></text:p>
          </table:table-cell>
          <table:table-cell table:style-name="ce42" office:value-type="float" office:value="1212040.25217391" calcext:value-type="float">
            <text:p><text:s/>1,212,040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1051359.93952751" calcext:value-type="float">
            <text:p><text:s/>1,051,360 <text:s/></text:p>
          </table:table-cell>
          <table:table-cell table:style-name="ce42" office:value-type="float" office:value="21323600.8200435" calcext:value-type="float">
            <text:p><text:s/>21,323,601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1051104.35201651" calcext:value-type="float">
            <text:p><text:s/>1,051,104 <text:s/></text:p>
          </table:table-cell>
          <table:table-cell table:style-name="ce42" office:value-type="float" office:value="19570296.3249835" calcext:value-type="float">
            <text:p><text:s/>19,570,29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55.587511" calcext:value-type="float">
            <text:p><text:s/>256 <text:s/></text:p>
          </table:table-cell>
          <table:table-cell table:style-name="ce42" office:value-type="float" office:value="1753304.49506" calcext:value-type="float">
            <text:p><text:s/>1,753,30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36" table:number-columns-repeated="2"/>
          <table:table-cell table:style-name="ce12"/>
          <table:table-cell table:style-name="ce36" table:number-columns-repeated="1009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4.$A$1:.$AMJ$8" table:range-usable-as="repeat-column repeat-row"/>
        </table:named-expressions>
      </table:table>
      <table:table table:name="Page5" table:style-name="ta5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4" table:default-cell-style-name="ce14"/>
        <table:table-column table:style-name="co14" table:number-columns-repeated="2" table:default-cell-style-name="ce14"/>
        <table:table-column table:style-name="co4" table:default-cell-style-name="ce14"/>
        <table:table-column table:style-name="co15" table:default-cell-style-name="ce14"/>
        <table:table-column table:style-name="co14" table:number-columns-repeated="4" table:default-cell-style-name="ce14"/>
        <table:table-column table:style-name="co6" table:default-cell-style-name="ce13"/>
        <table:table-column table:style-name="co16" table:default-cell-style-name="ce13"/>
        <table:table-column table:style-name="co17" table:default-cell-style-name="ce13"/>
        <table:table-column table:style-name="co9" table:number-columns-repeated="1009" table:default-cell-style-name="ce14"/>
        <table:table-header-rows>
          <table:table-row table:style-name="ro1">
            <table:table-cell table:style-name="ce1" office:value-type="string" calcext:value-type="string" table:number-columns-spanned="12" table:number-rows-spanned="1">
              <text:p>能源平衡表－OECD能源統計格式（公噸油當量單位）</text:p>
            </table:table-cell>
            <table:covered-table-cell table:number-columns-repeated="11" table:style-name="ce15"/>
            <table:table-cell/>
            <table:table-cell table:style-name="ce14" table:number-columns-repeated="2"/>
            <table:table-cell table:number-columns-repeated="1009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36"/>
            <table:table-cell table:style-name="ce53" table:number-columns-repeated="3"/>
            <table:table-cell table:style-name="ce49" office:value-type="string" calcext:value-type="string" table:number-columns-spanned="5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4" table:style-name="ce49"/>
            <table:table-cell table:style-name="ce12" table:number-columns-repeated="3"/>
            <table:table-cell table:style-name="ce36" table:number-columns-repeated="1009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37" calcext:value-type="float">
              <text:p>37</text:p>
            </table:table-cell>
            <table:table-cell table:style-name="ce37" office:value-type="float" office:value="38" calcext:value-type="float">
              <text:p>38</text:p>
            </table:table-cell>
            <table:table-cell table:style-name="ce37" office:value-type="float" office:value="39" calcext:value-type="float">
              <text:p>39</text:p>
            </table:table-cell>
            <table:table-cell table:style-name="ce37" office:value-type="float" office:value="40" calcext:value-type="float">
              <text:p>40</text:p>
            </table:table-cell>
            <table:table-cell table:style-name="ce37" office:value-type="float" office:value="41" calcext:value-type="float">
              <text:p>41</text:p>
            </table:table-cell>
            <table:table-cell table:style-name="ce37" office:value-type="float" office:value="42" calcext:value-type="float">
              <text:p>42</text:p>
            </table:table-cell>
            <table:table-cell table:style-name="ce37" office:value-type="float" office:value="43" calcext:value-type="float">
              <text:p>43</text:p>
            </table:table-cell>
            <table:table-cell table:style-name="ce37" office:value-type="float" office:value="44" calcext:value-type="float">
              <text:p>44</text:p>
            </table:table-cell>
            <table:table-cell table:style-name="ce37" office:value-type="float" office:value="45" calcext:value-type="float">
              <text:p>45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 office:value-type="string" calcext:value-type="string">
              <text:p>天然氣合計</text:p>
            </table:table-cell>
            <table:table-cell table:style-name="ce38" office:value-type="string" calcext:value-type="string">
              <text:p>(自產)</text:p>
            </table:table-cell>
            <table:table-cell table:style-name="ce38" office:value-type="string" calcext:value-type="string">
              <text:p>(進口)</text:p>
            </table:table-cell>
            <table:table-cell table:style-name="ce38" office:value-type="string" calcext:value-type="string">
              <text:p>生質能及</text:p>
            </table:table-cell>
            <table:table-cell table:style-name="ce38" office:value-type="string" calcext:value-type="string">
              <text:p>生質能合計</text:p>
            </table:table-cell>
            <table:table-cell table:style-name="ce38" office:value-type="string" calcext:value-type="string">
              <text:p>固態生質能</text:p>
            </table:table-cell>
            <table:table-cell table:style-name="ce38" office:value-type="string" calcext:value-type="string">
              <text:p>液態生質能</text:p>
            </table:table-cell>
            <table:table-cell table:style-name="ce38" office:value-type="string" calcext:value-type="string">
              <text:p>氣態生質能</text:p>
            </table:table-cell>
            <table:table-cell table:style-name="ce38" office:value-type="string" calcext:value-type="string">
              <text:p>廢棄物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8"/>
            <table:table-cell table:style-name="ce38" office:value-type="string" calcext:value-type="string">
              <text:p>天然氣</text:p>
            </table:table-cell>
            <table:table-cell table:style-name="ce38" office:value-type="string" calcext:value-type="string">
              <text:p>液化天然氣</text:p>
            </table:table-cell>
            <table:table-cell table:style-name="ce38" office:value-type="string" calcext:value-type="string">
              <text:p>廢棄物合計</text:p>
            </table:table-cell>
            <table:table-cell table:style-name="ce38" table:number-columns-repeated="3"/>
            <table:table-cell table:style-name="ce51"/>
            <table:table-cell table:style-name="ce38"/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(Indigenous)</text:p>
            </table:table-cell>
            <table:table-cell table:style-name="ce39" office:value-type="string" calcext:value-type="string">
              <text:p>(Imported)</text:p>
            </table:table-cell>
            <table:table-cell table:style-name="ce39" office:value-type="string" calcext:value-type="string">
              <text:p>Biomass and</text:p>
            </table:table-cell>
            <table:table-cell table:style-name="ce39" office:value-type="string" calcext:value-type="string">
              <text:p>Biomasss Total</text:p>
            </table:table-cell>
            <table:table-cell table:style-name="ce39" office:value-type="string" calcext:value-type="string">
              <text:p>Solid Biomass</text:p>
            </table:table-cell>
            <table:table-cell table:style-name="ce39" office:value-type="string" calcext:value-type="string">
              <text:p>Liguid Biomass</text:p>
            </table:table-cell>
            <table:table-cell table:style-name="ce39" office:value-type="string" calcext:value-type="string">
              <text:p>Biogas</text:p>
            </table:table-cell>
            <table:table-cell table:style-name="ce52" office:value-type="string" calcext:value-type="string">
              <text:p>Waste an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2" office:value-type="string" calcext:value-type="string">
              <text:p>Total</text:p>
            </table:table-cell>
            <table:table-cell table:style-name="ce39" office:value-type="string" calcext:value-type="string">
              <text:p>Natural Gas</text:p>
            </table:table-cell>
            <table:table-cell table:style-name="ce39" office:value-type="string" calcext:value-type="string">
              <text:p>LNG</text:p>
            </table:table-cell>
            <table:table-cell table:style-name="ce52" office:value-type="string" calcext:value-type="string">
              <text:p>Waste Total</text:p>
            </table:table-cell>
            <table:table-cell table:style-name="ce52" table:number-columns-repeated="3"/>
            <table:table-cell table:style-name="ce39"/>
            <table:table-cell table:style-name="ce52" office:value-type="string" calcext:value-type="string">
              <text:p>Other Non-Specified</text:p>
            </table:table-cell>
            <table:table-cell table:style-name="ce4" table:number-columns-repeated="3"/>
            <table:table-cell table:style-name="ce50" table:number-columns-repeated="1009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office:value-type="string" calcext:value-type="string">
              <text:p>C38-C39</text:p>
            </table:table-cell>
            <table:table-cell table:style-name="ce40" table:number-columns-repeated="2"/>
            <table:table-cell table:style-name="ce40" office:value-type="string" calcext:value-type="string">
              <text:p>C41+C45</text:p>
            </table:table-cell>
            <table:table-cell table:style-name="ce40" office:value-type="string" calcext:value-type="string">
              <text:p>C42-C44</text:p>
            </table:table-cell>
            <table:table-cell table:style-name="ce40" table:number-columns-repeated="4"/>
            <table:table-cell table:style-name="ce4" table:number-columns-repeated="3"/>
            <table:table-cell table:style-name="ce50" table:number-columns-repeated="1009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number-columns-repeated="2" table:style-name="ce41" office:value-type="float" office:value="684232.8" calcext:value-type="float">
            <text:p><text:s/>684,233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81171.4728062154" calcext:value-type="float">
            <text:p><text:s/>81,171 <text:s/></text:p>
          </table:table-cell>
          <table:table-cell table:number-columns-repeated="2" table:style-name="ce41" office:value-type="float" office:value="54065.2720622154" calcext:value-type="float">
            <text:p><text:s/>54,065 <text:s/></text:p>
          </table:table-cell>
          <table:table-cell table:number-columns-repeated="2" table:style-name="ce41" office:value-type="float" office:value="0" calcext:value-type="float">
            <text:p/>
          </table:table-cell>
          <table:table-cell table:style-name="ce41" office:value-type="float" office:value="27106.200744" calcext:value-type="float">
            <text:p><text:s/>27,106 <text:s/></text:p>
          </table:table-cell>
          <table:table-cell table:style-name="ce12" table:number-columns-repeated="3"/>
          <table:table-cell table:style-name="ce36" table:number-columns-repeated="1009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1946309.4" calcext:value-type="float">
            <text:p><text:s/>1,946,309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46309.4" calcext:value-type="float">
            <text:p><text:s/>1,946,309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style-name="ce42" office:value-type="float" office:value="92045.6" calcext:value-type="float">
            <text:p><text:s/>92,046 <text:s/></text:p>
          </table:table-cell>
          <table:table-cell table:style-name="ce42" office:value-type="float" office:value="88272.8" calcext:value-type="float">
            <text:p><text:s/>88,273 <text:s/></text:p>
          </table:table-cell>
          <table:table-cell table:style-name="ce42" office:value-type="float" office:value="3772.8" calcext:value-type="float">
            <text:p><text:s/>3,77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538496.6" calcext:value-type="float">
            <text:p><text:s/>2,538,497 <text:s/></text:p>
          </table:table-cell>
          <table:table-cell table:style-name="ce43" office:value-type="float" office:value="595960" calcext:value-type="float">
            <text:p><text:s/>595,960 <text:s/></text:p>
          </table:table-cell>
          <table:table-cell table:style-name="ce43" office:value-type="float" office:value="1942536.6" calcext:value-type="float">
            <text:p><text:s/>1,942,537 <text:s/></text:p>
          </table:table-cell>
          <table:table-cell table:style-name="ce43" office:value-type="float" office:value="81171.4728062154" calcext:value-type="float">
            <text:p><text:s/>81,171 <text:s/></text:p>
          </table:table-cell>
          <table:table-cell table:number-columns-repeated="2" table:style-name="ce43" office:value-type="float" office:value="54065.2720622154" calcext:value-type="float">
            <text:p><text:s/>54,06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7106.200744" calcext:value-type="float">
            <text:p><text:s/>27,106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style-name="ce42" office:value-type="float" office:value="1952759.7" calcext:value-type="float">
            <text:p><text:s/>1,952,760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952759.7" calcext:value-type="float">
            <text:p><text:s/>1,952,760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664367.172292673" calcext:value-type="float">
            <text:p><text:s/>664,367 <text:s/></text:p>
          </table:table-cell>
          <table:table-cell table:style-name="ce42" office:value-type="float" office:value="1978.5224816" calcext:value-type="float">
            <text:p><text:s/>1,979 <text:s/></text:p>
          </table:table-cell>
          <table:table-cell table:style-name="ce42" office:value-type="float" office:value="662388.649811073" calcext:value-type="float">
            <text:p><text:s/>662,389 <text:s/></text:p>
          </table:table-cell>
          <table:table-cell table:style-name="ce42" office:value-type="float" office:value="75750.2326622668" calcext:value-type="float">
            <text:p><text:s/>75,750 <text:s/></text:p>
          </table:table-cell>
          <table:table-cell table:number-columns-repeated="2" table:style-name="ce42" office:value-type="float" office:value="54065.2720670668" calcext:value-type="float">
            <text:p><text:s/>54,065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684.9605952" calcext:value-type="float">
            <text:p><text:s/>21,6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644053.5" calcext:value-type="float">
            <text:p><text:s/>644,054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644053.5" calcext:value-type="float">
            <text:p><text:s/>644,054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style-name="ce43" office:value-type="float" office:value="20313.672292673" calcext:value-type="float">
            <text:p><text:s/>20,314 <text:s/></text:p>
          </table:table-cell>
          <table:table-cell table:style-name="ce43" office:value-type="float" office:value="1978.5224816" calcext:value-type="float">
            <text:p><text:s/>1,979 <text:s/></text:p>
          </table:table-cell>
          <table:table-cell table:style-name="ce43" office:value-type="float" office:value="18335.149811073" calcext:value-type="float">
            <text:p><text:s/>18,335 <text:s/></text:p>
          </table:table-cell>
          <table:table-cell table:style-name="ce43" office:value-type="float" office:value="75750.2326622668" calcext:value-type="float">
            <text:p><text:s/>75,750 <text:s/></text:p>
          </table:table-cell>
          <table:table-cell table:number-columns-repeated="2" table:style-name="ce43" office:value-type="float" office:value="54065.2720670668" calcext:value-type="float">
            <text:p><text:s/>54,065 <text:s/>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1684.9605952" calcext:value-type="float">
            <text:p><text:s/>21,685 <text:s/></text:p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1953951.1" calcext:value-type="float">
            <text:p><text:s/>1,953,951 <text:s/></text:p>
          </table:table-cell>
          <table:table-cell table:style-name="ce42" office:value-type="float" office:value="574705.6" calcext:value-type="float">
            <text:p><text:s/>574,706 <text:s/></text:p>
          </table:table-cell>
          <table:table-cell table:style-name="ce42" office:value-type="float" office:value="1379245.5" calcext:value-type="float">
            <text:p><text:s/>1,379,2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style-name="ce43" office:value-type="float" office:value="1953951.1" calcext:value-type="float">
            <text:p><text:s/>1,953,951 <text:s/></text:p>
          </table:table-cell>
          <table:table-cell table:style-name="ce43" office:value-type="float" office:value="574705.6" calcext:value-type="float">
            <text:p><text:s/>574,706 <text:s/></text:p>
          </table:table-cell>
          <table:table-cell table:style-name="ce43" office:value-type="float" office:value="1379245.5" calcext:value-type="float">
            <text:p><text:s/>1,379,246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style-name="ce42" office:value-type="float" office:value="672516.946617904" calcext:value-type="float">
            <text:p><text:s/>672,517 <text:s/></text:p>
          </table:table-cell>
          <table:table-cell table:style-name="ce42" office:value-type="float" office:value="31844.8" calcext:value-type="float">
            <text:p><text:s/>31,845 <text:s/></text:p>
          </table:table-cell>
          <table:table-cell table:style-name="ce42" office:value-type="float" office:value="640672.146617904" calcext:value-type="float">
            <text:p><text:s/>640,6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style-name="ce42" office:value-type="float" office:value="672516.946617904" calcext:value-type="float">
            <text:p><text:s/>672,517 <text:s/></text:p>
          </table:table-cell>
          <table:table-cell table:style-name="ce42" office:value-type="float" office:value="31844.8" calcext:value-type="float">
            <text:p><text:s/>31,845 <text:s/></text:p>
          </table:table-cell>
          <table:table-cell table:style-name="ce42" office:value-type="float" office:value="640672.146617904" calcext:value-type="float">
            <text:p><text:s/>640,6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9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1202803.88108942" calcext:value-type="float">
            <text:p><text:s/>1,202,804 <text:s/></text:p>
          </table:table-cell>
          <table:table-cell table:style-name="ce44" office:value-type="float" office:value="1136842.2775184" calcext:value-type="float">
            <text:p><text:s/>1,136,842 <text:s/></text:p>
          </table:table-cell>
          <table:table-cell table:style-name="ce44" office:value-type="float" office:value="65961.603571023" calcext:value-type="float">
            <text:p><text:s/>65,962 <text:s/></text:p>
          </table:table-cell>
          <table:table-cell table:style-name="ce44" office:value-type="float" office:value="5421.24014394859" calcext:value-type="float">
            <text:p><text:s/>5,421 <text:s/></text:p>
          </table:table-cell>
          <table:table-cell table:number-columns-repeated="2" table:style-name="ce44" office:value-type="float" office:value="-0.000004851405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421.2401488" calcext:value-type="float">
            <text:p><text:s/>5,421 <text:s/></text:p>
          </table:table-cell>
          <table:table-cell table:style-name="ce12" table:number-columns-repeated="1012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933854.281089423" calcext:value-type="float">
            <text:p><text:s/>933,854 <text:s/></text:p>
          </table:table-cell>
          <table:table-cell table:style-name="ce44" office:value-type="float" office:value="867892.6775184" calcext:value-type="float">
            <text:p><text:s/>867,893 <text:s/></text:p>
          </table:table-cell>
          <table:table-cell table:style-name="ce44" office:value-type="float" office:value="65961.603571023" calcext:value-type="float">
            <text:p><text:s/>65,962 <text:s/></text:p>
          </table:table-cell>
          <table:table-cell table:style-name="ce44" office:value-type="float" office:value="5421.24014394859" calcext:value-type="float">
            <text:p><text:s/>5,421 <text:s/></text:p>
          </table:table-cell>
          <table:table-cell table:number-columns-repeated="2" table:style-name="ce44" office:value-type="float" office:value="-0.000004851405" calcext:value-type="float">
            <text:p><text:s/>-0 <text:s/>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421.2401488" calcext:value-type="float">
            <text:p><text:s/>5,4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style-name="ce42" office:value-type="float" office:value="322600.981089423" calcext:value-type="float">
            <text:p><text:s/>322,601 <text:s/></text:p>
          </table:table-cell>
          <table:table-cell table:style-name="ce42" office:value-type="float" office:value="277682.2775184" calcext:value-type="float">
            <text:p><text:s/>277,682 <text:s/></text:p>
          </table:table-cell>
          <table:table-cell table:style-name="ce42" office:value-type="float" office:value="44918.703571023" calcext:value-type="float">
            <text:p><text:s/>44,919 <text:s/></text:p>
          </table:table-cell>
          <table:table-cell table:style-name="ce42" office:value-type="float" office:value="5421.24014394859" calcext:value-type="float">
            <text:p><text:s/>5,421 <text:s/></text:p>
          </table:table-cell>
          <table:table-cell table:number-columns-repeated="2" table:style-name="ce42" office:value-type="float" office:value="-0.000004851405" calcext:value-type="float">
            <text:p><text:s/>-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421.2401488" calcext:value-type="float">
            <text:p><text:s/>5,4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1.6" calcext:value-type="float">
            <text:p><text:s/>2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13478.2775184" calcext:value-type="float">
            <text:p><text:s/>13,478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724" calcext:value-type="float">
            <text:p><text:s/>72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number-columns-repeated="3" table:style-name="ce42" office:value-type="float" office:value="-0.000004851405" calcext:value-type="float">
            <text:p><text:s/>-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style-name="ce42" office:value-type="float" office:value="35016.903571023" calcext:value-type="float">
            <text:p><text:s/>35,0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016.903571023" calcext:value-type="float">
            <text:p><text:s/>35,0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style-name="ce42" office:value-type="float" office:value="35016.903571023" calcext:value-type="float">
            <text:p><text:s/>35,01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35016.903571023" calcext:value-type="float">
            <text:p><text:s/>35,01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style-name="ce45" office:value-type="float" office:value="35016.903571023" calcext:value-type="float">
            <text:p>( 35,017 <text:s/>)</text:p>
          </table:table-cell>
          <table:table-cell table:style-name="ce45" office:value-type="float" office:value="0" calcext:value-type="float">
            <text:p/>
          </table:table-cell>
          <table:table-cell table:style-name="ce45" office:value-type="float" office:value="35016.903571023" calcext:value-type="float">
            <text:p>( 35,017 <text:s/>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9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3406.4" calcext:value-type="float">
            <text:p><text:s/>3,40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216" calcext:value-type="float">
            <text:p><text:s/>216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219425.6" calcext:value-type="float">
            <text:p><text:s/>219,4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219425.6" calcext:value-type="float">
            <text:p><text:s/>219,426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111561.6" calcext:value-type="float">
            <text:p>( 111,562 <text:s/>)</text:p>
          </table:table-cell>
          <table:table-cell table:number-columns-repeated="7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32729.6" calcext:value-type="float">
            <text:p>( 32,730 <text:s/>)</text:p>
          </table:table-cell>
          <table:table-cell table:number-columns-repeated="7" table:style-name="ce47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style-name="ce42" office:value-type="float" office:value="9542.7" calcext:value-type="float">
            <text:p><text:s/>9,5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42.7" calcext:value-type="float">
            <text:p><text:s/>9,5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style-name="ce42" office:value-type="float" office:value="9542.7" calcext:value-type="float">
            <text:p><text:s/>9,543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9542.7" calcext:value-type="float">
            <text:p><text:s/>9,543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2714.4" calcext:value-type="float">
            <text:p><text:s/>2,71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704" calcext:value-type="float">
            <text:p><text:s/>704 <text:s/></text:p>
          </table:table-cell>
          <table:table-cell table:number-columns-repeated="7" table:style-name="ce46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style-name="ce42" office:value-type="float" office:value="36930.4" calcext:value-type="float">
            <text:p><text:s/>36,930 <text:s/></text:p>
          </table:table-cell>
          <table:table-cell table:style-name="ce42" office:value-type="float" office:value="36858.4" calcext:value-type="float">
            <text:p><text:s/>36,858 <text:s/></text:p>
          </table:table-cell>
          <table:table-cell table:style-name="ce42" office:value-type="float" office:value="72" calcext:value-type="float">
            <text:p><text:s/>7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style-name="ce42" office:value-type="float" office:value="287.1" calcext:value-type="float">
            <text:p><text:s/>287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87.1" calcext:value-type="float">
            <text:p><text:s/>28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153.6" calcext:value-type="float">
            <text:p><text:s/>154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5421.2401488" calcext:value-type="float">
            <text:p><text:s/>5,421 <text:s/></text:p>
          </table:table-cell>
          <table:table-cell table:number-columns-repeated="4" table:style-name="ce42" office:value-type="float" office:value="0" calcext:value-type="float">
            <text:p/>
          </table:table-cell>
          <table:table-cell table:style-name="ce42" office:value-type="float" office:value="5421.2401488" calcext:value-type="float">
            <text:p><text:s/>5,421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114662.2" calcext:value-type="float">
            <text:p><text:s/>114,662 <text:s/></text:p>
          </table:table-cell>
          <table:table-cell table:style-name="ce42" office:value-type="float" office:value="98615.2" calcext:value-type="float">
            <text:p><text:s/>98,615 <text:s/></text:p>
          </table:table-cell>
          <table:table-cell table:style-name="ce42" office:value-type="float" office:value="16047" calcext:value-type="float">
            <text:p><text:s/>16,047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style-name="ce42" office:value-type="float" office:value="96029.3" calcext:value-type="float">
            <text:p><text:s/>96,029 <text:s/></text:p>
          </table:table-cell>
          <table:table-cell table:style-name="ce42" office:value-type="float" office:value="84483.2" calcext:value-type="float">
            <text:p><text:s/>84,483 <text:s/></text:p>
          </table:table-cell>
          <table:table-cell table:style-name="ce42" office:value-type="float" office:value="11546.1" calcext:value-type="float">
            <text:p><text:s/>11,546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15165.5" calcext:value-type="float">
            <text:p><text:s/>15,166 <text:s/></text:p>
          </table:table-cell>
          <table:table-cell table:style-name="ce42" office:value-type="float" office:value="10767.2" calcext:value-type="float">
            <text:p><text:s/>10,767 <text:s/></text:p>
          </table:table-cell>
          <table:table-cell table:style-name="ce42" office:value-type="float" office:value="4398.3" calcext:value-type="float">
            <text:p><text:s/>4,398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style-name="ce43" office:value-type="float" office:value="3467.4" calcext:value-type="float">
            <text:p><text:s/>3,467 <text:s/></text:p>
          </table:table-cell>
          <table:table-cell table:style-name="ce43" office:value-type="float" office:value="3364.8" calcext:value-type="float">
            <text:p><text:s/>3,365 <text:s/></text:p>
          </table:table-cell>
          <table:table-cell table:style-name="ce43" office:value-type="float" office:value="102.6" calcext:value-type="float">
            <text:p><text:s/>103 <text:s/>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496591.1" calcext:value-type="float">
            <text:p><text:s/>496,591 <text:s/></text:p>
          </table:table-cell>
          <table:table-cell table:style-name="ce44" office:value-type="float" office:value="491595.2" calcext:value-type="float">
            <text:p><text:s/>491,595 <text:s/></text:p>
          </table:table-cell>
          <table:table-cell table:style-name="ce44" office:value-type="float" office:value="4995.9" calcext:value-type="float">
            <text:p><text:s/>4,996 <text:s/></text:p>
          </table:table-cell>
          <table:table-cell table:number-columns-repeated="6" table:style-name="ce44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268949.6" calcext:value-type="float">
            <text:p><text:s/>268,9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268949.6" calcext:value-type="float">
            <text:p><text:s/>268,950 <text:s/></text:p>
          </table:table-cell>
          <table:table-cell table:number-columns-repeated="7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9" table:style-name="ce45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9"/>
          <table:table-cell table:style-name="ce12" table:number-columns-repeated="1012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021078.121516" calcext:value-type="float">
            <text:p><text:s/>3,021,078 <text:s/></text:p>
          </table:table-cell>
          <table:table-cell table:style-name="ce42" office:value-type="float" office:value="25932" calcext:value-type="float">
            <text:p><text:s/>25,932 <text:s/></text:p>
          </table:table-cell>
          <table:table-cell table:style-name="ce42" office:value-type="float" office:value="2995146.121516" calcext:value-type="float">
            <text:p><text:s/>2,995,146 <text:s/></text:p>
          </table:table-cell>
          <table:table-cell table:style-name="ce42" office:value-type="float" office:value="275203.907554" calcext:value-type="float">
            <text:p><text:s/>275,204 <text:s/></text:p>
          </table:table-cell>
          <table:table-cell table:number-columns-repeated="2" table:style-name="ce42" office:value-type="float" office:value="244239.907554" calcext:value-type="float">
            <text:p><text:s/>244,2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964" calcext:value-type="float">
            <text:p><text:s/>30,9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2790411.5" calcext:value-type="float">
            <text:p><text:s/>2,790,412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790411.5" calcext:value-type="float">
            <text:p><text:s/>2,790,412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style-name="ce42" office:value-type="float" office:value="230666.621516" calcext:value-type="float">
            <text:p><text:s/>230,667 <text:s/></text:p>
          </table:table-cell>
          <table:table-cell table:style-name="ce42" office:value-type="float" office:value="25932" calcext:value-type="float">
            <text:p><text:s/>25,932 <text:s/></text:p>
          </table:table-cell>
          <table:table-cell table:style-name="ce42" office:value-type="float" office:value="204734.621516" calcext:value-type="float">
            <text:p><text:s/>204,735 <text:s/></text:p>
          </table:table-cell>
          <table:table-cell table:style-name="ce42" office:value-type="float" office:value="275203.907554" calcext:value-type="float">
            <text:p><text:s/>275,204 <text:s/></text:p>
          </table:table-cell>
          <table:table-cell table:number-columns-repeated="2" table:style-name="ce42" office:value-type="float" office:value="244239.907554" calcext:value-type="float">
            <text:p><text:s/>244,240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964" calcext:value-type="float">
            <text:p><text:s/>30,964 <text:s/></text:p>
          </table:table-cell>
          <table:table-cell table:style-name="ce12" table:number-columns-repeated="1012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9" table:style-name="ce42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9" table:style-name="ce43" office:value-type="float" office:value="0" calcext:value-type="float">
            <text:p/>
          </table:table-cell>
          <table:table-cell table:style-name="ce12" table:number-columns-repeated="1012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13"/>
          <table:table-cell table:style-name="ce36" table:number-columns-repeated="1009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"/>
          <table:table-cell table:number-columns-repeated="3"/>
          <table:table-cell table:style-name="ce13" table:number-columns-repeated="1009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5.$A$1:.$AMJ$8" table:range-usable-as="repeat-column repeat-row"/>
        </table:named-expressions>
      </table:table>
      <table:table table:name="Page6" table:style-name="ta6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8" table:number-columns-repeated="5" table:default-cell-style-name="ce14"/>
        <table:table-column table:style-name="co4" table:default-cell-style-name="ce14"/>
        <table:table-column table:style-name="co16" table:number-columns-repeated="2" table:default-cell-style-name="ce14"/>
        <table:table-column table:style-name="co9" table:number-columns-repeated="1013" table:default-cell-style-name="ce14"/>
        <table:table-header-rows>
          <table:table-row table:style-name="ro1">
            <table:table-cell table:style-name="ce1" office:value-type="string" calcext:value-type="string" table:number-columns-spanned="9" table:number-rows-spanned="1">
              <text:p>能源平衡表－OECD能源統計格式（公噸油當量單位）</text:p>
            </table:table-cell>
            <table:covered-table-cell table:number-columns-repeated="8" table:style-name="ce15"/>
            <table:table-cell table:number-columns-repeated="1015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53"/>
            <table:table-cell table:style-name="ce49" office:value-type="string" calcext:value-type="string" table:number-columns-spanned="3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2" table:style-name="ce49"/>
            <table:table-cell table:style-name="ce36" table:number-columns-repeated="1015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37" office:value-type="float" office:value="46" calcext:value-type="float">
              <text:p>46</text:p>
            </table:table-cell>
            <table:table-cell table:style-name="ce37" office:value-type="float" office:value="47" calcext:value-type="float">
              <text:p>47</text:p>
            </table:table-cell>
            <table:table-cell table:style-name="ce37" office:value-type="float" office:value="48" calcext:value-type="float">
              <text:p>48</text:p>
            </table:table-cell>
            <table:table-cell table:style-name="ce37" office:value-type="float" office:value="49" calcext:value-type="float">
              <text:p>49</text:p>
            </table:table-cell>
            <table:table-cell table:style-name="ce37" office:value-type="float" office:value="50" calcext:value-type="float">
              <text:p>50</text:p>
            </table:table-cell>
            <table:table-cell table:style-name="ce37" office:value-type="float" office:value="51" calcext:value-type="float">
              <text:p>51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核能</text:p>
            </table:table-cell>
            <table:table-cell table:style-name="ce54" office:value-type="string" calcext:value-type="string">
              <text:p>水力</text:p>
            </table:table-cell>
            <table:table-cell table:style-name="ce57" office:value-type="string" calcext:value-type="string">
              <text:p>地熱</text:p>
            </table:table-cell>
            <table:table-cell table:style-name="ce57" office:value-type="string" calcext:value-type="string">
              <text:p>太陽光電</text:p>
            </table:table-cell>
            <table:table-cell table:style-name="ce54" office:value-type="string" calcext:value-type="string">
              <text:p>風力</text:p>
            </table:table-cell>
            <table:table-cell table:style-name="ce54" office:value-type="string" calcext:value-type="string">
              <text:p>電力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table:number-columns-repeated="2"/>
            <table:table-cell table:style-name="ce57" table:number-columns-repeated="2"/>
            <table:table-cell table:style-name="ce54" table:number-columns-repeated="2"/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5" office:value-type="string" calcext:value-type="string">
              <text:p>Nuclear</text:p>
            </table:table-cell>
            <table:table-cell table:style-name="ce55" office:value-type="string" calcext:value-type="string">
              <text:p>Hydro</text:p>
            </table:table-cell>
            <table:table-cell table:style-name="ce57" office:value-type="string" calcext:value-type="string">
              <text:p>Geothermal</text:p>
            </table:table-cell>
            <table:table-cell table:style-name="ce57" office:value-type="string" calcext:value-type="string">
              <text:p>Solar PV</text:p>
            </table:table-cell>
            <table:table-cell table:style-name="ce55" office:value-type="string" calcext:value-type="string">
              <text:p>Wind</text:p>
            </table:table-cell>
            <table:table-cell table:style-name="ce55" office:value-type="string" calcext:value-type="string">
              <text:p>Electricity</text:p>
            </table:table-cell>
            <table:table-cell table:style-name="ce50" table:number-columns-repeated="1015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/>
            <table:table-cell table:style-name="ce57"/>
            <table:table-cell table:style-name="ce56" table:number-columns-repeated="4"/>
            <table:table-cell table:style-name="ce50" table:number-columns-repeated="1015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6"/>
            <table:table-cell table:style-name="ce50" table:number-columns-repeated="1015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563815.385616" calcext:value-type="float">
            <text:p><text:s/>563,815 <text:s/></text:p>
          </table:table-cell>
          <table:table-cell table:style-name="ce41" office:value-type="float" office:value="1634" calcext:value-type="float">
            <text:p><text:s/>1,634 <text:s/></text:p>
          </table:table-cell>
          <table:table-cell table:number-columns-repeated="3" table:style-name="ce41" office:value-type="float" office:value="0" calcext:value-type="float">
            <text:p/>
          </table:table-cell>
          <table:table-cell table:style-name="ce36" table:number-columns-repeated="1015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style-name="ce42" office:value-type="float" office:value="8819878.003" calcext:value-type="float">
            <text:p><text:s/>8,819,878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8819878.003" calcext:value-type="float">
            <text:p><text:s/>8,819,878 <text:s/></text:p>
          </table:table-cell>
          <table:table-cell table:style-name="ce43" office:value-type="float" office:value="563815.385616" calcext:value-type="float">
            <text:p><text:s/>563,815 <text:s/></text:p>
          </table:table-cell>
          <table:table-cell table:style-name="ce43" office:value-type="float" office:value="1634" calcext:value-type="float">
            <text:p><text:s/>1,634 <text:s/>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8515.362953456" calcext:value-type="float">
            <text:p><text:s/>8,515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style-name="ce42" office:value-type="float" office:value="8819878.003" calcext:value-type="float">
            <text:p><text:s/>8,819,878 <text:s/></text:p>
          </table:table-cell>
          <table:table-cell table:style-name="ce42" office:value-type="float" office:value="718203.273616" calcext:value-type="float">
            <text:p><text:s/>718,203 <text:s/></text:p>
          </table:table-cell>
          <table:table-cell table:style-name="ce42" office:value-type="float" office:value="1634" calcext:value-type="float">
            <text:p><text:s/>1,6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8819878.003" calcext:value-type="float">
            <text:p><text:s/>8,819,878 <text:s/></text:p>
          </table:table-cell>
          <table:table-cell table:style-name="ce42" office:value-type="float" office:value="718203.273616" calcext:value-type="float">
            <text:p><text:s/>718,203 <text:s/></text:p>
          </table:table-cell>
          <table:table-cell table:style-name="ce42" office:value-type="float" office:value="1634" calcext:value-type="float">
            <text:p><text:s/>1,634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4387.888" calcext:value-type="float">
            <text:p><text:s/>154,3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75559.747774" calcext:value-type="float">
            <text:p><text:s/>9,075,560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154387.888" calcext:value-type="float">
            <text:p><text:s/>154,388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42" office:value-type="float" office:value="9075559.747774" calcext:value-type="float">
            <text:p><text:s/>9,075,560 <text:s/></text:p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67753.496554" calcext:value-type="float">
            <text:p><text:s/>767,753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18.459086" calcext:value-type="float">
            <text:p><text:s/>1,518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1.095084" calcext:value-type="float">
            <text:p><text:s/>211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83.888658" calcext:value-type="float">
            <text:p><text:s/>58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9274.325348" calcext:value-type="float">
            <text:p><text:s/>199,274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74106.744378" calcext:value-type="float">
            <text:p><text:s/>374,107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2058.984" calcext:value-type="float">
            <text:p><text:s/>192,059 <text:s/></text:p>
          </table:table-cell>
          <table:table-cell table:style-name="ce12" table:number-columns-repeated="1015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500702.297528544" calcext:value-type="float">
            <text:p><text:s/>500,702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798588.590738" calcext:value-type="float">
            <text:p><text:s/>7,798,589 <text:s/></text:p>
          </table:table-cell>
          <table:table-cell table:style-name="ce12" table:number-columns-repeated="1015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7798588.590738" calcext:value-type="float">
            <text:p><text:s/>7,798,58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412462.165428" calcext:value-type="float">
            <text:p><text:s/>4,412,46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30.0768" calcext:value-type="float">
            <text:p><text:s/>14,33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40808.938066" calcext:value-type="float">
            <text:p><text:s/>240,80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621751.759664" calcext:value-type="float">
            <text:p><text:s/>621,75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513.839966" calcext:value-type="float">
            <text:p><text:s/>14,514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020.894326" calcext:value-type="float">
            <text:p><text:s/>55,02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1847.17781" calcext:value-type="float">
            <text:p><text:s/>291,8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9486.231568" calcext:value-type="float">
            <text:p><text:s/>19,48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49260.030008" calcext:value-type="float">
            <text:p><text:s/>849,2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93870.340194" calcext:value-type="float">
            <text:p><text:s/>293,87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07396.7957" calcext:value-type="float">
            <text:p>( 107,397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163602.469284" calcext:value-type="float">
            <text:p>( 163,602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22871.07521" calcext:value-type="float">
            <text:p>( 22,871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90607.06575" calcext:value-type="float">
            <text:p><text:s/>390,60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4782.624064" calcext:value-type="float">
            <text:p><text:s/>164,783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6" table:style-name="ce46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4523.138976" calcext:value-type="float">
            <text:p><text:s/>144,52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2120.200412" calcext:value-type="float">
            <text:p><text:s/>52,120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206711.618248" calcext:value-type="float">
            <text:p><text:s/>206,712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64248.941316" calcext:value-type="float">
            <text:p><text:s/>364,24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171.148922" calcext:value-type="float">
            <text:p><text:s/>204,17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60077.792394" calcext:value-type="float">
            <text:p><text:s/>160,0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6" table:style-name="ce47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57845.793312" calcext:value-type="float">
            <text:p><text:s/>557,84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536576.729972" calcext:value-type="float">
            <text:p><text:s/>536,5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269.06334" calcext:value-type="float">
            <text:p><text:s/>21,26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5" table:style-name="ce45" office:value-type="float" office:value="0" calcext:value-type="float">
            <text:p/>
          </table:table-cell>
          <table:table-cell table:style-name="ce45" office:value-type="float" office:value="9266.077224" calcext:value-type="float">
            <text:p>( 9,266 <text:s/>)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62893.348916" calcext:value-type="float">
            <text:p><text:s/>262,893 <text:s/></text:p>
          </table:table-cell>
          <table:table-cell table:style-name="ce12" table:number-columns-repeated="1015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5" table:style-name="ce46" office:value-type="float" office:value="0" calcext:value-type="float">
            <text:p/>
          </table:table-cell>
          <table:table-cell table:style-name="ce46" office:value-type="float" office:value="103309.825698" calcext:value-type="float">
            <text:p><text:s/>103,31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29175.180164" calcext:value-type="float">
            <text:p><text:s/>329,17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97076.781596" calcext:value-type="float">
            <text:p><text:s/>97,07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81682.737822" calcext:value-type="float">
            <text:p><text:s/>81,683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2845.410158" calcext:value-type="float">
            <text:p><text:s/>72,84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33010.240602" calcext:value-type="float">
            <text:p><text:s/>33,010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45.443542" calcext:value-type="float">
            <text:p><text:s/>20,64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45.443542" calcext:value-type="float">
            <text:p><text:s/>20,64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43575.985802" calcext:value-type="float">
            <text:p><text:s/>143,57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1229.117974" calcext:value-type="float">
            <text:p><text:s/>21,229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122346.867828" calcext:value-type="float">
            <text:p><text:s/>122,34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563527.28581" calcext:value-type="float">
            <text:p><text:s/>1,563,527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86935.228243778" calcext:value-type="float">
            <text:p><text:s/>186,935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77656.4189711197" calcext:value-type="float">
            <text:p><text:s/>77,65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2065.787206" calcext:value-type="float">
            <text:p><text:s/>22,066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689.642468" calcext:value-type="float">
            <text:p><text:s/>20,69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9760.939794" calcext:value-type="float">
            <text:p><text:s/>49,76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42159.9396867269" calcext:value-type="float">
            <text:p><text:s/>42,160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17040.5502467532" calcext:value-type="float">
            <text:p><text:s/>17,041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38138.778111622" calcext:value-type="float">
            <text:p><text:s/>238,139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number-columns-repeated="5" table:style-name="ce42" office:value-type="float" office:value="0" calcext:value-type="float">
            <text:p/>
          </table:table-cell>
          <table:table-cell table:style-name="ce42" office:value-type="float" office:value="204670.664012" calcext:value-type="float">
            <text:p><text:s/>204,671 <text:s/></text:p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5" table:style-name="ce43" office:value-type="float" office:value="0" calcext:value-type="float">
            <text:p/>
          </table:table-cell>
          <table:table-cell table:style-name="ce43" office:value-type="float" office:value="704409.33707" calcext:value-type="float">
            <text:p><text:s/>704,409 <text:s/></text:p>
          </table:table-cell>
          <table:table-cell table:style-name="ce12" table:number-columns-repeated="1015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number-columns-repeated="5" table:style-name="ce44" office:value-type="float" office:value="0" calcext:value-type="float">
            <text:p/>
          </table:table-cell>
          <table:table-cell table:style-name="ce44" office:value-type="float" office:value="1658377.710156" calcext:value-type="float">
            <text:p><text:s/>1,658,378 <text:s/></text:p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6" table:style-name="ce45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6"/>
          <table:table-cell table:style-name="ce12" table:number-columns-repeated="1015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style-name="ce42" office:value-type="float" office:value="33844505" calcext:value-type="float">
            <text:p><text:s/>33,844,505 <text:s/></text:p>
          </table:table-cell>
          <table:table-cell table:style-name="ce42" office:value-type="float" office:value="8351200.856" calcext:value-type="float">
            <text:p><text:s/>8,351,201 <text:s/></text:p>
          </table:table-cell>
          <table:table-cell table:style-name="ce42" office:value-type="float" office:value="1900" calcext:value-type="float">
            <text:p><text:s/>1,9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style-name="ce42" office:value-type="float" office:value="33844505" calcext:value-type="float">
            <text:p><text:s/>33,844,505 <text:s/></text:p>
          </table:table-cell>
          <table:table-cell table:style-name="ce42" office:value-type="float" office:value="8351200.856" calcext:value-type="float">
            <text:p><text:s/>8,351,201 <text:s/></text:p>
          </table:table-cell>
          <table:table-cell table:style-name="ce42" office:value-type="float" office:value="1900" calcext:value-type="float">
            <text:p><text:s/>1,900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6" table:style-name="ce42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6" table:style-name="ce43" office:value-type="float" office:value="0" calcext:value-type="float">
            <text:p/>
          </table:table-cell>
          <table:table-cell table:style-name="ce12" table:number-columns-repeated="1015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7"/>
          <table:table-cell table:style-name="ce36" table:number-columns-repeated="1015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1022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6.$A$1:.$AMJ$8" table:range-usable-as="repeat-column repeat-row"/>
        </table:named-expressions>
      </table:table>
      <table:table table:name="Page7" table:style-name="ta7">
        <table:table-column table:style-name="co1" table:default-cell-style-name="ce14"/>
        <table:table-column table:style-name="co2" table:default-cell-style-name="ce24"/>
        <table:table-column table:style-name="co3" table:default-cell-style-name="ce14"/>
        <table:table-column table:style-name="co19" table:number-columns-repeated="3" table:default-cell-style-name="ce14"/>
        <table:table-column table:style-name="co11" table:default-cell-style-name="ce14"/>
        <table:table-column table:style-name="co2" table:default-cell-style-name="ce14"/>
        <table:table-column table:style-name="co20" table:default-cell-style-name="ce96"/>
        <table:table-column table:style-name="co2" table:default-cell-style-name="ce13"/>
        <table:table-column table:style-name="co21" table:default-cell-style-name="ce13"/>
        <table:table-column table:style-name="co6" table:default-cell-style-name="ce14"/>
        <table:table-column table:style-name="co7" table:default-cell-style-name="ce14"/>
        <table:table-column table:style-name="co9" table:number-columns-repeated="1011" table:default-cell-style-name="ce14"/>
        <table:table-header-rows>
          <table:table-row table:style-name="ro1">
            <table:table-cell table:style-name="ce1" office:value-type="string" calcext:value-type="string" table:number-columns-spanned="11" table:number-rows-spanned="1">
              <text:p>能源平衡表－OECD能源統計格式（公噸油當量單位）</text:p>
            </table:table-cell>
            <table:covered-table-cell table:number-columns-repeated="10" table:style-name="ce15"/>
            <table:table-cell table:number-columns-repeated="1013"/>
          </table:table-row>
          <table:table-row table:style-name="ro2">
            <table:table-cell table:style-name="ce2" office:value-type="string" calcext:value-type="string" table:number-columns-spanned="3" table:number-rows-spanned="1">
              <text:p>民國81年(西元1992年)</text:p>
            </table:table-cell>
            <table:covered-table-cell table:number-columns-repeated="2" table:style-name="ce2"/>
            <table:table-cell table:style-name="ce36" table:number-columns-repeated="2"/>
            <table:table-cell table:style-name="ce49" office:value-type="string" calcext:value-type="string" table:number-columns-spanned="6" table:number-rows-spanned="1">
              <text:p><text:span text:style-name="T1">(</text:span><text:span text:style-name="T2">單位：公噸油當量</text:span><text:span text:style-name="T3">;10</text:span><text:span text:style-name="T4">7</text:span><text:span text:style-name="T5">千卡)</text:span><text:span text:style-name="T6">(Unit:tonne of oil equivalent;10</text:span><text:span text:style-name="T4">7</text:span><text:span text:style-name="T7">kilocalorie)</text:span></text:p>
            </table:table-cell>
            <table:covered-table-cell table:number-columns-repeated="5" table:style-name="ce49"/>
            <table:table-cell table:style-name="ce36" table:number-columns-repeated="1013"/>
          </table:table-row>
          <table:table-row table:style-name="ro3">
            <table:table-cell table:style-name="ce3" office:value-type="string" calcext:value-type="string" table:number-columns-spanned="3" table:number-rows-spanned="6">
              <text:p><text:s text:c="3"/>項 <text:s text:c="13"/>目</text:p>
            </table:table-cell>
            <table:covered-table-cell table:style-name="ce16"/>
            <table:covered-table-cell table:style-name="ce25"/>
            <table:table-cell table:style-name="ce58" office:value-type="float" office:value="52" calcext:value-type="float">
              <text:p>52</text:p>
            </table:table-cell>
            <table:table-cell table:style-name="ce58" office:value-type="float" office:value="53" calcext:value-type="float">
              <text:p>53</text:p>
            </table:table-cell>
            <table:table-cell table:style-name="ce60" office:value-type="float" office:value="54" calcext:value-type="float">
              <text:p>54</text:p>
            </table:table-cell>
            <table:table-cell table:style-name="ce60" table:number-columns-repeated="2"/>
            <table:table-cell table:style-name="ce81" office:value-type="string" calcext:value-type="string" table:number-columns-spanned="3" table:number-rows-spanned="6">
              <text:p>Item</text:p>
            </table:table-cell>
            <table:covered-table-cell table:number-columns-repeated="2" table:style-name="ce3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4" office:value-type="string" calcext:value-type="string">
              <text:p>太陽熱能</text:p>
            </table:table-cell>
            <table:table-cell table:style-name="ce54" office:value-type="string" calcext:value-type="string">
              <text:p>熱能</text:p>
            </table:table-cell>
            <table:table-cell table:style-name="ce61" office:value-type="string" calcext:value-type="string">
              <text:p>總計</text:p>
            </table:table-cell>
            <table:table-cell table:style-name="ce61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9" table:number-columns-repeated="2"/>
            <table:table-cell table:style-name="ce62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office:value-type="string" calcext:value-type="string">
              <text:p>Solar Thermal</text:p>
            </table:table-cell>
            <table:table-cell table:style-name="ce56" office:value-type="string" calcext:value-type="string">
              <text:p>Heat</text:p>
            </table:table-cell>
            <table:table-cell table:style-name="ce63" office:value-type="string" calcext:value-type="string">
              <text:p>Grand Total</text:p>
            </table:table-cell>
            <table:table-cell table:style-name="ce63" table:number-columns-repeated="2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4"/>
            <table:covered-table-cell table:style-name="ce26"/>
            <table:table-cell table:style-name="ce56" table:number-columns-repeated="2"/>
            <table:table-cell table:style-name="ce64" table:number-columns-repeated="3"/>
            <table:covered-table-cell table:style-name="ce82"/>
            <table:covered-table-cell table:number-columns-repeated="2" table:style-name="ce97"/>
            <table:table-cell table:style-name="ce50" table:number-columns-repeated="1013"/>
          </table:table-row>
          <table:table-row table:style-name="ro3">
            <table:covered-table-cell table:number-columns-repeated="2" table:style-name="ce5"/>
            <table:covered-table-cell table:style-name="ce27"/>
            <table:table-cell table:style-name="ce40" table:number-columns-repeated="2"/>
            <table:table-cell table:style-name="ce65" table:number-columns-repeated="3"/>
            <table:covered-table-cell table:style-name="ce83"/>
            <table:covered-table-cell table:number-columns-repeated="2" table:style-name="ce40"/>
            <table:table-cell table:style-name="ce50" table:number-columns-repeated="1013"/>
          </table:table-row>
        </table:table-header-rows>
        <table:table-row table:style-name="ro4">
          <table:table-cell table:style-name="ce6" office:value-type="float" office:value="1" calcext:value-type="float">
            <text:p>1</text:p>
          </table:table-cell>
          <table:table-cell table:style-name="ce17"/>
          <table:table-cell table:style-name="ce28" office:value-type="string" calcext:value-type="string">
            <text:p>自產</text:p>
          </table:table-cell>
          <table:table-cell table:style-name="ce41" office:value-type="float" office:value="28842.3" calcext:value-type="float">
            <text:p><text:s/>28,842 <text:s/></text:p>
          </table:table-cell>
          <table:table-cell table:style-name="ce41" office:value-type="float" office:value="0" calcext:value-type="float">
            <text:p/>
          </table:table-cell>
          <table:table-cell table:style-name="ce41" office:value-type="float" office:value="1621717.22742222" calcext:value-type="float">
            <text:p><text:s/>1,621,717 <text:s/></text:p>
          </table:table-cell>
          <table:table-cell table:style-name="ce67" table:number-columns-repeated="2"/>
          <table:table-cell table:style-name="ce84" office:value-type="float" office:value="1" calcext:value-type="float">
            <text:p>1</text:p>
          </table:table-cell>
          <table:table-cell table:style-name="ce37"/>
          <table:table-cell table:style-name="ce104" office:value-type="string" calcext:value-type="string">
            <text:p>Indigenous Production</text:p>
          </table:table-cell>
          <table:table-cell table:style-name="ce36" table:number-columns-repeated="1013"/>
        </table:table-row>
        <table:table-row table:style-name="ro4">
          <table:table-cell table:style-name="ce7" office:value-type="float" office:value="2" calcext:value-type="float">
            <text:p>2</text:p>
          </table:table-cell>
          <table:table-cell table:style-name="ce18" office:value-type="string" calcext:value-type="string">
            <text:p>+</text:p>
          </table:table-cell>
          <table:table-cell table:style-name="ce29" office:value-type="string" calcext:value-type="string">
            <text:p>進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5002038.0423484" calcext:value-type="float">
            <text:p><text:s/>55,002,038 <text:s/></text:p>
          </table:table-cell>
          <table:table-cell table:style-name="ce68" table:number-columns-repeated="2"/>
          <table:table-cell table:style-name="ce85" office:value-type="float" office:value="2" calcext:value-type="float">
            <text:p>2</text:p>
          </table:table-cell>
          <table:table-cell table:style-name="ce98" office:value-type="string" calcext:value-type="string">
            <text:p>+</text:p>
          </table:table-cell>
          <table:table-cell table:style-name="ce105" office:value-type="string" calcext:value-type="string">
            <text:p>Impor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" calcext:value-type="float">
            <text:p>3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出口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33700.981725145" calcext:value-type="float">
            <text:p><text:s/>833,701 <text:s/></text:p>
          </table:table-cell>
          <table:table-cell table:style-name="ce68" table:number-columns-repeated="2"/>
          <table:table-cell table:style-name="ce85" office:value-type="float" office:value="3" calcext:value-type="float">
            <text:p>3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xpor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4" calcext:value-type="float">
            <text:p>4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海運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87806.84" calcext:value-type="float">
            <text:p><text:s/>1,987,807 <text:s/></text:p>
          </table:table-cell>
          <table:table-cell table:style-name="ce68" table:number-columns-repeated="2"/>
          <table:table-cell table:style-name="ce85" office:value-type="float" office:value="4" calcext:value-type="float">
            <text:p>4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Marine Bunker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5" calcext:value-type="float">
            <text:p>5</text:p>
          </table:table-cell>
          <table:table-cell table:style-name="ce18" office:value-type="string" calcext:value-type="string">
            <text:p>-</text:p>
          </table:table-cell>
          <table:table-cell table:style-name="ce29" office:value-type="string" calcext:value-type="string">
            <text:p>國際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93718.4" calcext:value-type="float">
            <text:p><text:s/>793,718 <text:s/></text:p>
          </table:table-cell>
          <table:table-cell table:style-name="ce68" table:number-columns-repeated="2"/>
          <table:table-cell table:style-name="ce85" office:value-type="float" office:value="5" calcext:value-type="float">
            <text:p>5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International Civil Avia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6" calcext:value-type="float">
            <text:p>6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存貨變動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52864.515784579" calcext:value-type="float">
            <text:p><text:s/>352,865 <text:s/></text:p>
          </table:table-cell>
          <table:table-cell table:style-name="ce68" table:number-columns-repeated="2"/>
          <table:table-cell table:style-name="ce85" office:value-type="float" office:value="6" calcext:value-type="float">
            <text:p>6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Stock Change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7" calcext:value-type="float">
            <text:p>7</text:p>
          </table:table-cell>
          <table:table-cell table:style-name="ce19" office:value-type="string" calcext:value-type="string">
            <text:p>=</text:p>
          </table:table-cell>
          <table:table-cell table:style-name="ce31" office:value-type="string" calcext:value-type="string">
            <text:p>初級能源總供給</text:p>
          </table:table-cell>
          <table:table-cell table:style-name="ce43" office:value-type="float" office:value="28842.3" calcext:value-type="float">
            <text:p><text:s/>28,842 <text:s/></text:p>
          </table:table-cell>
          <table:table-cell table:style-name="ce43" office:value-type="float" office:value="0" calcext:value-type="float">
            <text:p/>
          </table:table-cell>
          <table:table-cell table:style-name="ce43" office:value-type="float" office:value="52655664.5322609" calcext:value-type="float">
            <text:p><text:s/>52,655,665 <text:s/></text:p>
          </table:table-cell>
          <table:table-cell table:style-name="ce69" table:number-columns-repeated="2"/>
          <table:table-cell table:style-name="ce86" office:value-type="float" office:value="7" calcext:value-type="float">
            <text:p>7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Primary Energy Suppl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8" calcext:value-type="float">
            <text:p>8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產品間轉換(轉出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29219.81738431" calcext:value-type="float">
            <text:p><text:s/>3,929,220 <text:s/></text:p>
          </table:table-cell>
          <table:table-cell table:style-name="ce68" table:number-columns-repeated="2"/>
          <table:table-cell table:style-name="ce84" office:value-type="float" office:value="8" calcext:value-type="float">
            <text:p>8</text:p>
          </table:table-cell>
          <table:table-cell table:style-name="ce37" office:value-type="string" calcext:value-type="string">
            <text:p>-</text:p>
          </table:table-cell>
          <table:table-cell table:style-name="ce104" office:value-type="string" calcext:value-type="string">
            <text:p>Transfers(Intput)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9" office:value-type="string" calcext:value-type="string">
            <text:p>-</text:p>
          </table:table-cell>
          <table:table-cell table:style-name="ce31" office:value-type="string" calcext:value-type="string">
            <text:p>統計差異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02282.932153456" calcext:value-type="float">
            <text:p><text:s/>102,283 <text:s/></text:p>
          </table:table-cell>
          <table:table-cell table:style-name="ce69" table:number-columns-repeated="2"/>
          <table:table-cell table:style-name="ce86" office:value-type="float" office:value="9" calcext:value-type="float">
            <text:p>9</text:p>
          </table:table-cell>
          <table:table-cell table:style-name="ce40" office:value-type="string" calcext:value-type="string">
            <text:p>-</text:p>
          </table:table-cell>
          <table:table-cell table:style-name="ce106" office:value-type="string" calcext:value-type="string">
            <text:p>Statistical Differen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0" calcext:value-type="float">
            <text:p>10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轉變投入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718050.0867021" calcext:value-type="float">
            <text:p><text:s/>50,718,050 <text:s/></text:p>
          </table:table-cell>
          <table:table-cell table:style-name="ce68" table:number-columns-repeated="2"/>
          <table:table-cell table:style-name="ce85" office:value-type="float" office:value="10" calcext:value-type="float">
            <text:p>10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Transformation Input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1" calcext:value-type="float">
            <text:p>11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46286.216" calcext:value-type="float">
            <text:p><text:s/>2,646,286 <text:s/></text:p>
          </table:table-cell>
          <table:table-cell table:style-name="ce68" table:number-columns-repeated="2"/>
          <table:table-cell table:style-name="ce85" office:value-type="float" office:value="11" calcext:value-type="float">
            <text:p>11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2" calcext:value-type="float">
            <text:p>12</text:p>
          </table:table-cell>
          <table:table-cell table:style-name="ce18"/>
          <table:table-cell table:style-name="ce30" office:value-type="string" calcext:value-type="string">
            <text:p><text:s text:c="4"/>高爐工場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52917.65565" calcext:value-type="float">
            <text:p><text:s/>1,752,918 <text:s/></text:p>
          </table:table-cell>
          <table:table-cell table:style-name="ce68" table:number-columns-repeated="2"/>
          <table:table-cell table:style-name="ce85" office:value-type="float" office:value="12" calcext:value-type="float">
            <text:p>12</text:p>
          </table:table-cell>
          <table:table-cell table:style-name="ce98"/>
          <table:table-cell table:style-name="ce105" office:value-type="string" calcext:value-type="string">
            <text:p><text:s text:c="4"/>Blast Furnac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3" calcext:value-type="float">
            <text:p>13</text:p>
          </table:table-cell>
          <table:table-cell table:style-name="ce18"/>
          <table:table-cell table:style-name="ce30" office:value-type="string" calcext:value-type="string">
            <text:p><text:s text:c="4"/>煉油廠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437091.7" calcext:value-type="float">
            <text:p><text:s/>23,437,092 <text:s/></text:p>
          </table:table-cell>
          <table:table-cell table:style-name="ce68" table:number-columns-repeated="2"/>
          <table:table-cell table:style-name="ce85" office:value-type="float" office:value="13" calcext:value-type="float">
            <text:p>13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4" calcext:value-type="float">
            <text:p>14</text:p>
          </table:table-cell>
          <table:table-cell table:style-name="ce18"/>
          <table:table-cell table:style-name="ce30" office:value-type="string" calcext:value-type="string">
            <text:p><text:s text:c="4"/>石化工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4" calcext:value-type="float">
            <text:p>14</text:p>
          </table:table-cell>
          <table:table-cell table:style-name="ce98"/>
          <table:table-cell table:style-name="ce105" office:value-type="string" calcext:value-type="string">
            <text:p><text:s text:c="4"/>Petrochemical Industry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5" calcext:value-type="float">
            <text:p>15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1193646.252616" calcext:value-type="float">
            <text:p><text:s/>21,193,646 <text:s/></text:p>
          </table:table-cell>
          <table:table-cell table:style-name="ce68" table:number-columns-repeated="2"/>
          <table:table-cell table:style-name="ce85" office:value-type="float" office:value="15" calcext:value-type="float">
            <text:p>15</text:p>
          </table:table-cell>
          <table:table-cell table:style-name="ce98"/>
          <table:table-cell table:style-name="ce105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6" calcext:value-type="float">
            <text:p>16</text:p>
          </table:table-cell>
          <table:table-cell table:style-name="ce18"/>
          <table:table-cell table:style-name="ce30" office:value-type="string" calcext:value-type="string">
            <text:p><text:s text:c="4"/>自用發電廠 <text:s/>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6" calcext:value-type="float">
            <text:p>16</text:p>
          </table:table-cell>
          <table:table-cell table:style-name="ce98"/>
          <table:table-cell table:style-name="ce105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7" calcext:value-type="float">
            <text:p>17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17" calcext:value-type="float">
            <text:p>17</text:p>
          </table:table-cell>
          <table:table-cell table:style-name="ce98"/>
          <table:table-cell table:style-name="ce105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18" calcext:value-type="float">
            <text:p>18</text:p>
          </table:table-cell>
          <table:table-cell table:style-name="ce19"/>
          <table:table-cell table:style-name="ce31" office:value-type="string" calcext:value-type="string">
            <text:p><text:s text:c="4"/>自用汽電共生廠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1688108.26243605" calcext:value-type="float">
            <text:p><text:s/>1,688,108 <text:s/></text:p>
          </table:table-cell>
          <table:table-cell table:style-name="ce69"/>
          <table:table-cell table:style-name="ce76"/>
          <table:table-cell table:style-name="ce85" office:value-type="float" office:value="18" calcext:value-type="float">
            <text:p>18</text:p>
          </table:table-cell>
          <table:table-cell table:style-name="ce98"/>
          <table:table-cell table:style-name="ce105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19" calcext:value-type="float">
            <text:p>19</text:p>
          </table:table-cell>
          <table:table-cell table:style-name="ce18" office:value-type="string" calcext:value-type="string">
            <text:p>+</text:p>
          </table:table-cell>
          <table:table-cell table:style-name="ce30" office:value-type="string" calcext:value-type="string">
            <text:p>轉變產出合計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9901338.6325373" calcext:value-type="float">
            <text:p><text:s/>39,901,339 <text:s/></text:p>
          </table:table-cell>
          <table:table-cell table:style-name="ce68" table:number-columns-repeated="2"/>
          <table:table-cell table:style-name="ce84" office:value-type="float" office:value="19" calcext:value-type="float">
            <text:p>19</text:p>
          </table:table-cell>
          <table:table-cell table:style-name="ce37" office:value-type="string" calcext:value-type="string">
            <text:p>+</text:p>
          </table:table-cell>
          <table:table-cell table:style-name="ce104" office:value-type="string" calcext:value-type="string">
            <text:p>Transformation Output Total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0" calcext:value-type="float">
            <text:p>20</text:p>
          </table:table-cell>
          <table:table-cell table:style-name="ce18"/>
          <table:table-cell table:style-name="ce30" office:value-type="string" calcext:value-type="string">
            <text:p><text:s text:c="4"/>轉變產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408577.6079549" calcext:value-type="float">
            <text:p><text:s/>37,408,578 <text:s/></text:p>
          </table:table-cell>
          <table:table-cell table:style-name="ce68" table:number-columns-repeated="2"/>
          <table:table-cell table:style-name="ce85" office:value-type="float" office:value="20" calcext:value-type="float">
            <text:p>20</text:p>
          </table:table-cell>
          <table:table-cell table:style-name="ce98"/>
          <table:table-cell table:style-name="ce105" office:value-type="string" calcext:value-type="string">
            <text:p>Transformation Output 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21" calcext:value-type="float">
            <text:p>21</text:p>
          </table:table-cell>
          <table:table-cell table:style-name="ce19"/>
          <table:table-cell table:style-name="ce31" office:value-type="string" calcext:value-type="string">
            <text:p><text:s text:c="4"/>產品間轉換(轉入)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2492761.0245824" calcext:value-type="float">
            <text:p><text:s/>2,492,761 <text:s/></text:p>
          </table:table-cell>
          <table:table-cell table:style-name="ce69" table:number-columns-repeated="2"/>
          <table:table-cell table:style-name="ce86" office:value-type="float" office:value="21" calcext:value-type="float">
            <text:p>21</text:p>
          </table:table-cell>
          <table:table-cell table:style-name="ce40"/>
          <table:table-cell table:style-name="ce106" office:value-type="string" calcext:value-type="string">
            <text:p>Transfers(Output)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2" calcext:value-type="float">
            <text:p>22</text:p>
          </table:table-cell>
          <table:table-cell table:style-name="ce18" office:value-type="string" calcext:value-type="string">
            <text:p>-</text:p>
          </table:table-cell>
          <table:table-cell table:style-name="ce30" office:value-type="string" calcext:value-type="string">
            <text:p>能源部門自用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176875.56137291" calcext:value-type="float">
            <text:p><text:s/>3,176,876 <text:s/></text:p>
          </table:table-cell>
          <table:table-cell table:style-name="ce68" table:number-columns-repeated="2"/>
          <table:table-cell table:style-name="ce85" office:value-type="float" office:value="22" calcext:value-type="float">
            <text:p>22</text:p>
          </table:table-cell>
          <table:table-cell table:style-name="ce98" office:value-type="string" calcext:value-type="string">
            <text:p>-</text:p>
          </table:table-cell>
          <table:table-cell table:style-name="ce105" office:value-type="string" calcext:value-type="string">
            <text:p>Energy Sector Own Use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3" calcext:value-type="float">
            <text:p>23</text:p>
          </table:table-cell>
          <table:table-cell table:style-name="ce18"/>
          <table:table-cell table:style-name="ce30" office:value-type="string" calcext:value-type="string">
            <text:p><text:s text:c="4"/>煤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36.845086" calcext:value-type="float">
            <text:p><text:s/>1,737 <text:s/></text:p>
          </table:table-cell>
          <table:table-cell table:style-name="ce68" table:number-columns-repeated="2"/>
          <table:table-cell table:style-name="ce85" office:value-type="float" office:value="23" calcext:value-type="float">
            <text:p>23</text:p>
          </table:table-cell>
          <table:table-cell table:style-name="ce98"/>
          <table:table-cell table:style-name="ce105" office:value-type="string" calcext:value-type="string">
            <text:p><text:s text:c="4"/>Coal Min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4" calcext:value-type="float">
            <text:p>24</text:p>
          </table:table-cell>
          <table:table-cell table:style-name="ce18"/>
          <table:table-cell table:style-name="ce30" office:value-type="string" calcext:value-type="string">
            <text:p><text:s text:c="4"/>煉焦工場/煤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56769.130984" calcext:value-type="float">
            <text:p><text:s/>256,769 <text:s/></text:p>
          </table:table-cell>
          <table:table-cell table:style-name="ce68" table:number-columns-repeated="2"/>
          <table:table-cell table:style-name="ce85" office:value-type="float" office:value="24" calcext:value-type="float">
            <text:p>24</text:p>
          </table:table-cell>
          <table:table-cell table:style-name="ce98"/>
          <table:table-cell table:style-name="ce105" office:value-type="string" calcext:value-type="string">
            <text:p><text:s text:c="4"/>Coke Oven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5" calcext:value-type="float">
            <text:p>25</text:p>
          </table:table-cell>
          <table:table-cell table:style-name="ce18"/>
          <table:table-cell table:style-name="ce30" office:value-type="string" calcext:value-type="string">
            <text:p><text:s text:c="4"/>高爐工場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3003.6535" calcext:value-type="float">
            <text:p><text:s/>263,004 <text:s/></text:p>
          </table:table-cell>
          <table:table-cell table:style-name="ce68" table:number-columns-repeated="2"/>
          <table:table-cell table:style-name="ce85" office:value-type="float" office:value="25" calcext:value-type="float">
            <text:p>25</text:p>
          </table:table-cell>
          <table:table-cell table:style-name="ce98"/>
          <table:table-cell table:style-name="ce105" office:value-type="string" calcext:value-type="string">
            <text:p><text:s text:c="4"/>Blast Furnaces 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6" calcext:value-type="float">
            <text:p>26</text:p>
          </table:table-cell>
          <table:table-cell table:style-name="ce18"/>
          <table:table-cell table:style-name="ce30" office:value-type="string" calcext:value-type="string">
            <text:p><text:s text:c="4"/>油氣礦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87.088658" calcext:value-type="float">
            <text:p><text:s/>2,687 <text:s/></text:p>
          </table:table-cell>
          <table:table-cell table:style-name="ce68" table:number-columns-repeated="2"/>
          <table:table-cell table:style-name="ce85" office:value-type="float" office:value="26" calcext:value-type="float">
            <text:p>26</text:p>
          </table:table-cell>
          <table:table-cell table:style-name="ce98"/>
          <table:table-cell table:style-name="ce105" office:value-type="string" calcext:value-type="string">
            <text:p><text:s text:c="4"/>Oil and Gas Extraction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7" calcext:value-type="float">
            <text:p>27</text:p>
          </table:table-cell>
          <table:table-cell table:style-name="ce18"/>
          <table:table-cell table:style-name="ce30" office:value-type="string" calcext:value-type="string">
            <text:p><text:s text:c="4"/>煉油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85538.71476691" calcext:value-type="float">
            <text:p><text:s/>2,085,539 <text:s/></text:p>
          </table:table-cell>
          <table:table-cell table:style-name="ce68" table:number-columns-repeated="2"/>
          <table:table-cell table:style-name="ce85" office:value-type="float" office:value="27" calcext:value-type="float">
            <text:p>27</text:p>
          </table:table-cell>
          <table:table-cell table:style-name="ce98"/>
          <table:table-cell table:style-name="ce105" office:value-type="string" calcext:value-type="string">
            <text:p><text:s text:c="4"/>Petroleum Refinerie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8" calcext:value-type="float">
            <text:p>28</text:p>
          </table:table-cell>
          <table:table-cell table:style-name="ce18"/>
          <table:table-cell table:style-name="ce30" office:value-type="string" calcext:value-type="string">
            <text:p><text:s text:c="4"/>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74998.284378" calcext:value-type="float">
            <text:p><text:s/>374,998 <text:s/></text:p>
          </table:table-cell>
          <table:table-cell table:style-name="ce68" table:number-columns-repeated="2"/>
          <table:table-cell table:style-name="ce85" office:value-type="float" office:value="28" calcext:value-type="float">
            <text:p>28</text:p>
          </table:table-cell>
          <table:table-cell table:style-name="ce98"/>
          <table:table-cell table:style-name="ce105" office:value-type="string" calcext:value-type="string">
            <text:p><text:s text:c="4"/>Electricity Plants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29" calcext:value-type="float">
            <text:p>29</text:p>
          </table:table-cell>
          <table:table-cell table:style-name="ce18"/>
          <table:table-cell table:style-name="ce30" office:value-type="string" calcext:value-type="string">
            <text:p><text:s text:c="4"/>抽水用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2058.984" calcext:value-type="float">
            <text:p><text:s/>192,059 <text:s/></text:p>
          </table:table-cell>
          <table:table-cell table:style-name="ce68" table:number-columns-repeated="2"/>
          <table:table-cell table:style-name="ce85" office:value-type="float" office:value="29" calcext:value-type="float">
            <text:p>29</text:p>
          </table:table-cell>
          <table:table-cell table:style-name="ce98"/>
          <table:table-cell table:style-name="ce105" office:value-type="string" calcext:value-type="string">
            <text:p><text:s text:c="4"/>Electricity to Pump Up</text:p>
          </table:table-cell>
          <table:table-cell table:style-name="ce12" table:number-columns-repeated="1013"/>
        </table:table-row>
        <table:table-row table:style-name="ro4">
          <table:table-cell table:style-name="ce7" office:value-type="float" office:value="30" calcext:value-type="float">
            <text:p>30</text:p>
          </table:table-cell>
          <table:table-cell table:style-name="ce18"/>
          <table:table-cell table:style-name="ce30" office:value-type="string" calcext:value-type="string">
            <text:p><text:s text:c="4"/>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30" calcext:value-type="float">
            <text:p>30</text:p>
          </table:table-cell>
          <table:table-cell table:style-name="ce98"/>
          <table:table-cell table:style-name="ce105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4">
          <table:table-cell table:style-name="ce8" office:value-type="float" office:value="31" calcext:value-type="float">
            <text:p>31</text:p>
          </table:table-cell>
          <table:table-cell table:style-name="ce19"/>
          <table:table-cell table:style-name="ce31" office:value-type="string" calcext:value-type="string">
            <text:p><text:s text:c="4"/>氣體燃料供應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2.86" calcext:value-type="float">
            <text:p><text:s/>83 <text:s/></text:p>
          </table:table-cell>
          <table:table-cell table:style-name="ce69" table:number-columns-repeated="2"/>
          <table:table-cell table:style-name="ce86" office:value-type="float" office:value="31" calcext:value-type="float">
            <text:p>31</text:p>
          </table:table-cell>
          <table:table-cell table:style-name="ce40"/>
          <table:table-cell table:style-name="ce106" office:value-type="string" calcext:value-type="string">
            <text:p><text:s text:c="4"/>Gas Compani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2" calcext:value-type="float">
            <text:p>32</text:p>
          </table:table-cell>
          <table:table-cell table:style-name="ce20" office:value-type="string" calcext:value-type="string">
            <text:p>-</text:p>
          </table:table-cell>
          <table:table-cell table:style-name="ce32" office:value-type="string" calcext:value-type="string">
            <text:p>損耗</text:p>
          </table:table-cell>
          <table:table-cell table:number-columns-repeated="2" table:style-name="ce44" office:value-type="float" office:value="0" calcext:value-type="float">
            <text:p/>
          </table:table-cell>
          <table:table-cell table:style-name="ce44" office:value-type="float" office:value="514844.271808544" calcext:value-type="float">
            <text:p><text:s/>514,844 <text:s/></text:p>
          </table:table-cell>
          <table:table-cell table:style-name="ce70" table:number-columns-repeated="2"/>
          <table:table-cell table:style-name="ce87" office:value-type="float" office:value="32" calcext:value-type="float">
            <text:p>32</text:p>
          </table:table-cell>
          <table:table-cell table:style-name="ce99" office:value-type="string" calcext:value-type="string">
            <text:p>-</text:p>
          </table:table-cell>
          <table:table-cell table:style-name="ce107" office:value-type="string" calcext:value-type="string">
            <text:p><text:s/>Losses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3" calcext:value-type="float">
            <text:p>33</text:p>
          </table:table-cell>
          <table:table-cell table:style-name="ce20" office:value-type="string" calcext:value-type="string">
            <text:p>=</text:p>
          </table:table-cell>
          <table:table-cell table:style-name="ce32" office:value-type="string" calcext:value-type="string">
            <text:p>最終消費</text:p>
          </table:table-cell>
          <table:table-cell table:style-name="ce44" office:value-type="float" office:value="28842.3" calcext:value-type="float">
            <text:p><text:s/>28,84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115730.4953769" calcext:value-type="float">
            <text:p><text:s/>34,115,730 <text:s/></text:p>
          </table:table-cell>
          <table:table-cell table:style-name="ce69" table:number-columns-repeated="2"/>
          <table:table-cell table:style-name="ce86" office:value-type="float" office:value="33" calcext:value-type="float">
            <text:p>33</text:p>
          </table:table-cell>
          <table:table-cell table:style-name="ce40" office:value-type="string" calcext:value-type="string">
            <text:p>=</text:p>
          </table:table-cell>
          <table:table-cell table:style-name="ce106" office:value-type="string" calcext:value-type="string">
            <text:p>Total Final Consumption</text:p>
          </table:table-cell>
          <table:table-cell table:style-name="ce12" table:number-columns-repeated="1013"/>
        </table:table-row>
        <table:table-row table:style-name="ro4">
          <table:table-cell table:style-name="ce9" office:value-type="float" office:value="34" calcext:value-type="float">
            <text:p>34</text:p>
          </table:table-cell>
          <table:table-cell table:style-name="ce20"/>
          <table:table-cell table:style-name="ce32" office:value-type="string" calcext:value-type="string">
            <text:p>能源消費</text:p>
          </table:table-cell>
          <table:table-cell table:style-name="ce44" office:value-type="float" office:value="28842.3" calcext:value-type="float">
            <text:p><text:s/>28,842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29035643.9981713" calcext:value-type="float">
            <text:p><text:s/>29,035,644 <text:s/></text:p>
          </table:table-cell>
          <table:table-cell table:style-name="ce70" table:number-columns-repeated="2"/>
          <table:table-cell table:style-name="ce87" office:value-type="float" office:value="34" calcext:value-type="float">
            <text:p>34</text:p>
          </table:table-cell>
          <table:table-cell table:style-name="ce99"/>
          <table:table-cell table:style-name="ce107" office:value-type="string" calcext:value-type="string">
            <text:p>Energy Consump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5" calcext:value-type="float">
            <text:p>35</text:p>
          </table:table-cell>
          <table:table-cell table:style-name="ce18"/>
          <table:table-cell table:style-name="ce30" office:value-type="string" calcext:value-type="string">
            <text:p><text:s text:c="4"/>工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3962665.3891963" calcext:value-type="float">
            <text:p><text:s/>13,962,665 <text:s/></text:p>
          </table:table-cell>
          <table:table-cell table:style-name="ce68" table:number-columns-repeated="2"/>
          <table:table-cell table:style-name="ce85" office:value-type="float" office:value="35" calcext:value-type="float">
            <text:p>35</text:p>
          </table:table-cell>
          <table:table-cell table:style-name="ce98"/>
          <table:table-cell table:style-name="ce105" office:value-type="string" calcext:value-type="string">
            <text:p><text:s text:c="4"/>Industrial Sector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6" calcext:value-type="float">
            <text:p>36</text:p>
          </table:table-cell>
          <table:table-cell table:style-name="ce18"/>
          <table:table-cell table:style-name="ce30" office:value-type="string" calcext:value-type="string">
            <text:p><text:s text:c="8"/>礦業及土石採取業(不含煤、油及氣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747.576374" calcext:value-type="float">
            <text:p><text:s/>46,748 <text:s/></text:p>
          </table:table-cell>
          <table:table-cell table:style-name="ce68" table:number-columns-repeated="2"/>
          <table:table-cell table:style-name="ce85" office:value-type="float" office:value="36" calcext:value-type="float">
            <text:p>36</text:p>
          </table:table-cell>
          <table:table-cell table:style-name="ce98"/>
          <table:table-cell table:style-name="ce105" office:value-type="string" calcext:value-type="string">
            <text:p><text:s text:c="8"/>Mining and Quarrying(excluding coal,oil and gas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7" calcext:value-type="float">
            <text:p>37</text:p>
          </table:table-cell>
          <table:table-cell table:style-name="ce18"/>
          <table:table-cell table:style-name="ce30" office:value-type="string" calcext:value-type="string">
            <text:p><text:s text:c="8"/>食品飲料及菸草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02355.515270796" calcext:value-type="float">
            <text:p><text:s/>702,356 <text:s/></text:p>
          </table:table-cell>
          <table:table-cell table:style-name="ce68" table:number-columns-repeated="2"/>
          <table:table-cell table:style-name="ce85" office:value-type="float" office:value="37" calcext:value-type="float">
            <text:p>37</text:p>
          </table:table-cell>
          <table:table-cell table:style-name="ce98"/>
          <table:table-cell table:style-name="ce105" office:value-type="string" calcext:value-type="string">
            <text:p><text:s text:c="8"/>Food, Beverage and Tobacco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8" calcext:value-type="float">
            <text:p>38</text:p>
          </table:table-cell>
          <table:table-cell table:style-name="ce18"/>
          <table:table-cell table:style-name="ce30" office:value-type="string" calcext:value-type="string">
            <text:p><text:s text:c="8"/>紡織成衣及服飾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55898.27857588" calcext:value-type="float">
            <text:p><text:s/>1,655,898 <text:s/></text:p>
          </table:table-cell>
          <table:table-cell table:style-name="ce68" table:number-columns-repeated="2"/>
          <table:table-cell table:style-name="ce85" office:value-type="float" office:value="38" calcext:value-type="float">
            <text:p>38</text:p>
          </table:table-cell>
          <table:table-cell table:style-name="ce98"/>
          <table:table-cell table:style-name="ce105" office:value-type="string" calcext:value-type="string">
            <text:p><text:s text:c="8"/>Textile,Wearing Apparel and Accesso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9" calcext:value-type="float">
            <text:p>39</text:p>
          </table:table-cell>
          <table:table-cell table:style-name="ce18"/>
          <table:table-cell table:style-name="ce30" office:value-type="string" calcext:value-type="string">
            <text:p><text:s text:c="8"/>皮革及毛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1382.139966" calcext:value-type="float">
            <text:p><text:s/>41,382 <text:s/></text:p>
          </table:table-cell>
          <table:table-cell table:style-name="ce68" table:number-columns-repeated="2"/>
          <table:table-cell table:style-name="ce85" office:value-type="float" office:value="39" calcext:value-type="float">
            <text:p>39</text:p>
          </table:table-cell>
          <table:table-cell table:style-name="ce98"/>
          <table:table-cell table:style-name="ce105" office:value-type="string" calcext:value-type="string">
            <text:p><text:s text:c="8"/>Leather and Fu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0" calcext:value-type="float">
            <text:p>40</text:p>
          </table:table-cell>
          <table:table-cell table:style-name="ce18"/>
          <table:table-cell table:style-name="ce30" office:value-type="string" calcext:value-type="string">
            <text:p><text:s text:c="8"/>木竹及家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3832.441317" calcext:value-type="float">
            <text:p><text:s/>63,832 <text:s/></text:p>
          </table:table-cell>
          <table:table-cell table:style-name="ce68" table:number-columns-repeated="2"/>
          <table:table-cell table:style-name="ce85" office:value-type="float" office:value="40" calcext:value-type="float">
            <text:p>40</text:p>
          </table:table-cell>
          <table:table-cell table:style-name="ce98"/>
          <table:table-cell table:style-name="ce105" office:value-type="string" calcext:value-type="string">
            <text:p><text:s text:c="8"/>Wood, Bamboo and Furni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1" calcext:value-type="float">
            <text:p>41</text:p>
          </table:table-cell>
          <table:table-cell table:style-name="ce18"/>
          <table:table-cell table:style-name="ce30" office:value-type="string" calcext:value-type="string">
            <text:p><text:s text:c="8"/>紙漿、紙及紙製品業 <text:s text:c="5"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79486.777668637" calcext:value-type="float">
            <text:p><text:s/>979,487 <text:s/></text:p>
          </table:table-cell>
          <table:table-cell table:style-name="ce68" table:number-columns-repeated="2"/>
          <table:table-cell table:style-name="ce85" office:value-type="float" office:value="41" calcext:value-type="float">
            <text:p>41</text:p>
          </table:table-cell>
          <table:table-cell table:style-name="ce98"/>
          <table:table-cell table:style-name="ce105" office:value-type="string" calcext:value-type="string">
            <text:p><text:s text:c="8"/>Pulp, Paper and Paper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2" calcext:value-type="float">
            <text:p>42</text:p>
          </table:table-cell>
          <table:table-cell table:style-name="ce18"/>
          <table:table-cell table:style-name="ce30" office:value-type="string" calcext:value-type="string">
            <text:p><text:s text:c="8"/>印刷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710.637592" calcext:value-type="float">
            <text:p><text:s/>26,711 <text:s/></text:p>
          </table:table-cell>
          <table:table-cell table:style-name="ce68" table:number-columns-repeated="2"/>
          <table:table-cell table:style-name="ce85" office:value-type="float" office:value="42" calcext:value-type="float">
            <text:p>42</text:p>
          </table:table-cell>
          <table:table-cell table:style-name="ce98"/>
          <table:table-cell table:style-name="ce105" office:value-type="string" calcext:value-type="string">
            <text:p><text:s text:c="8"/>Print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3" calcext:value-type="float">
            <text:p>43</text:p>
          </table:table-cell>
          <table:table-cell table:style-name="ce18"/>
          <table:table-cell table:style-name="ce30" office:value-type="string" calcext:value-type="string">
            <text:p><text:s text:c="8"/>化學材料製造業 <text:s/>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34460.02572018" calcext:value-type="float">
            <text:p><text:s/>2,934,460 <text:s/></text:p>
          </table:table-cell>
          <table:table-cell table:style-name="ce68" table:number-columns-repeated="2"/>
          <table:table-cell table:style-name="ce85" office:value-type="float" office:value="43" calcext:value-type="float">
            <text:p>43</text:p>
          </table:table-cell>
          <table:table-cell table:style-name="ce98"/>
          <table:table-cell table:style-name="ce105" office:value-type="string" calcext:value-type="string">
            <text:p><text:s text:c="8"/>Chemical Material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4" calcext:value-type="float">
            <text:p>44</text:p>
          </table:table-cell>
          <table:table-cell table:style-name="ce18"/>
          <table:table-cell table:style-name="ce30" office:value-type="string" calcext:value-type="string">
            <text:p><text:s text:c="12"/>基本化學材料製造業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44321.66793366" calcext:value-type="float">
            <text:p><text:s/>1,544,322 <text:s/></text:p>
          </table:table-cell>
          <table:table-cell table:style-name="ce68" table:number-columns-repeated="2"/>
          <table:table-cell table:style-name="ce85" office:value-type="float" office:value="44" calcext:value-type="float">
            <text:p>44</text:p>
          </table:table-cell>
          <table:table-cell table:style-name="ce98"/>
          <table:table-cell table:style-name="ce105" office:value-type="string" calcext:value-type="string">
            <text:p><text:s text:c="12"/>Basic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5" calcext:value-type="float">
            <text:p>45</text:p>
          </table:table-cell>
          <table:table-cell table:style-name="ce18"/>
          <table:table-cell table:style-name="ce30" office:value-type="string" calcext:value-type="string">
            <text:p><text:s text:c="16"/>(基本化學工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216286.99389116" calcext:value-type="float">
            <text:p>( 1,216,287 <text:s/>)</text:p>
          </table:table-cell>
          <table:table-cell table:style-name="ce71"/>
          <table:table-cell table:style-name="ce68"/>
          <table:table-cell table:style-name="ce85" office:value-type="float" office:value="45" calcext:value-type="float">
            <text:p>45</text:p>
          </table:table-cell>
          <table:table-cell table:style-name="ce98"/>
          <table:table-cell table:style-name="ce105" office:value-type="string" calcext:value-type="string">
            <text:p><text:s text:c="16"/>(Basic Industrial Chemic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6" calcext:value-type="float">
            <text:p>46</text:p>
          </table:table-cell>
          <table:table-cell table:style-name="ce18"/>
          <table:table-cell table:style-name="ce30" office:value-type="string" calcext:value-type="string">
            <text:p><text:s text:c="16"/>(石油化工原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305163.598832498" calcext:value-type="float">
            <text:p>( 305,164 <text:s/>)</text:p>
          </table:table-cell>
          <table:table-cell table:style-name="ce71"/>
          <table:table-cell table:style-name="ce68"/>
          <table:table-cell table:style-name="ce85" office:value-type="float" office:value="46" calcext:value-type="float">
            <text:p>46</text:p>
          </table:table-cell>
          <table:table-cell table:style-name="ce98"/>
          <table:table-cell table:style-name="ce105" office:value-type="string" calcext:value-type="string">
            <text:p><text:s text:c="16"/>(Petrochemical Material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7" calcext:value-type="float">
            <text:p>47</text:p>
          </table:table-cell>
          <table:table-cell table:style-name="ce18"/>
          <table:table-cell table:style-name="ce33" office:value-type="string" calcext:value-type="string">
            <text:p><text:s text:c="16"/>(肥料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2871.07521" calcext:value-type="float">
            <text:p>( 22,871 <text:s/>)</text:p>
          </table:table-cell>
          <table:table-cell table:style-name="ce71"/>
          <table:table-cell table:style-name="ce68"/>
          <table:table-cell table:style-name="ce85" office:value-type="float" office:value="47" calcext:value-type="float">
            <text:p>47</text:p>
          </table:table-cell>
          <table:table-cell table:style-name="ce98"/>
          <table:table-cell table:style-name="ce105" office:value-type="string" calcext:value-type="string">
            <text:p><text:s text:c="16"/>(Chemical Fertilizer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8" calcext:value-type="float">
            <text:p>48</text:p>
          </table:table-cell>
          <table:table-cell table:style-name="ce18"/>
          <table:table-cell table:style-name="ce33" office:value-type="string" calcext:value-type="string">
            <text:p><text:s text:c="12"/>人造纖維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98928.541077727" calcext:value-type="float">
            <text:p><text:s/>698,929 <text:s/></text:p>
          </table:table-cell>
          <table:table-cell table:style-name="ce68" table:number-columns-repeated="2"/>
          <table:table-cell table:style-name="ce85" office:value-type="float" office:value="48" calcext:value-type="float">
            <text:p>48</text:p>
          </table:table-cell>
          <table:table-cell table:style-name="ce98"/>
          <table:table-cell table:style-name="ce105" office:value-type="string" calcext:value-type="string">
            <text:p><text:s text:c="12"/>Artificial Fib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9" calcext:value-type="float">
            <text:p>49</text:p>
          </table:table-cell>
          <table:table-cell table:style-name="ce18"/>
          <table:table-cell table:style-name="ce30" office:value-type="string" calcext:value-type="string">
            <text:p><text:s text:c="12"/>樹脂塑膠及橡膠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87979.151708799" calcext:value-type="float">
            <text:p><text:s/>687,979 <text:s/></text:p>
          </table:table-cell>
          <table:table-cell table:style-name="ce68" table:number-columns-repeated="2"/>
          <table:table-cell table:style-name="ce85" office:value-type="float" office:value="49" calcext:value-type="float">
            <text:p>49</text:p>
          </table:table-cell>
          <table:table-cell table:style-name="ce98"/>
          <table:table-cell table:style-name="ce105" office:value-type="string" calcext:value-type="string">
            <text:p><text:s text:c="12"/>Resin, Plastics and Rubber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0" calcext:value-type="float">
            <text:p>50</text:p>
          </table:table-cell>
          <table:table-cell table:style-name="ce21"/>
          <table:table-cell table:style-name="ce34" office:value-type="string" calcext:value-type="string">
            <text:p><text:s text:c="12"/>其他化學材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3230.665" calcext:value-type="float">
            <text:p><text:s/>3,231 <text:s/></text:p>
          </table:table-cell>
          <table:table-cell table:style-name="ce72"/>
          <table:table-cell table:style-name="ce77"/>
          <table:table-cell table:style-name="ce88" office:value-type="float" office:value="50" calcext:value-type="float">
            <text:p>50</text:p>
          </table:table-cell>
          <table:table-cell table:style-name="ce100"/>
          <table:table-cell table:style-name="ce108" office:value-type="string" calcext:value-type="string">
            <text:p><text:s text:c="12"/>Other Chemical Material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1" calcext:value-type="float">
            <text:p>51</text:p>
          </table:table-cell>
          <table:table-cell table:style-name="ce18"/>
          <table:table-cell table:style-name="ce30" office:value-type="string" calcext:value-type="string">
            <text:p><text:s text:c="8"/>化學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70313.685117" calcext:value-type="float">
            <text:p><text:s/>270,314 <text:s/></text:p>
          </table:table-cell>
          <table:table-cell table:style-name="ce68"/>
          <table:table-cell table:style-name="ce78"/>
          <table:table-cell table:style-name="ce89" office:value-type="float" office:value="51" calcext:value-type="float">
            <text:p>51</text:p>
          </table:table-cell>
          <table:table-cell table:style-name="ce98"/>
          <table:table-cell table:style-name="ce105" office:value-type="string" calcext:value-type="string">
            <text:p><text:s text:c="8"/>Chemical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2" calcext:value-type="float">
            <text:p>52</text:p>
          </table:table-cell>
          <table:table-cell table:style-name="ce18"/>
          <table:table-cell table:style-name="ce30" office:value-type="string" calcext:value-type="string">
            <text:p><text:s text:c="8"/>橡膠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1346.639306" calcext:value-type="float">
            <text:p><text:s/>161,347 <text:s/></text:p>
          </table:table-cell>
          <table:table-cell table:style-name="ce68"/>
          <table:table-cell table:style-name="ce78"/>
          <table:table-cell table:style-name="ce89" office:value-type="float" office:value="52" calcext:value-type="float">
            <text:p>52</text:p>
          </table:table-cell>
          <table:table-cell table:style-name="ce98"/>
          <table:table-cell table:style-name="ce105" office:value-type="string" calcext:value-type="string">
            <text:p><text:s text:c="8"/>Rubber Products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3" calcext:value-type="float">
            <text:p>53</text:p>
          </table:table-cell>
          <table:table-cell table:style-name="ce21"/>
          <table:table-cell table:style-name="ce34" office:value-type="string" calcext:value-type="string">
            <text:p><text:s text:c="8"/>塑膠製品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449835.33482096" calcext:value-type="float">
            <text:p><text:s/>449,835 <text:s/></text:p>
          </table:table-cell>
          <table:table-cell table:style-name="ce72"/>
          <table:table-cell table:style-name="ce77"/>
          <table:table-cell table:style-name="ce88" office:value-type="float" office:value="53" calcext:value-type="float">
            <text:p>53</text:p>
          </table:table-cell>
          <table:table-cell table:style-name="ce100"/>
          <table:table-cell table:style-name="ce108" office:value-type="string" calcext:value-type="string">
            <text:p><text:s text:c="8"/>Plastic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4" calcext:value-type="float">
            <text:p>54</text:p>
          </table:table-cell>
          <table:table-cell table:style-name="ce18"/>
          <table:table-cell table:style-name="ce30" office:value-type="string" calcext:value-type="string">
            <text:p><text:s text:c="8"/>非金屬礦物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963087.122195" calcext:value-type="float">
            <text:p><text:s/>2,963,087 <text:s/></text:p>
          </table:table-cell>
          <table:table-cell table:style-name="ce68"/>
          <table:table-cell table:style-name="ce78"/>
          <table:table-cell table:style-name="ce89" office:value-type="float" office:value="54" calcext:value-type="float">
            <text:p>54</text:p>
          </table:table-cell>
          <table:table-cell table:style-name="ce98"/>
          <table:table-cell table:style-name="ce105" office:value-type="string" calcext:value-type="string">
            <text:p><text:s text:c="8"/>Non-metallic Mineral Produc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5" calcext:value-type="float">
            <text:p>55</text:p>
          </table:table-cell>
          <table:table-cell table:style-name="ce18"/>
          <table:table-cell table:style-name="ce30" office:value-type="string" calcext:value-type="string">
            <text:p><text:s text:c="12"/>水泥及水泥製品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60301.06783" calcext:value-type="float">
            <text:p><text:s/>1,960,301 <text:s/></text:p>
          </table:table-cell>
          <table:table-cell table:style-name="ce68"/>
          <table:table-cell table:style-name="ce78"/>
          <table:table-cell table:style-name="ce89" office:value-type="float" office:value="55" calcext:value-type="float">
            <text:p>55</text:p>
          </table:table-cell>
          <table:table-cell table:style-name="ce98"/>
          <table:table-cell table:style-name="ce105" office:value-type="string" calcext:value-type="string">
            <text:p><text:s text:c="12"/>Cement and Cement Produc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6" calcext:value-type="float">
            <text:p>56</text:p>
          </table:table-cell>
          <table:table-cell table:style-name="ce18"/>
          <table:table-cell table:style-name="ce30" office:value-type="string" calcext:value-type="string">
            <text:p><text:s text:c="12"/>其他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02786.054365" calcext:value-type="float">
            <text:p><text:s/>1,002,786 <text:s/></text:p>
          </table:table-cell>
          <table:table-cell table:style-name="ce68"/>
          <table:table-cell table:style-name="ce78"/>
          <table:table-cell table:style-name="ce89" office:value-type="float" office:value="56" calcext:value-type="float">
            <text:p>56</text:p>
          </table:table-cell>
          <table:table-cell table:style-name="ce98"/>
          <table:table-cell table:style-name="ce105" office:value-type="string" calcext:value-type="string">
            <text:p><text:s text:c="12"/>Other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7" calcext:value-type="float">
            <text:p>57</text:p>
          </table:table-cell>
          <table:table-cell table:style-name="ce18"/>
          <table:table-cell table:style-name="ce30" office:value-type="string" calcext:value-type="string">
            <text:p><text:s text:c="16"/>(陶瓷製品製造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157857.50698" calcext:value-type="float">
            <text:p>( 157,858 <text:s/>)</text:p>
          </table:table-cell>
          <table:table-cell table:style-name="ce71"/>
          <table:table-cell table:style-name="ce78"/>
          <table:table-cell table:style-name="ce89" office:value-type="float" office:value="57" calcext:value-type="float">
            <text:p>57</text:p>
          </table:table-cell>
          <table:table-cell table:style-name="ce98"/>
          <table:table-cell table:style-name="ce105" office:value-type="string" calcext:value-type="string">
            <text:p><text:s text:c="16"/>(Pottery, China and Earthware)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58" calcext:value-type="float">
            <text:p>58</text:p>
          </table:table-cell>
          <table:table-cell table:style-name="ce21"/>
          <table:table-cell table:style-name="ce34" office:value-type="string" calcext:value-type="string">
            <text:p><text:s text:c="16"/>(玻璃及玻璃製品製造業) </text:p>
          </table:table-cell>
          <table:table-cell table:number-columns-repeated="2" table:style-name="ce47" office:value-type="float" office:value="0" calcext:value-type="float">
            <text:p/>
          </table:table-cell>
          <table:table-cell table:style-name="ce47" office:value-type="float" office:value="295561.77989" calcext:value-type="float">
            <text:p>( 295,562 <text:s/>)</text:p>
          </table:table-cell>
          <table:table-cell table:style-name="ce73"/>
          <table:table-cell table:style-name="ce77"/>
          <table:table-cell table:style-name="ce88" office:value-type="float" office:value="58" calcext:value-type="float">
            <text:p>58</text:p>
          </table:table-cell>
          <table:table-cell table:style-name="ce100"/>
          <table:table-cell table:style-name="ce108" office:value-type="string" calcext:value-type="string">
            <text:p><text:s text:c="16"/>(Glass and Glass Produc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9" calcext:value-type="float">
            <text:p>59</text:p>
          </table:table-cell>
          <table:table-cell table:style-name="ce18"/>
          <table:table-cell table:style-name="ce30" office:value-type="string" calcext:value-type="string">
            <text:p><text:s text:c="8"/>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031553.990161" calcext:value-type="float">
            <text:p><text:s/>2,031,554 <text:s/></text:p>
          </table:table-cell>
          <table:table-cell table:style-name="ce68"/>
          <table:table-cell table:style-name="ce78"/>
          <table:table-cell table:style-name="ce89" office:value-type="float" office:value="59" calcext:value-type="float">
            <text:p>59</text:p>
          </table:table-cell>
          <table:table-cell table:style-name="ce98"/>
          <table:table-cell table:style-name="ce105" office:value-type="string" calcext:value-type="string">
            <text:p><text:s text:c="8"/>Basic Metal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0" calcext:value-type="float">
            <text:p>60</text:p>
          </table:table-cell>
          <table:table-cell table:style-name="ce18"/>
          <table:table-cell table:style-name="ce30" office:value-type="string" calcext:value-type="string">
            <text:p><text:s text:c="12"/>鋼鐵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945387.625006" calcext:value-type="float">
            <text:p><text:s/>1,945,388 <text:s/></text:p>
          </table:table-cell>
          <table:table-cell table:style-name="ce68"/>
          <table:table-cell table:style-name="ce78"/>
          <table:table-cell table:style-name="ce89" office:value-type="float" office:value="60" calcext:value-type="float">
            <text:p>60</text:p>
          </table:table-cell>
          <table:table-cell table:style-name="ce98"/>
          <table:table-cell table:style-name="ce105" office:value-type="string" calcext:value-type="string">
            <text:p><text:s text:c="12"/>Iron and Steel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1" calcext:value-type="float">
            <text:p>61</text:p>
          </table:table-cell>
          <table:table-cell table:style-name="ce18"/>
          <table:table-cell table:style-name="ce30" office:value-type="string" calcext:value-type="string">
            <text:p><text:s text:c="12"/>非鐵金屬基本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6166.365155" calcext:value-type="float">
            <text:p><text:s/>86,166 <text:s/></text:p>
          </table:table-cell>
          <table:table-cell table:style-name="ce68"/>
          <table:table-cell table:style-name="ce78"/>
          <table:table-cell table:style-name="ce89" office:value-type="float" office:value="61" calcext:value-type="float">
            <text:p>61</text:p>
          </table:table-cell>
          <table:table-cell table:style-name="ce98"/>
          <table:table-cell table:style-name="ce105" office:value-type="string" calcext:value-type="string">
            <text:p><text:s text:c="12"/>Other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2" calcext:value-type="float">
            <text:p>62</text:p>
          </table:table-cell>
          <table:table-cell table:style-name="ce18"/>
          <table:table-cell table:style-name="ce30" office:value-type="string" calcext:value-type="string">
            <text:p><text:s text:c="16"/>(鋁業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9398.677224" calcext:value-type="float">
            <text:p>( 9,399 <text:s/>)</text:p>
          </table:table-cell>
          <table:table-cell table:style-name="ce71"/>
          <table:table-cell table:style-name="ce78"/>
          <table:table-cell table:style-name="ce89" office:value-type="float" office:value="62" calcext:value-type="float">
            <text:p>62</text:p>
          </table:table-cell>
          <table:table-cell table:style-name="ce98"/>
          <table:table-cell table:style-name="ce105" office:value-type="string" calcext:value-type="string">
            <text:p><text:s text:c="16"/>(Aluminum)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3" calcext:value-type="float">
            <text:p>63</text:p>
          </table:table-cell>
          <table:table-cell table:style-name="ce18"/>
          <table:table-cell table:style-name="ce30" office:value-type="string" calcext:value-type="string">
            <text:p><text:s text:c="8"/>金屬製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49085.666645" calcext:value-type="float">
            <text:p><text:s/>349,086 <text:s/></text:p>
          </table:table-cell>
          <table:table-cell table:style-name="ce68"/>
          <table:table-cell table:style-name="ce78"/>
          <table:table-cell table:style-name="ce89" office:value-type="float" office:value="63" calcext:value-type="float">
            <text:p>63</text:p>
          </table:table-cell>
          <table:table-cell table:style-name="ce98"/>
          <table:table-cell table:style-name="ce105" office:value-type="string" calcext:value-type="string">
            <text:p><text:s text:c="8"/>Fabricated Metal Products </text:p>
          </table:table-cell>
          <table:table-cell table:style-name="ce12" table:number-columns-repeated="1013"/>
        </table:table-row>
        <table:table-row table:style-name="ro5">
          <table:table-cell table:style-name="ce10" office:value-type="float" office:value="64" calcext:value-type="float">
            <text:p>64</text:p>
          </table:table-cell>
          <table:table-cell table:style-name="ce21"/>
          <table:table-cell table:style-name="ce34" office:value-type="string" calcext:value-type="string">
            <text:p><text:s text:c="8"/>機械設備製造業</text:p>
          </table:table-cell>
          <table:table-cell table:number-columns-repeated="2" table:style-name="ce46" office:value-type="float" office:value="0" calcext:value-type="float">
            <text:p/>
          </table:table-cell>
          <table:table-cell table:style-name="ce46" office:value-type="float" office:value="120191.136182" calcext:value-type="float">
            <text:p><text:s/>120,191 <text:s/></text:p>
          </table:table-cell>
          <table:table-cell table:style-name="ce72"/>
          <table:table-cell table:style-name="ce77"/>
          <table:table-cell table:style-name="ce88" office:value-type="float" office:value="64" calcext:value-type="float">
            <text:p>64</text:p>
          </table:table-cell>
          <table:table-cell table:style-name="ce100"/>
          <table:table-cell table:style-name="ce108" office:value-type="string" calcext:value-type="string">
            <text:p><text:s text:c="8"/>Machinery and Equipments 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5" calcext:value-type="float">
            <text:p>65</text:p>
          </table:table-cell>
          <table:table-cell table:style-name="ce18"/>
          <table:table-cell table:style-name="ce30" office:value-type="string" calcext:value-type="string">
            <text:p><text:s text:c="8"/>電腦通信及視聽電子產品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28969.239376" calcext:value-type="float">
            <text:p><text:s/>428,969 <text:s/></text:p>
          </table:table-cell>
          <table:table-cell table:style-name="ce68"/>
          <table:table-cell table:style-name="ce78"/>
          <table:table-cell table:style-name="ce89" office:value-type="float" office:value="65" calcext:value-type="float">
            <text:p>65</text:p>
          </table:table-cell>
          <table:table-cell table:style-name="ce98"/>
          <table:table-cell table:style-name="ce105" office:value-type="string" calcext:value-type="string">
            <text:p><text:s text:c="8"/>Electrical and Electronic Machiner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6" calcext:value-type="float">
            <text:p>66</text:p>
          </table:table-cell>
          <table:table-cell table:style-name="ce18"/>
          <table:table-cell table:style-name="ce30" office:value-type="string" calcext:value-type="string">
            <text:p><text:s text:c="12"/>(電子零組件製造業)</text:p>
          </table:table-cell>
          <table:table-cell table:number-columns-repeated="3" table:style-name="ce45" office:value-type="float" office:value="0" calcext:value-type="float">
            <text:p/>
          </table:table-cell>
          <table:table-cell table:style-name="ce71"/>
          <table:table-cell table:style-name="ce68"/>
          <table:table-cell table:style-name="ce85" office:value-type="float" office:value="66" calcext:value-type="float">
            <text:p>66</text:p>
          </table:table-cell>
          <table:table-cell table:style-name="ce98"/>
          <table:table-cell table:style-name="ce105" office:value-type="string" calcext:value-type="string">
            <text:p><text:s text:c="8"/>(Electronic Part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7" calcext:value-type="float">
            <text:p>67</text:p>
          </table:table-cell>
          <table:table-cell table:style-name="ce18"/>
          <table:table-cell table:style-name="ce30" office:value-type="string" calcext:value-type="string">
            <text:p><text:s text:c="8"/>運輸工具製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58157.155014" calcext:value-type="float">
            <text:p><text:s/>158,157 <text:s/></text:p>
          </table:table-cell>
          <table:table-cell table:style-name="ce68" table:number-columns-repeated="2"/>
          <table:table-cell table:style-name="ce85" office:value-type="float" office:value="67" calcext:value-type="float">
            <text:p>67</text:p>
          </table:table-cell>
          <table:table-cell table:style-name="ce98"/>
          <table:table-cell table:style-name="ce105" office:value-type="string" calcext:value-type="string">
            <text:p><text:s text:c="8"/>Transport Equip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8" calcext:value-type="float">
            <text:p>68</text:p>
          </table:table-cell>
          <table:table-cell table:style-name="ce18"/>
          <table:table-cell table:style-name="ce30" office:value-type="string" calcext:value-type="string">
            <text:p><text:s text:c="8"/>精密光學醫療器材及鐘錶製造業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68" calcext:value-type="float">
            <text:p>68</text:p>
          </table:table-cell>
          <table:table-cell table:style-name="ce98"/>
          <table:table-cell table:style-name="ce105" office:value-type="string" calcext:value-type="string">
            <text:p><text:s text:c="8"/>Precision Instrume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9" calcext:value-type="float">
            <text:p>69</text:p>
          </table:table-cell>
          <table:table-cell table:style-name="ce18"/>
          <table:table-cell table:style-name="ce30" office:value-type="string" calcext:value-type="string">
            <text:p><text:s text:c="8"/>其他工業製品製造工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34496.146986" calcext:value-type="float">
            <text:p><text:s/>334,496 <text:s/></text:p>
          </table:table-cell>
          <table:table-cell table:style-name="ce68" table:number-columns-repeated="2"/>
          <table:table-cell table:style-name="ce85" office:value-type="float" office:value="69" calcext:value-type="float">
            <text:p>69</text:p>
          </table:table-cell>
          <table:table-cell table:style-name="ce98"/>
          <table:table-cell table:style-name="ce105" office:value-type="string" calcext:value-type="string">
            <text:p><text:s text:c="8"/>Miscellaneous Industr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0" calcext:value-type="float">
            <text:p>70</text:p>
          </table:table-cell>
          <table:table-cell table:style-name="ce18"/>
          <table:table-cell table:style-name="ce30" office:value-type="string" calcext:value-type="string">
            <text:p><text:s text:c="8"/>用水供應及污染整治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8418.2703068" calcext:value-type="float">
            <text:p><text:s/>78,418 <text:s/></text:p>
          </table:table-cell>
          <table:table-cell table:style-name="ce68" table:number-columns-repeated="2"/>
          <table:table-cell table:style-name="ce85" office:value-type="float" office:value="70" calcext:value-type="float">
            <text:p>70</text:p>
          </table:table-cell>
          <table:table-cell table:style-name="ce98"/>
          <table:table-cell table:style-name="ce105" office:value-type="string" calcext:value-type="string">
            <text:p><text:s text:c="8"/>Water Supply and Remediation Activiti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1" calcext:value-type="float">
            <text:p>71</text:p>
          </table:table-cell>
          <table:table-cell table:style-name="ce18"/>
          <table:table-cell table:style-name="ce30" office:value-type="string" calcext:value-type="string">
            <text:p><text:s text:c="8"/>營造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66337.610602" calcext:value-type="float">
            <text:p><text:s/>166,338 <text:s/></text:p>
          </table:table-cell>
          <table:table-cell table:style-name="ce68" table:number-columns-repeated="2"/>
          <table:table-cell table:style-name="ce85" office:value-type="float" office:value="71" calcext:value-type="float">
            <text:p>71</text:p>
          </table:table-cell>
          <table:table-cell table:style-name="ce98"/>
          <table:table-cell table:style-name="ce105" office:value-type="string" calcext:value-type="string">
            <text:p><text:s text:c="8"/>Construc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2" calcext:value-type="float">
            <text:p>72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2" calcext:value-type="float">
            <text:p>72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3" calcext:value-type="float">
            <text:p>73</text:p>
          </table:table-cell>
          <table:table-cell table:style-name="ce18"/>
          <table:table-cell table:style-name="ce30" office:value-type="string" calcext:value-type="string">
            <text:p><text:s text:c="4"/>運輸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089329.973542" calcext:value-type="float">
            <text:p><text:s/>8,089,330 <text:s/></text:p>
          </table:table-cell>
          <table:table-cell table:style-name="ce68" table:number-columns-repeated="2"/>
          <table:table-cell table:style-name="ce84" office:value-type="float" office:value="73" calcext:value-type="float">
            <text:p>73</text:p>
          </table:table-cell>
          <table:table-cell table:style-name="ce37"/>
          <table:table-cell table:style-name="ce104" office:value-type="string" calcext:value-type="string">
            <text:p><text:s text:c="4"/>Transport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4" calcext:value-type="float">
            <text:p>74</text:p>
          </table:table-cell>
          <table:table-cell table:style-name="ce18"/>
          <table:table-cell table:style-name="ce30" office:value-type="string" calcext:value-type="string">
            <text:p><text:s text:c="8"/>國內航空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23105.85" calcext:value-type="float">
            <text:p><text:s/>123,106 <text:s/></text:p>
          </table:table-cell>
          <table:table-cell table:style-name="ce68" table:number-columns-repeated="2"/>
          <table:table-cell table:style-name="ce85" office:value-type="float" office:value="74" calcext:value-type="float">
            <text:p>74</text:p>
          </table:table-cell>
          <table:table-cell table:style-name="ce98"/>
          <table:table-cell table:style-name="ce105" office:value-type="string" calcext:value-type="string">
            <text:p><text:s text:c="8"/>Domestic Ai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5" calcext:value-type="float">
            <text:p>75</text:p>
          </table:table-cell>
          <table:table-cell table:style-name="ce18"/>
          <table:table-cell table:style-name="ce30" office:value-type="string" calcext:value-type="string">
            <text:p><text:s text:c="8"/>公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7640631.84" calcext:value-type="float">
            <text:p><text:s/>7,640,632 <text:s/></text:p>
          </table:table-cell>
          <table:table-cell table:style-name="ce68" table:number-columns-repeated="2"/>
          <table:table-cell table:style-name="ce85" office:value-type="float" office:value="75" calcext:value-type="float">
            <text:p>75</text:p>
          </table:table-cell>
          <table:table-cell table:style-name="ce98"/>
          <table:table-cell table:style-name="ce105" office:value-type="string" calcext:value-type="string">
            <text:p><text:s text:c="8"/>Roa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6" calcext:value-type="float">
            <text:p>76</text:p>
          </table:table-cell>
          <table:table-cell table:style-name="ce18"/>
          <table:table-cell table:style-name="ce30" office:value-type="string" calcext:value-type="string">
            <text:p><text:s text:c="8"/>鐵路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65205.123542" calcext:value-type="float">
            <text:p><text:s/>65,205 <text:s/></text:p>
          </table:table-cell>
          <table:table-cell table:style-name="ce68" table:number-columns-repeated="2"/>
          <table:table-cell table:style-name="ce85" office:value-type="float" office:value="76" calcext:value-type="float">
            <text:p>76</text:p>
          </table:table-cell>
          <table:table-cell table:style-name="ce98"/>
          <table:table-cell table:style-name="ce105" office:value-type="string" calcext:value-type="string">
            <text:p><text:s text:c="8"/>R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7" calcext:value-type="float">
            <text:p>77</text:p>
          </table:table-cell>
          <table:table-cell table:style-name="ce18"/>
          <table:table-cell table:style-name="ce30" office:value-type="string" calcext:value-type="string">
            <text:p><text:s text:c="8"/>管線運輸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77" calcext:value-type="float">
            <text:p>77</text:p>
          </table:table-cell>
          <table:table-cell table:style-name="ce98"/>
          <table:table-cell table:style-name="ce105" office:value-type="string" calcext:value-type="string">
            <text:p><text:s text:c="8"/>Pipeline Transpor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78" calcext:value-type="float">
            <text:p>78</text:p>
          </table:table-cell>
          <table:table-cell table:style-name="ce18"/>
          <table:table-cell table:style-name="ce30" office:value-type="string" calcext:value-type="string">
            <text:p><text:s text:c="8"/>國內水運 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60387.16" calcext:value-type="float">
            <text:p><text:s/>260,387 <text:s/></text:p>
          </table:table-cell>
          <table:table-cell table:style-name="ce68" table:number-columns-repeated="2"/>
          <table:table-cell table:style-name="ce85" office:value-type="float" office:value="78" calcext:value-type="float">
            <text:p>78</text:p>
          </table:table-cell>
          <table:table-cell table:style-name="ce98"/>
          <table:table-cell table:style-name="ce105" office:value-type="string" calcext:value-type="string">
            <text:p><text:s text:c="8"/>Internal Navig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9" calcext:value-type="float">
            <text:p>79</text:p>
          </table:table-cell>
          <table:table-cell table:style-name="ce19"/>
          <table:table-cell table:style-name="ce31" office:value-type="string" calcext:value-type="string">
            <text:p><text:s text:c="8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79" calcext:value-type="float">
            <text:p>79</text:p>
          </table:table-cell>
          <table:table-cell table:style-name="ce40"/>
          <table:table-cell table:style-name="ce106" office:value-type="string" calcext:value-type="string">
            <text:p><text:s text:c="8"/>Non-Specified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0" calcext:value-type="float">
            <text:p>80</text:p>
          </table:table-cell>
          <table:table-cell table:style-name="ce18"/>
          <table:table-cell table:style-name="ce30" office:value-type="string" calcext:value-type="string">
            <text:p><text:s text:c="4"/>農業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99200.305802" calcext:value-type="float">
            <text:p><text:s/>999,200 <text:s/></text:p>
          </table:table-cell>
          <table:table-cell table:style-name="ce68" table:number-columns-repeated="2"/>
          <table:table-cell table:style-name="ce84" office:value-type="float" office:value="80" calcext:value-type="float">
            <text:p>80</text:p>
          </table:table-cell>
          <table:table-cell table:style-name="ce37"/>
          <table:table-cell table:style-name="ce104" office:value-type="string" calcext:value-type="string">
            <text:p><text:s text:c="4"/>Agricultur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1" calcext:value-type="float">
            <text:p>81</text:p>
          </table:table-cell>
          <table:table-cell table:style-name="ce18"/>
          <table:table-cell table:style-name="ce30" office:value-type="string" calcext:value-type="string">
            <text:p><text:s text:c="8"/>農牧及林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315.977974" calcext:value-type="float">
            <text:p><text:s/>23,316 <text:s/></text:p>
          </table:table-cell>
          <table:table-cell table:style-name="ce68" table:number-columns-repeated="2"/>
          <table:table-cell table:style-name="ce85" office:value-type="float" office:value="81" calcext:value-type="float">
            <text:p>81</text:p>
          </table:table-cell>
          <table:table-cell table:style-name="ce98"/>
          <table:table-cell table:style-name="ce105" office:value-type="string" calcext:value-type="string">
            <text:p><text:s text:c="8"/>Agriculture, Animal Husbandry and Forestry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82" calcext:value-type="float">
            <text:p>82</text:p>
          </table:table-cell>
          <table:table-cell table:style-name="ce19"/>
          <table:table-cell table:style-name="ce31" office:value-type="string" calcext:value-type="string">
            <text:p><text:s text:c="8"/>漁業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975884.327828" calcext:value-type="float">
            <text:p><text:s/>975,884 <text:s/></text:p>
          </table:table-cell>
          <table:table-cell table:style-name="ce69" table:number-columns-repeated="2"/>
          <table:table-cell table:style-name="ce86" office:value-type="float" office:value="82" calcext:value-type="float">
            <text:p>82</text:p>
          </table:table-cell>
          <table:table-cell table:style-name="ce40"/>
          <table:table-cell table:style-name="ce106" office:value-type="string" calcext:value-type="string">
            <text:p><text:s text:c="8"/>Fishing and Aquacultur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3" calcext:value-type="float">
            <text:p>83</text:p>
          </table:table-cell>
          <table:table-cell table:style-name="ce18"/>
          <table:table-cell table:style-name="ce30" office:value-type="string" calcext:value-type="string">
            <text:p><text:s text:c="4"/>服務業部門</text:p>
          </table:table-cell>
          <table:table-cell table:style-name="ce42" office:value-type="float" office:value="865.269" calcext:value-type="float">
            <text:p><text:s/>8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2560185.69081" calcext:value-type="float">
            <text:p><text:s/>2,560,186 <text:s/></text:p>
          </table:table-cell>
          <table:table-cell table:style-name="ce68" table:number-columns-repeated="2"/>
          <table:table-cell table:style-name="ce85" office:value-type="float" office:value="83" calcext:value-type="float">
            <text:p>83</text:p>
          </table:table-cell>
          <table:table-cell table:style-name="ce98"/>
          <table:table-cell table:style-name="ce105" office:value-type="string" calcext:value-type="string">
            <text:p><text:s text:c="4"/>Service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4" calcext:value-type="float">
            <text:p>84</text:p>
          </table:table-cell>
          <table:table-cell table:style-name="ce18"/>
          <table:table-cell table:style-name="ce30" office:value-type="string" calcext:value-type="string">
            <text:p><text:s text:c="8"/>批發及零售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86935.228243778" calcext:value-type="float">
            <text:p><text:s/>186,935 <text:s/></text:p>
          </table:table-cell>
          <table:table-cell table:style-name="ce68" table:number-columns-repeated="2"/>
          <table:table-cell table:style-name="ce85" office:value-type="float" office:value="84" calcext:value-type="float">
            <text:p>84</text:p>
          </table:table-cell>
          <table:table-cell table:style-name="ce98"/>
          <table:table-cell table:style-name="ce105" office:value-type="string" calcext:value-type="string">
            <text:p><text:s text:c="8"/>Wholesale and Retail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5" calcext:value-type="float">
            <text:p>85</text:p>
          </table:table-cell>
          <table:table-cell table:style-name="ce18"/>
          <table:table-cell table:style-name="ce30" office:value-type="string" calcext:value-type="string">
            <text:p><text:s text:c="8"/>住宿及餐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3788.74897112" calcext:value-type="float">
            <text:p><text:s/>303,789 <text:s/></text:p>
          </table:table-cell>
          <table:table-cell table:style-name="ce68" table:number-columns-repeated="2"/>
          <table:table-cell table:style-name="ce85" office:value-type="float" office:value="85" calcext:value-type="float">
            <text:p>85</text:p>
          </table:table-cell>
          <table:table-cell table:style-name="ce98"/>
          <table:table-cell table:style-name="ce105" office:value-type="string" calcext:value-type="string">
            <text:p><text:s text:c="8"/>Hotels and Restaur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6" calcext:value-type="float">
            <text:p>86</text:p>
          </table:table-cell>
          <table:table-cell table:style-name="ce18"/>
          <table:table-cell table:style-name="ce30" office:value-type="string" calcext:value-type="string">
            <text:p><text:s text:c="8"/>運輸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30049.417206" calcext:value-type="float">
            <text:p><text:s/>30,049 <text:s/></text:p>
          </table:table-cell>
          <table:table-cell table:style-name="ce68" table:number-columns-repeated="2"/>
          <table:table-cell table:style-name="ce85" office:value-type="float" office:value="86" calcext:value-type="float">
            <text:p>86</text:p>
          </table:table-cell>
          <table:table-cell table:style-name="ce98"/>
          <table:table-cell table:style-name="ce105" office:value-type="string" calcext:value-type="string">
            <text:p><text:s text:c="8"/>Transport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7" calcext:value-type="float">
            <text:p>87</text:p>
          </table:table-cell>
          <table:table-cell table:style-name="ce18"/>
          <table:table-cell table:style-name="ce30" office:value-type="string" calcext:value-type="string">
            <text:p><text:s text:c="8"/>倉儲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8692.602468" calcext:value-type="float">
            <text:p><text:s/>28,693 <text:s/></text:p>
          </table:table-cell>
          <table:table-cell table:style-name="ce68" table:number-columns-repeated="2"/>
          <table:table-cell table:style-name="ce85" office:value-type="float" office:value="87" calcext:value-type="float">
            <text:p>87</text:p>
          </table:table-cell>
          <table:table-cell table:style-name="ce98"/>
          <table:table-cell table:style-name="ce105" office:value-type="string" calcext:value-type="string">
            <text:p><text:s text:c="8"/>Storage and Warehousing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8" calcext:value-type="float">
            <text:p>88</text:p>
          </table:table-cell>
          <table:table-cell table:style-name="ce18"/>
          <table:table-cell table:style-name="ce30" office:value-type="string" calcext:value-type="string">
            <text:p><text:s text:c="8"/>通信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2597.269794" calcext:value-type="float">
            <text:p><text:s/>52,597 <text:s/></text:p>
          </table:table-cell>
          <table:table-cell table:style-name="ce68" table:number-columns-repeated="2"/>
          <table:table-cell table:style-name="ce85" office:value-type="float" office:value="88" calcext:value-type="float">
            <text:p>88</text:p>
          </table:table-cell>
          <table:table-cell table:style-name="ce98"/>
          <table:table-cell table:style-name="ce105" office:value-type="string" calcext:value-type="string">
            <text:p><text:s text:c="8"/>Communication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89" calcext:value-type="float">
            <text:p>89</text:p>
          </table:table-cell>
          <table:table-cell table:style-name="ce18"/>
          <table:table-cell table:style-name="ce30" office:value-type="string" calcext:value-type="string">
            <text:p><text:s text:c="8"/>金融保險及不動產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46041.9996867269" calcext:value-type="float">
            <text:p><text:s/>46,042 <text:s/></text:p>
          </table:table-cell>
          <table:table-cell table:style-name="ce68" table:number-columns-repeated="2"/>
          <table:table-cell table:style-name="ce85" office:value-type="float" office:value="89" calcext:value-type="float">
            <text:p>89</text:p>
          </table:table-cell>
          <table:table-cell table:style-name="ce98"/>
          <table:table-cell table:style-name="ce105" office:value-type="string" calcext:value-type="string">
            <text:p><text:s text:c="8"/>Finance, Insurance and Real Estat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0" calcext:value-type="float">
            <text:p>90</text:p>
          </table:table-cell>
          <table:table-cell table:style-name="ce18"/>
          <table:table-cell table:style-name="ce30" office:value-type="string" calcext:value-type="string">
            <text:p><text:s text:c="8"/>工商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7040.5502467532" calcext:value-type="float">
            <text:p><text:s/>17,041 <text:s/></text:p>
          </table:table-cell>
          <table:table-cell table:style-name="ce68" table:number-columns-repeated="2"/>
          <table:table-cell table:style-name="ce85" office:value-type="float" office:value="90" calcext:value-type="float">
            <text:p>90</text:p>
          </table:table-cell>
          <table:table-cell table:style-name="ce98"/>
          <table:table-cell table:style-name="ce105" office:value-type="string" calcext:value-type="string">
            <text:p><text:s text:c="8"/>Business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1" calcext:value-type="float">
            <text:p>91</text:p>
          </table:table-cell>
          <table:table-cell table:style-name="ce18"/>
          <table:table-cell table:style-name="ce30" office:value-type="string" calcext:value-type="string">
            <text:p><text:s text:c="8"/>社會服務及個人服務業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238138.778111622" calcext:value-type="float">
            <text:p><text:s/>238,139 <text:s/></text:p>
          </table:table-cell>
          <table:table-cell table:style-name="ce68" table:number-columns-repeated="2"/>
          <table:table-cell table:style-name="ce85" office:value-type="float" office:value="91" calcext:value-type="float">
            <text:p>91</text:p>
          </table:table-cell>
          <table:table-cell table:style-name="ce98"/>
          <table:table-cell table:style-name="ce105" office:value-type="string" calcext:value-type="string">
            <text:p><text:s text:c="8"/>Social and Personal Service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2" calcext:value-type="float">
            <text:p>92</text:p>
          </table:table-cell>
          <table:table-cell table:style-name="ce18"/>
          <table:table-cell table:style-name="ce30" office:value-type="string" calcext:value-type="string">
            <text:p><text:s text:c="8"/>公共行政業</text:p>
          </table:table-cell>
          <table:table-cell table:style-name="ce42" office:value-type="float" office:value="865.269" calcext:value-type="float">
            <text:p><text:s/>865 <text:s/></text:p>
          </table:table-cell>
          <table:table-cell table:style-name="ce42" office:value-type="float" office:value="0" calcext:value-type="float">
            <text:p/>
          </table:table-cell>
          <table:table-cell table:style-name="ce42" office:value-type="float" office:value="830457.113012" calcext:value-type="float">
            <text:p><text:s/>830,457 <text:s/></text:p>
          </table:table-cell>
          <table:table-cell table:style-name="ce68" table:number-columns-repeated="2"/>
          <table:table-cell table:style-name="ce85" office:value-type="float" office:value="92" calcext:value-type="float">
            <text:p>92</text:p>
          </table:table-cell>
          <table:table-cell table:style-name="ce98"/>
          <table:table-cell table:style-name="ce105" office:value-type="string" calcext:value-type="string">
            <text:p><text:s text:c="8"/>Public Administration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3" calcext:value-type="float">
            <text:p>93</text:p>
          </table:table-cell>
          <table:table-cell table:style-name="ce19"/>
          <table:table-cell table:style-name="ce31" office:value-type="string" calcext:value-type="string">
            <text:p><text:s text:c="8"/>其他 </text:p>
          </table:table-cell>
          <table:table-cell table:number-columns-repeated="2" table:style-name="ce43" office:value-type="float" office:value="0" calcext:value-type="float">
            <text:p/>
          </table:table-cell>
          <table:table-cell table:style-name="ce43" office:value-type="float" office:value="826443.98307" calcext:value-type="float">
            <text:p><text:s/>826,444 <text:s/></text:p>
          </table:table-cell>
          <table:table-cell table:style-name="ce69" table:number-columns-repeated="2"/>
          <table:table-cell table:style-name="ce86" office:value-type="float" office:value="93" calcext:value-type="float">
            <text:p>93</text:p>
          </table:table-cell>
          <table:table-cell table:style-name="ce40"/>
          <table:table-cell table:style-name="ce106" office:value-type="string" calcext:value-type="string">
            <text:p><text:s text:c="8"/>Activities Not Adequately Defined </text:p>
          </table:table-cell>
          <table:table-cell table:style-name="ce12" table:number-columns-repeated="1013"/>
        </table:table-row>
        <table:table-row table:style-name="ro5">
          <table:table-cell table:style-name="ce9" office:value-type="float" office:value="94" calcext:value-type="float">
            <text:p>94</text:p>
          </table:table-cell>
          <table:table-cell table:style-name="ce20"/>
          <table:table-cell table:style-name="ce32" office:value-type="string" calcext:value-type="string">
            <text:p><text:s text:c="3"/>住宅部門</text:p>
          </table:table-cell>
          <table:table-cell table:style-name="ce44" office:value-type="float" office:value="27977.031" calcext:value-type="float">
            <text:p><text:s/>27,977 <text:s/></text:p>
          </table:table-cell>
          <table:table-cell table:style-name="ce44" office:value-type="float" office:value="0" calcext:value-type="float">
            <text:p/>
          </table:table-cell>
          <table:table-cell table:style-name="ce44" office:value-type="float" office:value="3424262.638821" calcext:value-type="float">
            <text:p><text:s/>3,424,263 <text:s/></text:p>
          </table:table-cell>
          <table:table-cell table:style-name="ce69" table:number-columns-repeated="2"/>
          <table:table-cell table:style-name="ce86" office:value-type="float" office:value="94" calcext:value-type="float">
            <text:p>94</text:p>
          </table:table-cell>
          <table:table-cell table:style-name="ce40"/>
          <table:table-cell table:style-name="ce106" office:value-type="string" calcext:value-type="string">
            <text:p><text:s text:c="4"/>Residential Sector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5" calcext:value-type="float">
            <text:p>95</text:p>
          </table:table-cell>
          <table:table-cell table:style-name="ce18"/>
          <table:table-cell table:style-name="ce30" office:value-type="string" calcext:value-type="string">
            <text:p>非能源消費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80086.49720568" calcext:value-type="float">
            <text:p><text:s/>5,080,086 <text:s/></text:p>
          </table:table-cell>
          <table:table-cell table:style-name="ce68" table:number-columns-repeated="2"/>
          <table:table-cell table:style-name="ce84" office:value-type="float" office:value="95" calcext:value-type="float">
            <text:p>95</text:p>
          </table:table-cell>
          <table:table-cell table:style-name="ce37"/>
          <table:table-cell table:style-name="ce104" office:value-type="string" calcext:value-type="string">
            <text:p>Non-Energy Use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6" calcext:value-type="float">
            <text:p>96</text:p>
          </table:table-cell>
          <table:table-cell table:style-name="ce18"/>
          <table:table-cell table:style-name="ce30" office:value-type="string" calcext:value-type="string">
            <text:p><text:s text:c="3"/>工業、轉變及能源部門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5080086.49720568" calcext:value-type="float">
            <text:p><text:s/>5,080,086 <text:s/></text:p>
          </table:table-cell>
          <table:table-cell table:style-name="ce68" table:number-columns-repeated="2"/>
          <table:table-cell table:style-name="ce85" office:value-type="float" office:value="96" calcext:value-type="float">
            <text:p>96</text:p>
          </table:table-cell>
          <table:table-cell table:style-name="ce98"/>
          <table:table-cell table:style-name="ce105" office:value-type="string" calcext:value-type="string">
            <text:p><text:s text:c="4"/>in Industry/Transf./Energy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7" calcext:value-type="float">
            <text:p>97</text:p>
          </table:table-cell>
          <table:table-cell table:style-name="ce18"/>
          <table:table-cell table:style-name="ce30" office:value-type="string" calcext:value-type="string">
            <text:p><text:s text:c="3"/>(石化原料用)</text:p>
          </table:table-cell>
          <table:table-cell table:number-columns-repeated="2" table:style-name="ce45" office:value-type="float" office:value="0" calcext:value-type="float">
            <text:p/>
          </table:table-cell>
          <table:table-cell table:style-name="ce45" office:value-type="float" office:value="2162079.738" calcext:value-type="float">
            <text:p>( 2,162,080 <text:s/>)</text:p>
          </table:table-cell>
          <table:table-cell table:style-name="ce71"/>
          <table:table-cell table:style-name="ce68"/>
          <table:table-cell table:style-name="ce85" office:value-type="float" office:value="97" calcext:value-type="float">
            <text:p>97</text:p>
          </table:table-cell>
          <table:table-cell table:style-name="ce98"/>
          <table:table-cell table:style-name="ce105" office:value-type="string" calcext:value-type="string">
            <text:p><text:s text:c="8"/>(Feedstocks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98" calcext:value-type="float">
            <text:p>98</text:p>
          </table:table-cell>
          <table:table-cell table:style-name="ce18"/>
          <table:table-cell table:style-name="ce30" office:value-type="string" calcext:value-type="string">
            <text:p><text:s text:c="3"/>運輸部門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68" table:number-columns-repeated="2"/>
          <table:table-cell table:style-name="ce85" office:value-type="float" office:value="98" calcext:value-type="float">
            <text:p>98</text:p>
          </table:table-cell>
          <table:table-cell table:style-name="ce98"/>
          <table:table-cell table:style-name="ce105" office:value-type="string" calcext:value-type="string">
            <text:p><text:s text:c="4"/>in Transport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99" calcext:value-type="float">
            <text:p>99</text:p>
          </table:table-cell>
          <table:table-cell table:style-name="ce19"/>
          <table:table-cell table:style-name="ce31" office:value-type="string" calcext:value-type="string">
            <text:p><text:s text:c="3"/>其他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69" table:number-columns-repeated="2"/>
          <table:table-cell table:style-name="ce86" office:value-type="float" office:value="99" calcext:value-type="float">
            <text:p>99</text:p>
          </table:table-cell>
          <table:table-cell table:style-name="ce40"/>
          <table:table-cell table:style-name="ce106" office:value-type="string" calcext:value-type="string">
            <text:p><text:s text:c="4"/>in Other Sectors</text:p>
          </table:table-cell>
          <table:table-cell table:style-name="ce12" table:number-columns-repeated="1013"/>
        </table:table-row>
        <table:table-row table:style-name="ro5">
          <table:table-cell table:style-name="ce11"/>
          <table:table-cell table:style-name="ce22"/>
          <table:table-cell table:style-name="ce35" office:value-type="string" calcext:value-type="string">
            <text:p>電能與熱能產出</text:p>
          </table:table-cell>
          <table:table-cell table:style-name="ce48" table:number-columns-repeated="2"/>
          <table:table-cell table:style-name="ce66" table:number-columns-repeated="2"/>
          <table:table-cell table:style-name="ce48" office:value-type="float" office:value="0" calcext:value-type="float">
            <text:p><text:s/></text:p>
          </table:table-cell>
          <table:table-cell table:style-name="ce90" office:value-type="float" office:value="0" calcext:value-type="float">
            <text:p><text:s/></text:p>
          </table:table-cell>
          <table:table-cell table:style-name="ce48" office:value-type="float" office:value="0" calcext:value-type="float">
            <text:p><text:s/></text:p>
          </table:table-cell>
          <table:table-cell table:style-name="ce109" office:value-type="string" calcext:value-type="string">
            <text:p>Electricity and Heat Output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1" calcext:value-type="float">
            <text:p>1</text:p>
          </table:table-cell>
          <table:table-cell table:style-name="ce18" office:value-type="string" calcext:value-type="string">
            <text:p><text:s/></text:p>
          </table:table-cell>
          <table:table-cell table:style-name="ce30" office:value-type="string" calcext:value-type="string">
            <text:p>發電量 (千度)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105529785.738002" calcext:value-type="float">
            <text:p><text:s/>105,529,786 <text:s/></text:p>
          </table:table-cell>
          <table:table-cell table:style-name="ce74"/>
          <table:table-cell table:style-name="ce79"/>
          <table:table-cell table:style-name="ce91" office:value-type="float" office:value="1" calcext:value-type="float">
            <text:p>1</text:p>
          </table:table-cell>
          <table:table-cell table:style-name="ce101" office:value-type="string" calcext:value-type="string">
            <text:p><text:s/></text:p>
          </table:table-cell>
          <table:table-cell table:style-name="ce110" office:value-type="string" calcext:value-type="string">
            <text:p>Electricity Generated (MWh)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2" calcext:value-type="float">
            <text:p>2</text:p>
          </table:table-cell>
          <table:table-cell table:style-name="ce18"/>
          <table:table-cell table:style-name="ce30" office:value-type="string" calcext:value-type="string">
            <text:p><text:s text:c="4"/>公用發電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96731319.738" calcext:value-type="float">
            <text:p><text:s/>96,731,320 <text:s/></text:p>
          </table:table-cell>
          <table:table-cell table:style-name="ce74"/>
          <table:table-cell table:style-name="ce79"/>
          <table:table-cell table:style-name="ce91" office:value-type="float" office:value="2" calcext:value-type="float">
            <text:p>2</text:p>
          </table:table-cell>
          <table:table-cell table:style-name="ce101"/>
          <table:table-cell table:style-name="ce110" office:value-type="string" calcext:value-type="string">
            <text:p><text:s text:c="4"/>Public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3" calcext:value-type="float">
            <text:p>3</text:p>
          </table:table-cell>
          <table:table-cell table:style-name="ce18"/>
          <table:table-cell table:style-name="ce30" office:value-type="string" calcext:value-type="string">
            <text:p><text:s text:c="4"/>自用發電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3" calcext:value-type="float">
            <text:p>3</text:p>
          </table:table-cell>
          <table:table-cell table:style-name="ce101"/>
          <table:table-cell table:style-name="ce110" office:value-type="string" calcext:value-type="string">
            <text:p><text:s text:c="4"/>Autoproducer Electricity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4" calcext:value-type="float">
            <text:p>4</text:p>
          </table:table-cell>
          <table:table-cell table:style-name="ce18"/>
          <table:table-cell table:style-name="ce30" office:value-type="string" calcext:value-type="string">
            <text:p><text:s text:c="4"/>公用汽電共生廠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2" office:value-type="float" office:value="4" calcext:value-type="float">
            <text:p>4</text:p>
          </table:table-cell>
          <table:table-cell table:style-name="ce102"/>
          <table:table-cell table:style-name="ce110" office:value-type="string" calcext:value-type="string">
            <text:p><text:s text:c="4"/>Public Cogeneration Plants <text:s/>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5" calcext:value-type="float">
            <text:p>5</text:p>
          </table:table-cell>
          <table:table-cell table:style-name="ce18"/>
          <table:table-cell table:style-name="ce30" office:value-type="string" calcext:value-type="string">
            <text:p><text:s text:c="4"/>自用汽電共生廠</text:p>
          </table:table-cell>
          <table:table-cell table:number-columns-repeated="2" table:style-name="ce42" office:value-type="float" office:value="0" calcext:value-type="float">
            <text:p/>
          </table:table-cell>
          <table:table-cell table:style-name="ce42" office:value-type="float" office:value="8798466.000002" calcext:value-type="float">
            <text:p><text:s/>8,798,466 <text:s/></text:p>
          </table:table-cell>
          <table:table-cell table:style-name="ce74"/>
          <table:table-cell table:style-name="ce79"/>
          <table:table-cell table:style-name="ce91" office:value-type="float" office:value="5" calcext:value-type="float">
            <text:p>5</text:p>
          </table:table-cell>
          <table:table-cell table:style-name="ce101"/>
          <table:table-cell table:style-name="ce110" office:value-type="string" calcext:value-type="string">
            <text:p><text:s text:c="4"/>Autoproducer Cogeneration Plants</text:p>
          </table:table-cell>
          <table:table-cell table:style-name="ce12" table:number-columns-repeated="1013"/>
        </table:table-row>
        <table:table-row table:style-name="ro5">
          <table:table-cell table:style-name="ce7" office:value-type="float" office:value="6" calcext:value-type="float">
            <text:p>6</text:p>
          </table:table-cell>
          <table:table-cell table:style-name="ce18"/>
          <table:table-cell table:style-name="ce30" office:value-type="string" calcext:value-type="string">
            <text:p>熱能(公噸)</text:p>
          </table:table-cell>
          <table:table-cell table:number-columns-repeated="3" table:style-name="ce42" office:value-type="float" office:value="0" calcext:value-type="float">
            <text:p/>
          </table:table-cell>
          <table:table-cell table:style-name="ce74"/>
          <table:table-cell table:style-name="ce79"/>
          <table:table-cell table:style-name="ce91" office:value-type="float" office:value="6" calcext:value-type="float">
            <text:p>6</text:p>
          </table:table-cell>
          <table:table-cell table:style-name="ce101"/>
          <table:table-cell table:style-name="ce110" office:value-type="string" calcext:value-type="string">
            <text:p>Heat Generated (MT)</text:p>
          </table:table-cell>
          <table:table-cell table:style-name="ce12" table:number-columns-repeated="1013"/>
        </table:table-row>
        <table:table-row table:style-name="ro5">
          <table:table-cell table:style-name="ce8" office:value-type="float" office:value="7" calcext:value-type="float">
            <text:p>7</text:p>
          </table:table-cell>
          <table:table-cell table:style-name="ce19"/>
          <table:table-cell table:style-name="ce31" office:value-type="string" calcext:value-type="string">
            <text:p><text:s text:c="4"/>汽電共生廠</text:p>
          </table:table-cell>
          <table:table-cell table:number-columns-repeated="3" table:style-name="ce43" office:value-type="float" office:value="0" calcext:value-type="float">
            <text:p/>
          </table:table-cell>
          <table:table-cell table:style-name="ce75"/>
          <table:table-cell table:style-name="ce80"/>
          <table:table-cell table:style-name="ce93" office:value-type="float" office:value="7" calcext:value-type="float">
            <text:p>7</text:p>
          </table:table-cell>
          <table:table-cell table:style-name="ce103"/>
          <table:table-cell table:style-name="ce111" office:value-type="string" calcext:value-type="string">
            <text:p><text:s text:c="4"/>Cogeneration Plants</text:p>
          </table:table-cell>
          <table:table-cell table:style-name="ce12" table:number-columns-repeated="1013"/>
        </table:table-row>
        <table:table-row table:style-name="ro5" table:number-rows-repeated="13">
          <table:table-cell table:style-name="ce12"/>
          <table:table-cell table:style-name="ce4"/>
          <table:table-cell table:style-name="ce12" table:number-columns-repeated="6"/>
          <table:table-cell table:style-name="ce94"/>
          <table:table-cell table:style-name="ce12" table:number-columns-repeated="2"/>
          <table:table-cell table:style-name="ce36" table:number-columns-repeated="1013"/>
        </table:table-row>
        <table:table-row table:style-name="ro6" table:number-rows-repeated="97">
          <table:table-cell table:style-name="ce13"/>
          <table:table-cell table:style-name="ce23"/>
          <table:table-cell table:style-name="ce13" table:number-columns-repeated="6"/>
          <table:table-cell table:style-name="ce95"/>
          <table:table-cell table:number-columns-repeated="2"/>
          <table:table-cell table:style-name="ce13" table:number-columns-repeated="1013"/>
        </table:table-row>
        <table:table-row table:style-name="ro6" table:number-rows-repeated="1048350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range table:name="_xlnm.Print_Titles" table:base-cell-address="$Page1.$A$1" table:cell-range-address="$Page7.$A$1:.$AMJ$8" table:range-usable-as="repeat-column repeat-row"/>
        </table:named-expressions>
      </table:table>
      <table:named-expressions>
        <table:named-range table:name="ReportTimeCell" table:base-cell-address="$Page1.$A$1" table:cell-range-address="$Page1.$A$2"/>
        <table:named-range table:name="RowStartCell" table:base-cell-address="$Page1.$A$1" table:cell-range-address="$Page1.$D$9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細明體" svg:font-family="細明體" style:font-family-generic="modern"/>
    <style:font-face style:name="Times New Roman" svg:font-family="'Times New Roman'" style:font-family-generic="roman"/>
    <style:font-face style:name="新細明體" svg:font-family="新細明體" style:font-family-generic="roman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time-style style:name="N137">
      <number:minutes number:style="long"/>
      <number:text>:</number:text>
      <number:seconds number:style="long"/>
    </number:time-style>
    <number:time-style style:name="N13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9">
      <number:minutes number:style="long"/>
      <number:text>:</number:text>
      <number:seconds number:style="long"/>
      <number:text>.</number:text>
    </number:time-style>
    <number:number-style style:name="N14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41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1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1">
      <number:text> </number:text>
      <style:map style:condition="value()&gt;0" style:apply-style-name="N141P0"/>
      <style:map style:condition="value()&lt;0" style:apply-style-name="N141P1"/>
    </number:number-style>
    <number:number-style style:name="N142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2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2">
      <number:text> </number:text>
      <style:map style:condition="value()&gt;0" style:apply-style-name="N142P0"/>
      <style:map style:condition="value()&lt;0" style:apply-style-name="N142P1"/>
    </number:number-style>
    <number:number-style style:name="N143P0" style:volatile="true">
      <loext:text> </loext:text>
      <loext:fill-character> </loext:fill-character>
      <number:number number:decimal-places="0" loext:min-decimal-places="0" number:min-integer-digits="1" number:grouping="true"/>
      <number:text>  </number:text>
    </number:number-style>
    <number:number-style style:name="N143P1" style:volatile="true">
      <loext:text> </loext:text>
      <loext:fill-character> </loext:fill-character>
      <number:text>-</number:text>
      <number:number number:decimal-places="0" loext:min-decimal-places="0" number:min-integer-digits="1" number:grouping="true"/>
      <number:text>  </number:text>
    </number:number-style>
    <number:number-style style:name="N143P2" style:volatile="true">
      <number:text/>
    </number:number-style>
    <number:text-style style:name="N143">
      <number:text/>
      <style:map style:condition="value()&gt;0" style:apply-style-name="N143P0"/>
      <style:map style:condition="value()&lt;0" style:apply-style-name="N143P1"/>
      <style:map style:condition="value()=0" style:apply-style-name="N143P2"/>
    </number:text-style>
    <number:number-style style:name="N144P0" style:volatile="true">
      <loext:text>( </loext:text>
      <loext:fill-character> </loext:fill-character>
      <number:number number:decimal-places="0" loext:min-decimal-places="0" number:min-integer-digits="1" number:grouping="true"/>
      <number:text>  )</number:text>
    </number:number-style>
    <number:number-style style:name="N144P1" style:volatile="true">
      <loext:text>( </loext:text>
      <loext:fill-character> </loext:fill-character>
      <number:text>-</number:text>
      <number:number number:decimal-places="0" loext:min-decimal-places="0" number:min-integer-digits="1" number:grouping="true"/>
      <number:text>  )</number:text>
    </number:number-style>
    <number:number-style style:name="N144P2" style:volatile="true">
      <number:text/>
    </number:number-style>
    <number:text-style style:name="N144">
      <number:text/>
      <style:map style:condition="value()&gt;0" style:apply-style-name="N144P0"/>
      <style:map style:condition="value()&lt;0" style:apply-style-name="N144P1"/>
      <style:map style:condition="value()=0" style:apply-style-name="N144P2"/>
    </number:text-style>
    <number:currency-style style:name="N10137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7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37P0"/>
    </number:currency-style>
    <number:currency-style style:name="N10138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38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38P0"/>
    </number:currency-style>
    <number:currency-style style:name="N10139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39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39P0"/>
    </number:currency-style>
    <number:currency-style style:name="N10140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40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40P0"/>
    </number:currency-style>
    <number:date-style style:name="N10141" number:language="zh" number:country="TW">
      <number:day/>
      <number:text>-</number:text>
      <number:month number:textual="true"/>
      <number:text>-</number:text>
      <number:year/>
    </number:date-style>
    <number:date-style style:name="N10142" number:language="zh" number:country="TW">
      <number:day/>
      <number:text>-</number:text>
      <number:month number:textual="true"/>
    </number:date-style>
    <number:date-style style:name="N10143" number:language="zh" number:country="TW">
      <number:month number:textual="true"/>
      <number:text>-</number:text>
      <number:year/>
    </number:date-style>
    <number:time-style style:name="N10144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5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0146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6" number:language="zh" number:country="TW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6P0"/>
    </number:number-style>
    <number:number-style style:name="N10147P0" style:volatile="true" number:language="zh" number:country="TW">
      <number:text>US$</number:text>
      <number:number number:decimal-places="0" loext:min-decimal-places="0" number:min-integer-digits="1" number:grouping="true"/>
      <number:text> </number:text>
    </number:number-style>
    <number:number-style style:name="N10147" number:language="zh" number:country="TW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0147P0"/>
    </number:number-style>
    <number:number-style style:name="N10148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8" number:language="zh" number:country="TW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8P0"/>
    </number:number-style>
    <number:number-style style:name="N10149P0" style:volatile="true" number:language="zh" number:country="TW">
      <number:text>US$</number:text>
      <number:number number:decimal-places="2" loext:min-decimal-places="2" number:min-integer-digits="1" number:grouping="true"/>
      <number:text> </number:text>
    </number:number-style>
    <number:number-style style:name="N10149" number:language="zh" number:country="TW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0149P0"/>
    </number:number-style>
    <number:date-style style:name="N10150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51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52" number:language="zh" number:country="TW">
      <number:year/>
      <number:text>/</number:text>
      <number:month/>
      <number:text>/</number:text>
      <number:day/>
    </number:date-style>
    <number:date-style style:name="N10153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54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55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number-style style:name="N10156P0" style:volatile="true" number:language="zh" number:country="TW">
      <number:number number:decimal-places="0" loext:min-decimal-places="0" number:min-integer-digits="1" number:grouping="true"/>
    </number:number-style>
    <number:number-style style:name="N10156" number:language="zh" number:country="TW">
      <number:text>-</number:text>
      <number:number number:decimal-places="0" loext:min-decimal-places="0" number:min-integer-digits="1" number:grouping="true"/>
      <style:map style:condition="value()&gt;=0" style:apply-style-name="N10156P0"/>
    </number:number-style>
    <number:number-style style:name="N10157P0" style:volatile="true" number:language="zh" number:country="TW">
      <number:number number:decimal-places="0" loext:min-decimal-places="0" number:min-integer-digits="1" number:grouping="true"/>
    </number:number-style>
    <number:number-style style:name="N10157" number:language="zh" number:country="TW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57P0"/>
    </number:number-style>
    <number:number-style style:name="N10158P0" style:volatile="true" number:language="zh" number:country="TW">
      <number:number number:decimal-places="2" loext:min-decimal-places="2" number:min-integer-digits="1" number:grouping="true"/>
    </number:number-style>
    <number:number-style style:name="N10158" number:language="zh" number:country="TW">
      <number:text>-</number:text>
      <number:number number:decimal-places="2" loext:min-decimal-places="2" number:min-integer-digits="1" number:grouping="true"/>
      <style:map style:condition="value()&gt;=0" style:apply-style-name="N10158P0"/>
    </number:number-style>
    <number:number-style style:name="N10159P0" style:volatile="true" number:language="zh" number:country="TW">
      <number:number number:decimal-places="2" loext:min-decimal-places="2" number:min-integer-digits="1" number:grouping="true"/>
    </number:number-style>
    <number:number-style style:name="N10159" number:language="zh" number:country="TW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59P0"/>
    </number:number-style>
    <number:number-style style:name="N10160P0" style:volatile="true" number:language="zh" number:country="TW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1" style:volatile="true" number:language="zh" number:country="TW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0P2" style:volatile="true" number:language="zh" number:country="TW">
      <loext:text> </loext:text>
      <loext:fill-character> </loext:fill-character>
      <number:text>- </number:text>
    </number:number-style>
    <number:text-style style:name="N10160" number:language="zh" number:country="TW">
      <number:text> </number:text>
      <number:text-content/>
      <number:text> </number:text>
      <style:map style:condition="value()&gt;0" style:apply-style-name="N10160P0"/>
      <style:map style:condition="value()&lt;0" style:apply-style-name="N10160P1"/>
      <style:map style:condition="value()=0" style:apply-style-name="N10160P2"/>
    </number:text-style>
    <number:currency-style style:name="N10161P0" style:volatile="true" number:language="zh" number:country="TW">
      <loext:text> 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1" style:volatile="true" number:language="zh" number:country="TW">
      <loext:text>-$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1P2" style:volatile="true" number:language="zh" number:country="TW">
      <loext:text> $</loext:text>
      <loext:fill-character> </loext:fill-character>
      <number:text>- </number:text>
    </number:currency-style>
    <number:text-style style:name="N10161" number:language="zh" number:country="TW">
      <number:text> </number:text>
      <number:text-content/>
      <number:text> </number:text>
      <style:map style:condition="value()&gt;0" style:apply-style-name="N10161P0"/>
      <style:map style:condition="value()&lt;0" style:apply-style-name="N10161P1"/>
      <style:map style:condition="value()=0" style:apply-style-name="N10161P2"/>
    </number:text-style>
    <number:number-style style:name="N10162P0" style:volatile="true" number:language="zh" number:country="TW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1" style:volatile="true" number:language="zh" number:country="TW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2P2" style:volatile="true" number:language="zh" number:country="TW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2" number:language="zh" number:country="TW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zh" number:country="TW">
      <loext:text> 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1" style:volatile="true" number:language="zh" number:country="TW">
      <loext:text>-$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3P2" style:volatile="true" number:language="zh" number:country="TW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3" number:language="zh" number:country="TW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style:style style:name="Default" style:family="table-cell">
      <style:table-cell-properties style:rotation-align="none" style:vertical-align="bottom"/>
      <style:text-properties style:font-name="新細明體" fo:font-family="新細明體" style:font-family-generic="roman" fo:font-size="12pt" style:font-name-asian="新細明體" style:font-family-asian="新細明體" style:font-family-generic-asian="roman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5f_WESRB001" style:display-name="一般_WESRB001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  <style:style style:name="一般_5f_WESRB002" style:display-name="一般_WESRB002" style:family="table-cell" style:parent-style-name="Default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fo:font-size="12pt" fo:font-style="normal" fo:text-shadow="none" style:text-underline-style="none" fo:font-weight="normal" style:font-name-asian="新細明體" style:font-family-asian="新細明體" style:font-family-generic-asian="roman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10mm" fo:margin-left="10mm" fo:margin-right="4.9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4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Page3" style:display-name="PageStyle_Page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1" style:display-name="PageStyle_Page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4" style:display-name="PageStyle_Page4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2" style:display-name="PageStyle_Page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5" style:display-name="PageStyle_Page5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6" style:display-name="PageStyle_Page6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Page7" style:display-name="PageStyle_Page7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6T03:13:56</meta:creation-date>
    <meta:initial-creator>國際合作與能源統計科</meta:initial-creator>
    <dc:description>能源平衡表OECD能源統計格式(公噸油當量單位)</dc:description>
    <meta:keyword>台灣能源平衡表</meta:keyword>
    <dc:creator>kenice</dc:creator>
    <meta:print-date>2018-05-14T03:08:13</meta:print-date>
    <dc:date>2020-03-02T03:58:47</dc:date>
    <dc:subject>能源平衡表OECD能源統計格式(公噸油當量單位)</dc:subject>
    <dc:title>能源平衡表OECD能源統計格式(公噸油當量單位)</dc:title>
    <meta:generator>LibreOffice/5.4.1.2$Windows_x86 LibreOffice_project/ea7cb86e6eeb2bf3a5af73a8f7777ac570321527</meta:generator>
    <meta:document-statistic meta:table-count="7" meta:cell-count="7762" meta:object-count="0"/>
    <meta:user-defined meta:name="AppVersion">15.0300</meta:user-defined>
    <meta:user-defined meta:name="Company">經濟部能源局</meta:user-defined>
    <meta:user-defined meta:name="DocSecurity" meta:value-type="float">0</meta:user-defined>
    <meta:user-defined meta:name="EDOID" meta:value-type="float">133786</meta:user-defined>
    <meta:user-defined meta:name="HyperlinksChanged" meta:value-type="boolean">false</meta:user-defined>
    <meta:user-defined meta:name="LinksUpToDate" meta:value-type="boolean">false</meta:user-defined>
    <meta:user-defined meta:name="Manager" meta:value-type="string">經濟部能源局國際合作與能源統計科</meta:user-defined>
    <meta:user-defined meta:name="ScaleCrop" meta:value-type="boolean">false</meta:user-defined>
    <meta:user-defined meta:name="ShareDoc" meta:value-type="boolean">false</meta:user-defined>
    <meta:user-defined meta:name="category" meta:value-type="string">I21</meta:user-defined>
  </office:meta>
</office:document-meta>
</file>